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440000007EE364AEF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face style:name="Courier" svg:font-family="Courier" style:font-family-generic="modern"/>
    <style:font-face style:name="Calibri" svg:font-family="Calibri" style:font-family-generic="swiss"/>
    <style:font-face style:name="Frutiger 45 Light" svg:font-family="'Frutiger 45 Light'" style:font-family-generic="swiss"/>
    <style:font-face style:name="Lucida Grande" svg:font-family="'Lucida Grande'"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097cm"/>
    </style:style>
    <style:style style:name="co2" style:family="table-column">
      <style:table-column-properties fo:break-before="auto" style:column-width="1.035cm"/>
    </style:style>
    <style:style style:name="co3" style:family="table-column">
      <style:table-column-properties fo:break-before="auto" style:column-width="0.168cm"/>
    </style:style>
    <style:style style:name="co4" style:family="table-column">
      <style:table-column-properties fo:break-before="auto" style:column-width="2.097cm"/>
    </style:style>
    <style:style style:name="ro1" style:family="table-row">
      <style:table-row-properties style:row-height="0.453cm" fo:break-before="auto" style:use-optimal-row-height="true"/>
    </style:style>
    <style:style style:name="ro2" style:family="table-row">
      <style:table-row-properties style:row-height="1.111cm" fo:break-before="auto" style:use-optimal-row-height="false"/>
    </style:style>
    <style:style style:name="ro3" style:family="table-row">
      <style:table-row-properties style:row-height="1.058cm" fo:break-before="auto" style:use-optimal-row-height="false"/>
    </style:style>
    <style:style style:name="ro4" style:family="table-row">
      <style:table-row-properties style:row-height="1.005cm" fo:break-before="auto" style:use-optimal-row-height="false"/>
    </style:style>
    <style:style style:name="ro5" style:family="table-row">
      <style:table-row-properties style:row-height="0.538cm" fo:break-before="auto" style:use-optimal-row-height="true"/>
    </style:style>
    <style:style style:name="ro6" style:family="table-row">
      <style:table-row-properties style:row-height="0.37cm" fo:break-before="auto" style:use-optimal-row-height="false"/>
    </style:style>
    <style:style style:name="ro7" style:family="table-row">
      <style:table-row-properties style:row-height="1.429cm" fo:break-before="auto" style:use-optimal-row-height="false"/>
    </style:style>
    <style:style style:name="ro8" style:family="table-row">
      <style:table-row-properties style:row-height="0.709cm" fo:break-before="auto" style:use-optimal-row-height="false"/>
    </style:style>
    <style:style style:name="ro9" style:family="table-row">
      <style:table-row-properties style:row-height="0.9cm" fo:break-before="auto" style:use-optimal-row-height="false"/>
    </style:style>
    <style:style style:name="ro10" style:family="table-row">
      <style:table-row-properties style:row-height="0.873cm" fo:break-before="auto" style:use-optimal-row-height="false"/>
    </style:style>
    <style:style style:name="ro11" style:family="table-row">
      <style:table-row-properties style:row-height="1.799cm" fo:break-before="auto" style:use-optimal-row-height="false"/>
    </style:style>
    <style:style style:name="ro12" style:family="table-row">
      <style:table-row-properties style:row-height="1.323cm" fo:break-before="auto" style:use-optimal-row-height="false"/>
    </style:style>
    <style:style style:name="ro13" style:family="table-row">
      <style:table-row-properties style:row-height="0.556cm" fo:break-before="auto" style:use-optimal-row-height="false"/>
    </style:style>
    <style:style style:name="ro14" style:family="table-row">
      <style:table-row-properties style:row-height="1.72cm" fo:break-before="auto" style:use-optimal-row-height="false"/>
    </style:style>
    <style:style style:name="ro15" style:family="table-row">
      <style:table-row-properties style:row-height="0.926cm" fo:break-before="auto" style:use-optimal-row-height="false"/>
    </style:style>
    <style:style style:name="ro16" style:family="table-row">
      <style:table-row-properties style:row-height="0.582cm" fo:break-before="auto" style:use-optimal-row-height="false"/>
    </style:style>
    <style:style style:name="ro17" style:family="table-row">
      <style:table-row-properties style:row-height="0.688cm" fo:break-before="auto" style:use-optimal-row-height="false"/>
    </style:style>
    <style:style style:name="ro18" style:family="table-row">
      <style:table-row-properties style:row-height="0.474cm" fo:break-before="auto" style:use-optimal-row-height="true"/>
    </style:style>
    <style:style style:name="ro19" style:family="table-row">
      <style:table-row-properties style:row-height="1.053cm" fo:break-before="auto" style:use-optimal-row-height="true"/>
    </style:style>
    <style:style style:name="ro20" style:family="table-row">
      <style:table-row-properties style:row-height="0.496cm" fo:break-before="auto" style:use-optimal-row-height="true"/>
    </style:style>
    <style:style style:name="ro21" style:family="table-row">
      <style:table-row-properties style:row-height="0.841cm" fo:break-before="auto" style:use-optimal-row-height="true"/>
    </style:style>
    <style:style style:name="ro22" style:family="table-row">
      <style:table-row-properties style:row-height="1.238cm" fo:break-before="page" style:use-optimal-row-height="false"/>
    </style:style>
    <style:style style:name="ro23" style:family="table-row">
      <style:table-row-properties style:row-height="0.499cm" fo:break-before="auto" style:use-optimal-row-height="true"/>
    </style:style>
    <style:style style:name="ro24" style:family="table-row">
      <style:table-row-properties style:row-height="0.788cm" fo:break-before="auto" style:use-optimal-row-height="true"/>
    </style:style>
    <style:style style:name="ro25" style:family="table-row">
      <style:table-row-properties style:row-height="0.474cm" fo:break-before="page" style:use-optimal-row-height="true"/>
    </style:style>
    <style:style style:name="ro26" style:family="table-row">
      <style:table-row-properties style:row-height="1.236cm" fo:break-before="auto" style:use-optimal-row-height="true"/>
    </style:style>
    <style:style style:name="ro27" style:family="table-row">
      <style:table-row-properties style:row-height="0.538cm" fo:break-before="page" style:use-optimal-row-height="true"/>
    </style:style>
    <style:style style:name="ro28" style:family="table-row">
      <style:table-row-properties style:row-height="0.496cm" fo:break-before="page" style:use-optimal-row-height="true"/>
    </style:style>
    <style:style style:name="ro29" style:family="table-row">
      <style:table-row-properties style:row-height="0.529cm" fo:break-before="auto" style:use-optimal-row-height="false"/>
    </style:style>
    <style:style style:name="ro30" style:family="table-row">
      <style:table-row-properties style:row-height="0.947cm" fo:break-before="auto" style:use-optimal-row-height="true"/>
    </style:style>
    <style:style style:name="ro31" style:family="table-row">
      <style:table-row-properties style:row-height="0.499cm" fo:break-before="page" style:use-optimal-row-height="true"/>
    </style:style>
    <style:style style:name="ta1" style:family="table" style:master-page-name="PageStyle_5f_Feuil1">
      <style:table-properties table:display="true" style:writing-mode="lr-tb"/>
    </style:style>
    <style:style style:name="ce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3" style:family="table-cell" style:parent-style-name="Default">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1.058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automatic"/>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font-name="Calibri"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8"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1.058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automatic"/>
      <style:paragraph-properties fo:text-align="start"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style:glyph-orientation-vertical="0" fo:border-bottom="0.002cm solid #000000" style:diagonal-bl-tr="none" style:diagonal-tl-br="none" style:text-align-source="fix" style:repeat-content="false" fo:wrap-option="no-wrap" fo:border-left="none" style:direction="ltr" fo:border-right="none"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table-cell-properties style:glyph-orientation-vertical="0" fo:border-bottom="0.002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6" style:family="table-cell" style:parent-style-name="Default">
      <style:table-cell-properties style:glyph-orientation-vertical="0" fo:border-bottom="0.035cm solid #808080" fo:background-color="#ffcc99" style:diagonal-bl-tr="none" style:diagonal-tl-br="none" style:text-align-source="fix" style:repeat-content="false" fo:wrap-option="wrap" fo:border-left="0.035cm solid #808080" style:direction="ltr" fo:border-right="none" style:rotation-angle="0" style:rotation-align="none" style:shrink-to-fit="false" fo:border-top="0.035cm solid #808080" style:vertical-align="middle"/>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table-cell-properties style:glyph-orientation-vertical="0" fo:border-bottom="none" fo:background-color="#c0c0c0" style:diagonal-bl-tr="none" style:diagonal-tl-br="none" style:text-align-source="fix" style:repeat-content="false" fo:wrap-option="no-wrap" fo:border-left="0.035cm solid #808080" style:direction="ltr" fo:border-right="none" style:rotation-angle="0" style:rotation-align="none" style:shrink-to-fit="false" fo:border-top="0.035cm solid #808080"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style:glyph-orientation-vertical="0" fo:border-bottom="0.035cm solid #808080" style:diagonal-bl-tr="none" style:diagonal-tl-br="none" style:text-align-source="value-type" style:repeat-content="false" fo:wrap-option="no-wrap" fo:border-left="0.035cm solid #808080" style:direction="ltr" fo:border-right="none" style:rotation-angle="0" style:rotation-align="none" style:shrink-to-fit="false" fo:border-top="0.035cm solid #808080" style:vertical-align="middle"/>
      <style:paragraph-properties fo:margin-left="0cm" style:writing-mode="page"/>
      <style:text-properties fo:color="#000000"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19" style:family="table-cell" style:parent-style-name="Default">
      <style:table-cell-properties style:glyph-orientation-vertical="0" fo:border-bottom="0.035cm solid #808080" style:diagonal-bl-tr="none" style:diagonal-tl-br="none" style:text-align-source="value-type" style:repeat-content="false" fo:wrap-option="wrap" fo:border-left="0.035cm solid #808080" style:direction="ltr" fo:border-right="0.035cm solid #80808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glyph-orientation-vertical="0" fo:border-bottom="0.035cm solid #808080" fo:background-color="#c0c0c0" style:diagonal-bl-tr="none" style:diagonal-tl-br="none" style:text-align-source="fix" style:repeat-content="false" fo:wrap-option="no-wrap" fo:border-left="0.035cm solid #808080" style:direction="ltr" fo:border-right="none" style:rotation-angle="0" style:rotation-align="none" style:shrink-to-fit="false" fo:border-top="0.035cm solid #808080"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style:glyph-orientation-vertical="0" fo:border-bottom="0.035cm solid #808080" style:diagonal-bl-tr="none" style:diagonal-tl-br="none" style:text-align-source="value-type" style:repeat-content="false" fo:wrap-option="no-wrap" fo:border-left="0.035cm solid #808080" style:direction="ltr" fo:border-right="none" style:rotation-angle="0" style:rotation-align="none" style:shrink-to-fit="false" fo:border-top="0.035cm solid #808080" style:vertical-align="middle"/>
      <style:paragraph-properties fo:margin-left="0cm" style:writing-mode="page"/>
      <style:text-properties fo:color="#000000" style:text-outline="false" style:text-line-through-style="none" style:font-name="Calibri" fo:font-size="10.5pt" fo:font-style="italic" fo:text-shadow="none" style:text-underline-style="none" fo:font-weight="normal" style:font-size-asian="10.5pt" style:font-style-asian="italic" style:font-weight-asian="normal" style:font-size-complex="10.5pt" style:font-style-complex="italic" style:font-weight-complex="normal"/>
    </style:style>
    <style:style style:name="ce23" style:family="table-cell" style:parent-style-name="Default">
      <style:table-cell-properties style:glyph-orientation-vertical="0" fo:border-bottom="none" style:diagonal-bl-tr="none" style:diagonal-tl-br="none" style:text-align-source="value-type" style:repeat-content="false" fo:wrap-option="wrap" fo:border-left="0.035cm solid #808080" style:direction="ltr" fo:border-right="0.035cm solid #808080" style:rotation-angle="0" style:rotation-align="none" style:shrink-to-fit="false" fo:border-top="0.035cm solid #808080" style:vertical-align="middle"/>
      <style:paragraph-properties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style:glyph-orientation-vertical="0" style:diagonal-bl-tr="none" style:diagonal-tl-br="none" style:text-align-source="value-type" style:repeat-content="false" fo:wrap-option="wrap" fo:border="0.035cm solid #808080"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glyph-orientation-vertical="0" style:diagonal-bl-tr="none" style:diagonal-tl-br="none" style:text-align-source="fix" style:repeat-content="false" fo:wrap-option="wrap" fo:border="0.035cm solid #80808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fo:background-color="#c0c0c0" style:diagonal-bl-tr="none" style:diagonal-tl-br="none" style:text-align-source="fix" style:repeat-content="false" fo:wrap-option="wrap" fo:border="0.035cm solid #808080"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table-cell-properties style:glyph-orientation-vertical="0" fo:border-bottom="0.035cm solid #808080" style:diagonal-bl-tr="none" style:diagonal-tl-br="none" style:text-align-source="fix" style:repeat-content="false" fo:wrap-option="wrap" fo:border-left="0.035cm solid #808080" style:direction="ltr" fo:border-right="none" style:rotation-angle="0" style:rotation-align="none" style:shrink-to-fit="false" fo:border-top="0.035cm solid #808080" style:vertical-align="middle"/>
      <style:paragraph-properties fo:text-align="start" fo:margin-left="0cm" style:writing-mode="page"/>
      <style:text-properties fo:color="#000000" style:text-outline="false" style:text-line-through-style="none" style:font-name="Calibri" fo:font-size="10.5pt" fo:font-style="normal" fo:text-shadow="none" style:text-underline-style="none" fo:font-weight="bold" style:font-size-asian="10.5pt" style:font-style-asian="normal" style:font-weight-asian="bold" style:font-size-complex="10.5pt" style:font-style-complex="normal" style:font-weight-complex="bold"/>
    </style:style>
    <style:style style:name="ce28" style:family="table-cell" style:parent-style-name="Default">
      <style:table-cell-properties style:glyph-orientation-vertical="0" fo:border-bottom="0.035cm solid #808080" style:diagonal-bl-tr="none" style:diagonal-tl-br="none" style:text-align-source="fix" style:repeat-content="false" fo:wrap-option="wrap" fo:border-left="0.035cm solid #808080" style:direction="ltr" fo:border-right="none" style:rotation-angle="0" style:rotation-align="none" style:shrink-to-fit="false" fo:border-top="0.035cm solid #808080" style:vertical-align="middle"/>
      <style:paragraph-properties fo:text-align="start" fo:margin-left="0cm" style:writing-mode="page"/>
      <style:text-properties fo:color="#000000" style:text-outline="false" style:text-line-through-style="none" style:font-name="Calibri" fo:font-size="10.5pt" fo:font-style="italic" fo:text-shadow="none" style:text-underline-style="none" fo:font-weight="normal" style:font-size-asian="10.5pt" style:font-style-asian="italic" style:font-weight-asian="normal" style:font-size-complex="10.5pt" style:font-style-complex="italic" style:font-weight-complex="normal"/>
    </style:style>
    <style:style style:name="ce29" style:family="table-cell" style:parent-style-name="Default">
      <style:table-cell-properties style:glyph-orientation-vertical="0" fo:border-bottom="none" style:diagonal-bl-tr="none" style:diagonal-tl-br="none" style:text-align-source="fix" style:repeat-content="false" fo:wrap-option="wrap" fo:border-left="0.035cm solid #808080" style:direction="ltr" fo:border-right="0.035cm solid #808080" style:rotation-angle="0" style:rotation-align="none" style:shrink-to-fit="false" fo:border-top="0.035cm solid #808080"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fo:border-bottom="none" style:diagonal-bl-tr="none" style:diagonal-tl-br="none" style:text-align-source="fix" style:repeat-content="false" fo:wrap-option="wrap" fo:border-left="0.035cm solid #808080" style:direction="ltr" fo:border-right="0.035cm solid #80808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style:glyph-orientation-vertical="0" fo:border-bottom="0.035cm solid #808080" style:diagonal-bl-tr="none" style:diagonal-tl-br="none" style:text-align-source="fix" style:repeat-content="false" fo:wrap-option="wrap" fo:border-left="0.035cm solid #808080" style:direction="ltr" fo:border-right="0.035cm solid #80808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glyph-orientation-vertical="0" fo:border-bottom="0.035cm solid #808080" fo:background-color="#ffcc99" style:diagonal-bl-tr="none" style:diagonal-tl-br="none" style:text-align-source="fix" style:repeat-content="false" fo:wrap-option="no-wrap" fo:border-left="0.035cm solid #808080" style:direction="ltr" fo:border-right="none" style:rotation-angle="0" style:rotation-align="none" style:shrink-to-fit="false" fo:border-top="0.035cm solid #808080" style:vertical-align="middle"/>
      <style:paragraph-properties fo:text-align="start" fo:margin-left="0cm" style:writing-mode="page"/>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 style:family="table-cell" style:parent-style-name="Default">
      <style:table-cell-properties style:glyph-orientation-vertical="0" fo:border-bottom="0.035cm solid #808080" style:diagonal-bl-tr="none" style:diagonal-tl-br="none" style:text-align-source="fix" style:repeat-content="false" fo:wrap-option="wrap" fo:border-left="0.035cm solid #808080" style:direction="ltr" fo:border-right="none" style:rotation-angle="0" style:rotation-align="none" style:shrink-to-fit="false" fo:border-top="0.035cm solid #808080" style:vertical-align="middle"/>
      <style:paragraph-properties fo:text-align="start" fo:margin-left="0cm" style:writing-mode="page"/>
      <style:text-properties fo:color="#000000" style:text-outline="false" style:text-line-through-style="none" style:font-name="Calibri"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4" style:family="table-cell" style:parent-style-name="Default">
      <style:table-cell-properties style:glyph-orientation-vertical="0" style:diagonal-bl-tr="none" style:diagonal-tl-br="none" style:text-align-source="value-type" style:repeat-content="false" fo:wrap-option="no-wrap" fo:border="0.035cm solid #808080"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style:glyph-orientation-vertical="0" fo:border-bottom="0.035cm solid #808080" style:diagonal-bl-tr="none" style:diagonal-tl-br="none" style:text-align-source="fix" style:repeat-content="false" fo:wrap-option="wrap" fo:border-left="0.035cm solid #808080" style:direction="ltr" fo:border-right="none" style:rotation-angle="0" style:rotation-align="none" style:shrink-to-fit="false" fo:border-top="0.035cm solid #808080"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glyph-orientation-vertical="0" fo:border-bottom="0.035cm solid #808080" style:diagonal-bl-tr="none" style:diagonal-tl-br="none" style:text-align-source="fix" style:repeat-content="false" fo:wrap-option="no-wrap" fo:border-left="0.035cm solid #808080" style:direction="ltr" fo:border-right="0.035cm solid #80808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style:glyph-orientation-vertical="0" fo:border-bottom="0.035cm solid #808080" style:diagonal-bl-tr="none" style:diagonal-tl-br="none" style:text-align-source="value-type" style:repeat-content="false" fo:wrap-option="wrap" fo:border-left="0.035cm solid #808080" style:direction="ltr" fo:border-right="0.035cm solid #808080"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fo:border-bottom="none" style:diagonal-bl-tr="none" style:diagonal-tl-br="none" fo:border-left="none" fo:border-right="none" style:rotation-align="none" fo:border-top="0.035cm solid #000000"/>
    </style:style>
    <style:style style:name="ce40" style:family="table-cell" style:parent-style-name="Default">
      <style:table-cell-properties style:diagonal-bl-tr="none" style:diagonal-tl-br="none" fo:border="none" style:rotation-align="none"/>
    </style:style>
    <style:style style:name="ce41" style:family="table-cell" style:parent-style-name="Default">
      <style:table-cell-properties fo:border-bottom="none" style:diagonal-bl-tr="none" style:diagonal-tl-br="none" fo:border-left="none" fo:border-right="none" style:rotation-align="none" fo:border-top="0.002cm solid #000000"/>
    </style:style>
    <style:style style:name="ce42" style:family="table-cell" style:parent-style-name="Default">
      <style:table-cell-properties fo:border-bottom="0.002cm solid #000000" style:diagonal-bl-tr="none" style:diagonal-tl-br="none" fo:border-left="none" fo:border-right="none" style:rotation-align="none" fo:border-top="0.002cm solid #000000"/>
    </style:style>
    <style:style style:name="ce43" style:family="table-cell" style:parent-style-name="Default">
      <style:table-cell-properties fo:border-bottom="0.002cm solid #000000" style:diagonal-bl-tr="none" style:diagonal-tl-br="none" fo:border-left="none" fo:border-right="none" style:rotation-align="none" fo:border-top="none"/>
    </style:style>
    <style:style style:name="ce4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1.058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Calibri"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46" style:family="table-cell" style:parent-style-name="Default">
      <style:table-cell-properties style:glyph-orientation-vertical="0" style:diagonal-bl-tr="none" style:diagonal-tl-br="none" style:text-align-source="fix" style:repeat-content="false" fo:wrap-option="no-wrap" fo:border="0.035cm solid #80808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47" style:family="table-cell" style:parent-style-name="Default">
      <style:table-cell-properties style:glyph-orientation-vertical="0" fo:border-bottom="0.035cm solid #808080" fo:background-color="#ffcc99" style:diagonal-bl-tr="none" style:diagonal-tl-br="none" style:text-align-source="fix" style:repeat-content="false" fo:wrap-option="no-wrap" fo:border-left="none" style:direction="ltr" fo:border-right="none" style:rotation-angle="0" style:rotation-align="none" style:shrink-to-fit="false" fo:border-top="0.035cm solid #808080" style:vertical-align="middle"/>
      <style:paragraph-properties fo:text-align="start" fo:margin-left="0cm" style:writing-mode="page"/>
      <style:text-properties fo:color="#000000" style:text-outline="false" style:text-line-through-style="none" style:font-name="Frutiger 45 Light" fo:font-size="12pt" fo:font-style="normal" fo:text-shadow="none" style:text-underline-style="none" fo:font-weight="bold" style:font-size-asian="12pt" style:font-style-asian="normal" style:font-weight-asian="bold" style:font-name-complex="Frutiger 45 Light" style:font-size-complex="12pt" style:font-style-complex="normal" style:font-weight-complex="bold"/>
    </style:style>
    <style:style style:name="ce48" style:family="table-cell" style:parent-style-name="Default">
      <style:table-cell-properties style:glyph-orientation-vertical="0" fo:border-bottom="none" fo:background-color="#c0c0c0" style:diagonal-bl-tr="none" style:diagonal-tl-br="none" style:text-align-source="fix" style:repeat-content="false" fo:wrap-option="no-wrap" fo:border-left="none" style:direction="ltr" fo:border-right="none" style:rotation-angle="0" style:rotation-align="none" style:shrink-to-fit="false" fo:border-top="0.035cm solid #808080" style:vertical-align="middle"/>
      <style:paragraph-properties fo:text-align="start" fo:margin-left="0cm" style:writing-mode="page"/>
      <style:text-properties fo:color="#000000" style:text-outline="false" style:text-line-through-style="none" style:font-name="Frutiger 45 Light" fo:font-size="11pt" fo:font-style="normal" fo:text-shadow="none" style:text-underline-style="none" fo:font-weight="bold" style:font-size-asian="11pt" style:font-style-asian="normal" style:font-weight-asian="bold" style:font-name-complex="Frutiger 45 Light" style:font-size-complex="11pt" style:font-style-complex="normal" style:font-weight-complex="bold"/>
    </style:style>
    <style:style style:name="ce49" style:family="table-cell" style:parent-style-name="Default">
      <style:table-cell-properties style:glyph-orientation-vertical="0" fo:border-bottom="0.035cm solid #808080" style:diagonal-bl-tr="none" style:diagonal-tl-br="none" style:text-align-source="value-type" style:repeat-content="false" fo:wrap-option="no-wrap" fo:border-left="none" style:direction="ltr" fo:border-right="none" style:rotation-angle="0" style:rotation-align="none" style:shrink-to-fit="false" fo:border-top="0.035cm solid #808080" style:vertical-align="middle"/>
      <style:paragraph-properties fo:margin-left="0cm" style:writing-mode="page"/>
      <style:text-properties fo:color="#000000" style:text-outline="false" style:text-line-through-style="none" style:font-name="Frutiger 45 Light" fo:font-size="10.5pt" fo:font-style="normal" fo:text-shadow="none" style:text-underline-style="none" fo:font-weight="bold" style:font-size-asian="10.5pt" style:font-style-asian="normal" style:font-weight-asian="bold" style:font-name-complex="Frutiger 45 Light" style:font-size-complex="10.5pt" style:font-style-complex="normal" style:font-weight-complex="bold"/>
    </style:style>
    <style:style style:name="ce50" style:family="table-cell" style:parent-style-name="Default">
      <style:table-cell-properties style:glyph-orientation-vertical="0" fo:border-bottom="0.035cm solid #808080" style:diagonal-bl-tr="none" style:diagonal-tl-br="none" style:text-align-source="fix" style:repeat-content="false" fo:wrap-option="wrap" fo:border-left="0.035cm solid #808080" style:direction="ltr" fo:border-right="0.035cm solid #80808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table-cell-properties style:glyph-orientation-vertical="0" style:diagonal-bl-tr="none" style:diagonal-tl-br="none" style:text-align-source="fix" style:repeat-content="false" fo:wrap-option="wrap" fo:border="0.035cm solid #80808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table-cell-properties style:glyph-orientation-vertical="0" fo:border-bottom="none" style:diagonal-bl-tr="none" style:diagonal-tl-br="none" style:text-align-source="fix" style:repeat-content="false" fo:wrap-option="wrap" fo:border-left="0.035cm solid #808080" style:direction="ltr" fo:border-right="0.035cm solid #808080" style:rotation-angle="0" style:rotation-align="none" style:shrink-to-fit="false" fo:border-top="0.035cm solid #808080"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table-cell-properties style:glyph-orientation-vertical="0" fo:border-bottom="0.035cm solid #808080" fo:background-color="#c0c0c0" style:diagonal-bl-tr="none" style:diagonal-tl-br="none" style:text-align-source="fix" style:repeat-content="false" fo:wrap-option="no-wrap" fo:border-left="none" style:direction="ltr" fo:border-right="none" style:rotation-angle="0" style:rotation-align="none" style:shrink-to-fit="false" fo:border-top="0.035cm solid #808080" style:vertical-align="middle"/>
      <style:paragraph-properties fo:text-align="start" fo:margin-left="0cm" style:writing-mode="page"/>
      <style:text-properties fo:color="#000000" style:text-outline="false" style:text-line-through-style="none" style:font-name="Frutiger 45 Light" fo:font-size="11pt" fo:font-style="normal" fo:text-shadow="none" style:text-underline-style="none" fo:font-weight="bold" style:font-size-asian="11pt" style:font-style-asian="normal" style:font-weight-asian="bold" style:font-name-complex="Frutiger 45 Light" style:font-size-complex="11pt" style:font-style-complex="normal" style:font-weight-complex="bold"/>
    </style:style>
    <style:style style:name="ce54" style:family="table-cell" style:parent-style-name="Default">
      <style:table-cell-properties style:glyph-orientation-vertical="0" fo:border-bottom="0.035cm solid #808080" style:diagonal-bl-tr="none" style:diagonal-tl-br="none" style:text-align-source="value-type" style:repeat-content="false" fo:wrap-option="no-wrap" fo:border-left="none" style:direction="ltr" fo:border-right="none" style:rotation-angle="0" style:rotation-align="none" style:shrink-to-fit="false" fo:border-top="0.035cm solid #808080" style:vertical-align="middle"/>
      <style:paragraph-properties fo:margin-left="0cm" style:writing-mode="page"/>
      <style:text-properties fo:color="#000000" style:text-outline="false" style:text-line-through-style="none" style:font-name="Frutiger 45 Light" fo:font-size="10.5pt" fo:font-style="italic" fo:text-shadow="none" style:text-underline-style="none" fo:font-weight="normal" style:font-size-asian="10.5pt" style:font-style-asian="italic" style:font-weight-asian="normal" style:font-name-complex="Frutiger 45 Light" style:font-size-complex="10.5pt" style:font-style-complex="italic" style:font-weight-complex="normal"/>
    </style:style>
    <style:style style:name="ce55" style:family="table-cell" style:parent-style-name="Default">
      <style:table-cell-properties style:glyph-orientation-vertical="0" fo:border-bottom="none" style:diagonal-bl-tr="none" style:diagonal-tl-br="none" style:text-align-source="fix" style:repeat-content="false" fo:wrap-option="no-wrap" fo:border-left="0.035cm solid #808080" style:direction="ltr" fo:border-right="0.035cm solid #808080" style:rotation-angle="0" style:rotation-align="none" style:shrink-to-fit="false" fo:border-top="0.035cm solid #808080"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glyph-orientation-vertical="0" fo:border-bottom="0.035cm solid #808080" style:diagonal-bl-tr="none" style:diagonal-tl-br="none" style:text-align-source="value-type" style:repeat-content="false" fo:wrap-option="no-wrap" fo:border-left="none" style:direction="ltr" fo:border-right="none" style:rotation-angle="0" style:rotation-align="none" style:shrink-to-fit="false" fo:border-top="0.035cm solid #808080" style:vertical-align="middle"/>
      <style:paragraph-properties fo:margin-left="0cm" style:writing-mode="page"/>
      <style:text-properties fo:color="#000000" style:text-outline="false" style:text-line-through-style="none" style:font-name="Frutiger 45 Light" fo:font-size="10pt" fo:font-style="normal" fo:text-shadow="none" style:text-underline-style="none" fo:font-weight="bold" style:font-size-asian="10pt" style:font-style-asian="normal" style:font-weight-asian="bold" style:font-name-complex="Frutiger 45 Light" style:font-size-complex="10pt" style:font-style-complex="normal" style:font-weight-complex="bold"/>
    </style:style>
    <style:style style:name="ce57" style:family="table-cell" style:parent-style-name="Default">
      <style:table-cell-properties style:glyph-orientation-vertical="0" style:diagonal-bl-tr="none" style:diagonal-tl-br="none" style:text-align-source="fix" style:repeat-content="false" fo:wrap-option="no-wrap" fo:border="0.035cm solid #80808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style:glyph-orientation-vertical="0" fo:border-bottom="0.035cm solid #808080" fo:background-color="#c0c0c0" style:diagonal-bl-tr="none" style:diagonal-tl-br="none" style:text-align-source="fix" style:repeat-content="false" fo:wrap-option="wrap" fo:border-left="none" style:direction="ltr" fo:border-right="none" style:rotation-angle="0" style:rotation-align="none" style:shrink-to-fit="false" fo:border-top="0.035cm solid #808080" style:vertical-align="middle"/>
      <style:paragraph-properties fo:text-align="start" fo:margin-left="0cm" style:writing-mode="page"/>
      <style:text-properties fo:color="#000000" style:text-outline="false" style:text-line-through-style="none" style:font-name="Frutiger 45 Light" fo:font-size="11pt" fo:font-style="normal" fo:text-shadow="none" style:text-underline-style="none" fo:font-weight="bold" style:font-size-asian="11pt" style:font-style-asian="normal" style:font-weight-asian="bold" style:font-name-complex="Frutiger 45 Light" style:font-size-complex="11pt" style:font-style-complex="normal" style:font-weight-complex="bold"/>
    </style:style>
    <style:style style:name="ce59" style:family="table-cell" style:parent-style-name="Default">
      <style:table-cell-properties style:glyph-orientation-vertical="0" fo:border-bottom="0.035cm solid #808080" style:diagonal-bl-tr="none" style:diagonal-tl-br="none" style:text-align-source="fix" style:repeat-content="false" fo:wrap-option="wrap" fo:border-left="none" style:direction="ltr" fo:border-right="none" style:rotation-angle="0" style:rotation-align="none" style:shrink-to-fit="false" fo:border-top="0.035cm solid #808080" style:vertical-align="middle"/>
      <style:paragraph-properties fo:text-align="start" fo:margin-left="0cm" style:writing-mode="page"/>
      <style:text-properties fo:color="#000000" style:text-outline="false" style:text-line-through-style="none" style:font-name="Frutiger 45 Light" fo:font-size="10.5pt" fo:font-style="normal" fo:text-shadow="none" style:text-underline-style="none" fo:font-weight="bold" style:font-size-asian="10.5pt" style:font-style-asian="normal" style:font-weight-asian="bold" style:font-name-complex="Frutiger 45 Light" style:font-size-complex="10.5pt" style:font-style-complex="normal" style:font-weight-complex="bold"/>
    </style:style>
    <style:style style:name="ce60" style:family="table-cell" style:parent-style-name="Default">
      <style:table-cell-properties style:glyph-orientation-vertical="0" fo:border-bottom="0.035cm solid #808080" style:diagonal-bl-tr="none" style:diagonal-tl-br="none" style:text-align-source="fix" style:repeat-content="false" fo:wrap-option="wrap" fo:border-left="none" style:direction="ltr" fo:border-right="none" style:rotation-angle="0" style:rotation-align="none" style:shrink-to-fit="false" fo:border-top="0.035cm solid #808080" style:vertical-align="middle"/>
      <style:paragraph-properties fo:text-align="start" fo:margin-left="0cm" style:writing-mode="page"/>
      <style:text-properties fo:color="#000000" style:text-outline="false" style:text-line-through-style="none" style:font-name="Frutiger 45 Light" fo:font-size="10.5pt" fo:font-style="italic" fo:text-shadow="none" style:text-underline-style="none" fo:font-weight="normal" style:font-size-asian="10.5pt" style:font-style-asian="italic" style:font-weight-asian="normal" style:font-name-complex="Frutiger 45 Light" style:font-size-complex="10.5pt" style:font-style-complex="italic" style:font-weight-complex="normal"/>
    </style:style>
    <style:style style:name="ce61" style:family="table-cell" style:parent-style-name="Default">
      <style:table-cell-properties style:glyph-orientation-vertical="0" fo:border-bottom="0.035cm solid #808080" style:diagonal-bl-tr="none" style:diagonal-tl-br="none" style:text-align-source="fix" style:repeat-content="false" fo:wrap-option="no-wrap" fo:border-left="0.035cm solid #808080" style:direction="ltr" fo:border-right="0.035cm solid #80808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62" style:family="table-cell" style:parent-style-name="Default">
      <style:table-cell-properties style:glyph-orientation-vertical="0" fo:border-bottom="0.035cm solid #808080" style:diagonal-bl-tr="none" style:diagonal-tl-br="none" style:text-align-source="fix" style:repeat-content="false" fo:wrap-option="no-wrap" fo:border-left="0.035cm solid #808080" style:direction="ltr" fo:border-right="0.035cm solid #80808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style:glyph-orientation-vertical="0" fo:border-bottom="0.035cm solid #808080" style:diagonal-bl-tr="none" style:diagonal-tl-br="none" style:text-align-source="fix" style:repeat-content="false" fo:wrap-option="wrap" fo:border-left="none" style:direction="ltr" fo:border-right="none" style:rotation-angle="0" style:rotation-align="none" style:shrink-to-fit="false" fo:border-top="0.035cm solid #808080" style:vertical-align="middle"/>
      <style:paragraph-properties fo:text-align="start" fo:margin-left="0cm" style:writing-mode="page"/>
      <style:text-properties fo:color="#000000" style:text-outline="false" style:text-line-through-style="none" style:font-name="Frutiger 45 Light" fo:font-size="10pt" fo:font-style="normal" fo:text-shadow="none" style:text-underline-style="none" fo:font-weight="bold" style:font-size-asian="10pt" style:font-style-asian="normal" style:font-weight-asian="bold" style:font-name-complex="Frutiger 45 Light" style:font-size-complex="10pt" style:font-style-complex="normal" style:font-weight-complex="bold"/>
    </style:style>
    <style:style style:name="ce64" style:family="table-cell" style:parent-style-name="Default">
      <style:table-cell-properties style:glyph-orientation-vertical="0" fo:border-bottom="0.035cm solid #808080" style:diagonal-bl-tr="none" style:diagonal-tl-br="none" style:text-align-source="fix" style:repeat-content="false" fo:wrap-option="wrap" fo:border-left="none" style:direction="ltr" fo:border-right="none" style:rotation-angle="0" style:rotation-align="none" style:shrink-to-fit="false" fo:border-top="0.035cm solid #808080" style:vertical-align="middle"/>
      <style:paragraph-properties fo:text-align="start" fo:margin-left="0cm" style:writing-mode="page"/>
      <style:text-properties fo:color="#000000" style:text-outline="false" style:text-line-through-style="none" style:font-name="Frutiger 45 Light" fo:font-size="10pt" fo:font-style="italic" fo:text-shadow="none" style:text-underline-style="none" fo:font-weight="normal" style:font-size-asian="10pt" style:font-style-asian="italic" style:font-weight-asian="normal" style:font-name-complex="Frutiger 45 Light" style:font-size-complex="10pt" style:font-style-complex="italic" style:font-weight-complex="normal"/>
    </style:style>
    <style:style style:name="ce65" style:family="table-cell" style:parent-style-name="Default">
      <style:table-cell-properties style:glyph-orientation-vertical="0" fo:border-bottom="0.035cm solid #808080" style:diagonal-bl-tr="none" style:diagonal-tl-br="none" style:text-align-source="fix" style:repeat-content="false" fo:wrap-option="wrap" fo:border-left="none" style:direction="ltr" fo:border-right="none" style:rotation-angle="0" style:rotation-align="none" style:shrink-to-fit="false" fo:border-top="0.035cm solid #808080" style:vertical-align="middle"/>
      <style:paragraph-properties fo:text-align="start" fo:margin-left="0cm"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6" style:family="table-cell" style:parent-style-name="Default">
      <style:table-cell-properties style:glyph-orientation-vertical="0" fo:border-bottom="0.035cm solid #808080" style:diagonal-bl-tr="none" style:diagonal-tl-br="none" style:text-align-source="fix" style:repeat-content="false" fo:wrap-option="no-wrap" fo:border-left="0.035cm solid #808080" style:direction="ltr" fo:border-right="0.035cm solid #80808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Frutiger 45 Light" fo:font-size="10.5pt" fo:font-style="normal" fo:text-shadow="none" style:text-underline-style="none" fo:font-weight="normal" style:font-size-asian="10.5pt" style:font-style-asian="normal" style:font-weight-asian="normal" style:font-name-complex="Frutiger 45 Light" style:font-size-complex="10.5pt" style:font-style-complex="normal" style:font-weight-complex="normal"/>
    </style:style>
    <style:style style:name="ce67" style:family="table-cell" style:parent-style-name="Default">
      <style:table-cell-properties style:glyph-orientation-vertical="0" fo:border-bottom="0.035cm solid #808080" fo:background-color="#c0c0c0" style:diagonal-bl-tr="none" style:diagonal-tl-br="none" style:text-align-source="fix" style:repeat-content="false" fo:wrap-option="wrap" fo:border-left="none" style:direction="ltr" fo:border-right="none" style:rotation-angle="0" style:rotation-align="none" style:shrink-to-fit="false" fo:border-top="0.035cm solid #808080"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8"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start" fo:margin-left="0cm" style:writing-mode="page"/>
      <style:text-properties fo:color="#000000" style:text-outline="false" style:text-line-through-style="none" style:font-name="Frutiger 45 Light" fo:font-size="18pt" fo:font-style="normal" fo:text-shadow="none" style:text-underline-style="none" fo:font-weight="bold" style:font-size-asian="18pt" style:font-style-asian="normal" style:font-weight-asian="bold" style:font-name-complex="Frutiger 45 Light" style:font-size-complex="18pt" style:font-style-complex="normal" style:font-weight-complex="bold"/>
    </style:style>
    <style:style style:name="ce6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Frutiger 45 Light" fo:font-size="10.5pt" fo:font-style="normal" fo:text-shadow="none" style:text-underline-style="none" fo:font-weight="normal" style:font-size-asian="10.5pt" style:font-style-asian="normal" style:font-weight-asian="normal" style:font-name-complex="Frutiger 45 Light" style:font-size-complex="10.5pt" style:font-style-complex="normal" style:font-weight-complex="normal"/>
    </style:style>
    <style:style style:name="ce70" style:family="table-cell" style:parent-style-name="Default">
      <style:table-cell-properties style:glyph-orientation-vertical="0" fo:border-bottom="0.035cm solid #808080" style:diagonal-bl-tr="none" style:diagonal-tl-br="none" style:text-align-source="value-type" style:repeat-content="false" fo:wrap-option="wrap" fo:border-left="0.035cm solid #808080" style:direction="ltr" fo:border-right="0.035cm solid #808080" style:rotation-angle="0" style:rotation-align="none" style:shrink-to-fit="false" fo:border-top="none" style:vertical-align="middle"/>
      <style:paragraph-properties fo:margin-left="0cm" style:writing-mode="page"/>
      <style:text-properties fo:color="#000000" style:text-outline="false" style:text-line-through-style="none" style:font-name="Frutiger 45 Light" fo:font-size="10pt" fo:font-style="normal" fo:text-shadow="none" style:text-underline-style="none" fo:font-weight="normal" style:font-size-asian="10pt" style:font-style-asian="normal" style:font-weight-asian="normal" style:font-name-complex="Frutiger 45 Light" style:font-size-complex="10pt" style:font-style-complex="normal" style:font-weight-complex="normal"/>
    </style:style>
    <style:style style:name="ce71" style:family="table-cell" style:parent-style-name="Default">
      <style:table-cell-properties style:glyph-orientation-vertical="0" style:diagonal-bl-tr="none" style:diagonal-tl-br="none" style:text-align-source="value-type" style:repeat-content="false" fo:wrap-option="wrap" fo:border="0.035cm solid #808080" style:direction="ltr" style:rotation-angle="0" style:rotation-align="none" style:shrink-to-fit="false" style:vertical-align="middle"/>
      <style:paragraph-properties fo:margin-left="0cm" style:writing-mode="page"/>
      <style:text-properties fo:color="#000000" style:text-outline="false" style:text-line-through-style="none" style:font-name="Frutiger 45 Light" fo:font-size="10pt" fo:font-style="normal" fo:text-shadow="none" style:text-underline-style="none" fo:font-weight="normal" style:font-size-asian="10pt" style:font-style-asian="normal" style:font-weight-asian="normal" style:font-name-complex="Frutiger 45 Light" style:font-size-complex="10pt" style:font-style-complex="normal" style:font-weight-complex="normal"/>
    </style:style>
    <style:style style:name="ce72" style:family="table-cell" style:parent-style-name="Default">
      <style:table-cell-properties style:glyph-orientation-vertical="0" fo:border-bottom="none" style:diagonal-bl-tr="none" style:diagonal-tl-br="none" style:text-align-source="value-type" style:repeat-content="false" fo:wrap-option="wrap" fo:border-left="0.035cm solid #808080" style:direction="ltr" fo:border-right="0.035cm solid #808080" style:rotation-angle="0" style:rotation-align="none" style:shrink-to-fit="false" fo:border-top="0.035cm solid #808080" style:vertical-align="middle"/>
      <style:paragraph-properties fo:margin-left="0cm" style:writing-mode="page"/>
      <style:text-properties fo:color="#000000" style:text-outline="false" style:text-line-through-style="none" style:font-name="Frutiger 45 Light" fo:font-size="10pt" fo:font-style="normal" fo:text-shadow="none" style:text-underline-style="none" fo:font-weight="normal" style:font-size-asian="10pt" style:font-style-asian="normal" style:font-weight-asian="normal" style:font-name-complex="Frutiger 45 Light" style:font-size-complex="10pt" style:font-style-complex="normal" style:font-weight-complex="normal"/>
    </style:style>
    <style:style style:name="ce73" style:family="table-cell" style:parent-style-name="Default">
      <style:table-cell-properties style:glyph-orientation-vertical="0" fo:border-bottom="0.035cm solid #808080" style:diagonal-bl-tr="none" style:diagonal-tl-br="none" style:text-align-source="value-type" style:repeat-content="false" fo:wrap-option="no-wrap" fo:border-left="none" style:direction="ltr" fo:border-right="none" style:rotation-angle="0" style:rotation-align="none" style:shrink-to-fit="false" fo:border-top="0.035cm solid #808080" style:vertical-align="middle"/>
      <style:paragraph-properties fo:margin-left="0cm" style:writing-mode="page"/>
      <style:text-properties fo:color="#000000" style:text-outline="false" style:text-line-through-style="none" style:font-name="Frutiger 45 Light" fo:font-size="10pt" fo:font-style="italic" fo:text-shadow="none" style:text-underline-style="none" fo:font-weight="normal" style:font-size-asian="10pt" style:font-style-asian="italic" style:font-weight-asian="normal" style:font-name-complex="Frutiger 45 Light" style:font-size-complex="10pt" style:font-style-complex="italic" style:font-weight-complex="normal"/>
    </style:style>
    <style:style style:name="ce74" style:family="table-cell" style:parent-style-name="Default">
      <style:table-cell-properties style:glyph-orientation-vertical="0" fo:border-bottom="none" style:diagonal-bl-tr="none" style:diagonal-tl-br="none" style:text-align-source="value-type" style:repeat-content="false" fo:wrap-option="no-wrap" fo:border-left="0.035cm solid #808080" style:direction="ltr" fo:border-right="0.035cm solid #808080" style:rotation-angle="0" style:rotation-align="none" style:shrink-to-fit="false" fo:border-top="0.035cm solid #808080" style:vertical-align="middle"/>
      <style:paragraph-properties fo:margin-left="0cm" style:writing-mode="page"/>
      <style:text-properties fo:color="#000000" style:text-outline="false" style:text-line-through-style="none" style:font-name="Frutiger 45 Light" fo:font-size="10pt" fo:font-style="normal" fo:text-shadow="none" style:text-underline-style="none" fo:font-weight="normal" style:font-size-asian="10pt" style:font-style-asian="normal" style:font-weight-asian="normal" style:font-name-complex="Frutiger 45 Light" style:font-size-complex="10pt" style:font-style-complex="normal" style:font-weight-complex="normal"/>
    </style:style>
    <style:style style:name="ce75" style:family="table-cell" style:parent-style-name="Default">
      <style:table-cell-properties style:glyph-orientation-vertical="0" fo:border-bottom="none" style:diagonal-bl-tr="none" style:diagonal-tl-br="none" style:text-align-source="value-type" style:repeat-content="false" fo:wrap-option="wrap" fo:border-left="0.035cm solid #808080" style:direction="ltr" fo:border-right="0.035cm solid #808080" style:rotation-angle="0" style:rotation-align="none" style:shrink-to-fit="false" fo:border-top="none" style:vertical-align="middle"/>
      <style:paragraph-properties fo:margin-left="0cm" style:writing-mode="page"/>
      <style:text-properties fo:color="#000000" style:text-outline="false" style:text-line-through-style="none" style:font-name="Frutiger 45 Light" fo:font-size="10pt" fo:font-style="normal" fo:text-shadow="none" style:text-underline-style="none" fo:font-weight="normal" style:font-size-asian="10pt" style:font-style-asian="normal" style:font-weight-asian="normal" style:font-name-complex="Frutiger 45 Light" style:font-size-complex="10pt" style:font-style-complex="normal" style:font-weight-complex="normal"/>
    </style:style>
    <style:style style:name="ce76" style:family="table-cell" style:parent-style-name="Default">
      <style:table-cell-properties style:glyph-orientation-vertical="0" style:diagonal-bl-tr="none" style:diagonal-tl-br="none" style:text-align-source="fix" style:repeat-content="false" fo:wrap-option="wrap" fo:border="0.035cm solid #808080" style:direction="ltr" style:rotation-angle="0" style:rotation-align="none" style:shrink-to-fit="false" style:vertical-align="middle"/>
      <style:paragraph-properties fo:text-align="start" fo:margin-left="0cm" style:writing-mode="page"/>
    </style:style>
    <style:style style:name="ce77" style:family="table-cell" style:parent-style-name="Default">
      <style:table-cell-properties style:glyph-orientation-vertical="0" fo:border-bottom="none" style:diagonal-bl-tr="none" style:diagonal-tl-br="none" style:text-align-source="fix" style:repeat-content="false" fo:wrap-option="wrap" fo:border-left="0.035cm solid #808080" style:direction="ltr" fo:border-right="0.035cm solid #808080" style:rotation-angle="0" style:rotation-align="none" style:shrink-to-fit="false" fo:border-top="0.035cm solid #808080" style:vertical-align="middle"/>
      <style:paragraph-properties fo:text-align="start" fo:margin-left="0cm" style:writing-mode="page"/>
    </style:style>
    <style:style style:name="ce78" style:family="table-cell" style:parent-style-name="Default">
      <style:table-cell-properties style:glyph-orientation-vertical="0" fo:border-bottom="none" style:diagonal-bl-tr="none" style:diagonal-tl-br="none" style:text-align-source="fix" style:repeat-content="false" fo:wrap-option="wrap" fo:border-left="0.035cm solid #808080" style:direction="ltr" fo:border-right="0.035cm solid #808080" style:rotation-angle="0" style:rotation-align="none" style:shrink-to-fit="false" fo:border-top="none" style:vertical-align="middle"/>
      <style:paragraph-properties fo:text-align="start" fo:margin-left="0cm" style:writing-mode="page"/>
    </style:style>
    <style:style style:name="ce79" style:family="table-cell" style:parent-style-name="Default">
      <style:table-cell-properties style:glyph-orientation-vertical="0" style:diagonal-bl-tr="none" style:diagonal-tl-br="none" style:text-align-source="value-type" style:repeat-content="false" fo:wrap-option="no-wrap" fo:border="0.035cm solid #808080" style:direction="ltr" style:rotation-angle="0" style:rotation-align="none" style:shrink-to-fit="false" style:vertical-align="middle"/>
      <style:paragraph-properties fo:margin-left="0cm" style:writing-mode="page"/>
    </style:style>
    <style:style style:name="ce80" style:family="table-cell" style:parent-style-name="Default">
      <style:table-cell-properties style:glyph-orientation-vertical="0" fo:border-bottom="none" style:diagonal-bl-tr="none" style:diagonal-tl-br="none" style:text-align-source="value-type" style:repeat-content="false" fo:wrap-option="no-wrap" fo:border-left="0.035cm solid #808080" style:direction="ltr" fo:border-right="0.035cm solid #808080" style:rotation-angle="0" style:rotation-align="none" style:shrink-to-fit="false" fo:border-top="0.035cm solid #808080" style:vertical-align="middle"/>
      <style:paragraph-properties fo:margin-left="0cm" style:writing-mode="page"/>
    </style:style>
    <style:style style:name="ce81" style:family="table-cell" style:parent-style-name="Default">
      <style:table-cell-properties style:glyph-orientation-vertical="0" fo:border-bottom="0.035cm solid #808080" style:diagonal-bl-tr="none" style:diagonal-tl-br="none" style:text-align-source="value-type" style:repeat-content="false" fo:wrap-option="no-wrap" fo:border-left="0.035cm solid #808080" style:direction="ltr" fo:border-right="0.035cm solid #808080" style:rotation-angle="0" style:rotation-align="none" style:shrink-to-fit="false" fo:border-top="none" style:vertical-align="middle"/>
      <style:paragraph-properties fo:margin-left="0cm" style:writing-mode="page"/>
    </style:style>
    <style:style style:name="ce82" style:family="table-cell" style:parent-style-name="Default">
      <style:table-cell-properties style:glyph-orientation-vertical="0" fo:border-bottom="none" style:diagonal-bl-tr="none" style:diagonal-tl-br="none" style:text-align-source="value-type" style:repeat-content="false" fo:wrap-option="wrap" fo:border-left="0.035cm solid #808080" style:direction="ltr" fo:border-right="0.035cm solid #808080" style:rotation-angle="0" style:rotation-align="none" style:shrink-to-fit="false" fo:border-top="0.035cm solid #808080" style:vertical-align="middle"/>
      <style:paragraph-properties fo:margin-left="0cm" style:writing-mode="page"/>
    </style:style>
    <style:style style:name="ce83" style:family="table-cell" style:parent-style-name="Default">
      <style:table-cell-properties style:glyph-orientation-vertical="0" style:diagonal-bl-tr="none" style:diagonal-tl-br="none" style:text-align-source="value-type" style:repeat-content="false" fo:wrap-option="wrap" fo:border="0.035cm solid #808080" style:direction="ltr" style:rotation-angle="0" style:rotation-align="none" style:shrink-to-fit="false" style:vertical-align="middle"/>
      <style:paragraph-properties fo:margin-left="0cm" style:writing-mode="page"/>
    </style:style>
    <style:style style:name="ce84" style:family="table-cell" style:parent-style-name="Default">
      <style:table-cell-properties style:glyph-orientation-vertical="0" fo:border-bottom="none" fo:background-color="#c0c0c0" style:diagonal-bl-tr="none" style:diagonal-tl-br="none" style:text-align-source="fix" style:repeat-content="false" fo:wrap-option="no-wrap" fo:border-left="0.035cm solid #808080" style:direction="ltr" fo:border-right="0.035cm solid #808080" style:rotation-angle="0" style:rotation-align="none" style:shrink-to-fit="false" fo:border-top="0.035cm solid #808080" style:vertical-align="middle"/>
      <style:paragraph-properties fo:text-align="center" fo:margin-left="0cm" style:writing-mode="page"/>
      <style:text-properties fo:color="#000000" style:text-outline="false" style:text-line-through-style="none" style:font-name="Calibri" fo:font-size="10.5pt" fo:font-style="normal" fo:text-shadow="none" style:text-underline-style="none" fo:font-weight="normal" style:font-size-asian="10.5pt" style:font-style-asian="normal" style:font-weight-asian="normal" style:font-size-complex="10.5pt" style:font-style-complex="normal" style:font-weight-complex="normal"/>
    </style:style>
    <style:style style:name="ce85" style:family="table-cell" style:parent-style-name="Default">
      <style:table-cell-properties style:glyph-orientation-vertical="0" fo:border-bottom="0.035cm solid #808080" fo:background-color="#ffcc99" style:diagonal-bl-tr="none" style:diagonal-tl-br="none" style:text-align-source="value-type" style:repeat-content="false" fo:wrap-option="no-wrap" fo:border-left="none" style:direction="ltr" fo:border-right="none" style:rotation-angle="0" style:rotation-align="none" style:shrink-to-fit="false" fo:border-top="0.035cm solid #808080" style:vertical-align="middle"/>
      <style:paragraph-properties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6" style:family="table-cell" style:parent-style-name="Default">
      <style:table-cell-properties style:glyph-orientation-vertical="0" fo:border-bottom="none" fo:background-color="#c0c0c0" style:diagonal-bl-tr="none" style:diagonal-tl-br="none" style:text-align-source="value-type" style:repeat-content="false" fo:wrap-option="no-wrap" fo:border-left="none" style:direction="ltr" fo:border-right="none" style:rotation-angle="0" style:rotation-align="none" style:shrink-to-fit="false" fo:border-top="0.035cm solid #808080" style:vertical-align="middle"/>
      <style:paragraph-properties fo:margin-left="0cm" style:writing-mode="page"/>
      <style:text-properties fo:color="#000000" style:text-outline="false" style:text-line-through-style="none" style:font-name="Frutiger 45 Light" fo:font-size="11pt" fo:font-style="normal" fo:text-shadow="none" style:text-underline-style="none" fo:font-weight="normal" style:font-size-asian="11pt" style:font-style-asian="normal" style:font-weight-asian="normal" style:font-name-complex="Frutiger 45 Light" style:font-size-complex="11pt" style:font-style-complex="normal" style:font-weight-complex="normal"/>
    </style:style>
    <style:style style:name="ce87" style:family="table-cell" style:parent-style-name="Default">
      <style:table-cell-properties style:glyph-orientation-vertical="0" fo:border-bottom="0.035cm solid #808080" style:diagonal-bl-tr="none" style:diagonal-tl-br="none" style:text-align-source="value-type" style:repeat-content="false" fo:background-color="transparent" fo:wrap-option="no-wrap" fo:border-left="none" style:direction="ltr" fo:border-right="none" style:rotation-angle="0" style:rotation-align="none" style:shrink-to-fit="false" fo:border-top="0.035cm solid #808080" style:vertical-align="middle"/>
      <style:paragraph-properties fo:margin-left="0cm" style:writing-mode="page"/>
      <style:text-properties fo:color="#000000" style:text-outline="false" style:text-line-through-style="none" style:font-name="Frutiger 45 Light" fo:font-size="10pt" fo:font-style="normal" fo:text-shadow="none" style:text-underline-style="none" fo:font-weight="normal" style:font-size-asian="10pt" style:font-style-asian="normal" style:font-weight-asian="normal" style:font-name-complex="Frutiger 45 Light" style:font-size-complex="10pt" style:font-style-complex="normal" style:font-weight-complex="normal"/>
    </style:style>
    <style:style style:name="ce88" style:family="table-cell" style:parent-style-name="Default">
      <style:table-cell-properties style:glyph-orientation-vertical="0" fo:background-color="#c0c0c0" style:diagonal-bl-tr="none" style:diagonal-tl-br="none" style:text-align-source="fix" style:repeat-content="false" fo:wrap-option="no-wrap" fo:border="0.035cm solid #80808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Wingdings" fo:font-size="10pt" fo:font-style="normal" fo:text-shadow="none" style:text-underline-style="none" fo:font-weight="normal" style:font-name-asian="Wingdings" style:font-size-asian="10pt" style:font-style-asian="normal" style:font-weight-asian="normal" style:font-size-complex="10pt" style:font-style-complex="normal" style:font-weight-complex="normal"/>
    </style:style>
    <style:style style:name="ce89" style:family="table-cell" style:parent-style-name="Default">
      <style:table-cell-properties style:glyph-orientation-vertical="0" fo:border-bottom="none" fo:background-color="#c0c0c0" style:diagonal-bl-tr="none" style:diagonal-tl-br="none" style:text-align-source="fix" style:repeat-content="false" fo:wrap-option="no-wrap" fo:border-left="0.035cm solid #808080" style:direction="ltr" fo:border-right="0.035cm solid #808080" style:rotation-angle="0" style:rotation-align="none" style:shrink-to-fit="false" fo:border-top="0.035cm solid #808080" style:vertical-align="middle"/>
      <style:paragraph-properties fo:text-align="center" fo:margin-left="0cm" style:writing-mode="page"/>
      <style:text-properties fo:color="#000000" style:text-outline="false" style:text-line-through-style="none" style:font-name="Wingdings" fo:font-size="10pt" fo:font-style="normal" fo:text-shadow="none" style:text-underline-style="none" fo:font-weight="normal" style:font-name-asian="Wingdings" style:font-size-asian="10pt" style:font-style-asian="normal" style:font-weight-asian="normal" style:font-size-complex="10pt" style:font-style-complex="normal" style:font-weight-complex="normal"/>
    </style:style>
    <style:style style:name="ce90" style:family="table-cell" style:parent-style-name="Default">
      <style:table-cell-properties style:glyph-orientation-vertical="0" fo:border-bottom="0.035cm solid #808080" fo:background-color="#c0c0c0" style:diagonal-bl-tr="none" style:diagonal-tl-br="none" style:text-align-source="value-type" style:repeat-content="false" fo:wrap-option="no-wrap" fo:border-left="none" style:direction="ltr" fo:border-right="none" style:rotation-angle="0" style:rotation-align="none" style:shrink-to-fit="false" fo:border-top="0.035cm solid #808080" style:vertical-align="middle"/>
      <style:paragraph-properties fo:margin-left="0cm" style:writing-mode="page"/>
      <style:text-properties fo:color="#000000" style:text-outline="false" style:text-line-through-style="none" style:font-name="Frutiger 45 Light" fo:font-size="10pt" fo:font-style="normal" fo:text-shadow="none" style:text-underline-style="none" fo:font-weight="normal" style:font-size-asian="10pt" style:font-style-asian="normal" style:font-weight-asian="normal" style:font-name-complex="Frutiger 45 Light" style:font-size-complex="10pt" style:font-style-complex="normal" style:font-weight-complex="normal"/>
    </style:style>
    <style:style style:name="ce91" style:family="table-cell" style:parent-style-name="Default">
      <style:table-cell-properties style:glyph-orientation-vertical="0" fo:border-bottom="none" fo:background-color="#c0c0c0" style:diagonal-bl-tr="none" style:diagonal-tl-br="none" style:text-align-source="fix" style:repeat-content="false" fo:wrap-option="no-wrap" fo:border-left="0.035cm solid #808080" style:direction="ltr" fo:border-right="0.035cm solid #80808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Wingdings" fo:font-size="10pt" fo:font-style="normal" fo:text-shadow="none" style:text-underline-style="none" fo:font-weight="normal" style:font-name-asian="Wingdings" style:font-size-asian="10pt" style:font-style-asian="normal" style:font-weight-asian="normal" style:font-size-complex="10pt" style:font-style-complex="normal" style:font-weight-complex="normal"/>
    </style:style>
    <style:style style:name="ce92" style:family="table-cell" style:parent-style-name="Default">
      <style:table-cell-properties style:glyph-orientation-vertical="0" fo:border-bottom="0.035cm solid #808080" style:diagonal-bl-tr="none" style:diagonal-tl-br="none" style:text-align-source="value-type" style:repeat-content="false" fo:wrap-option="no-wrap" fo:border-left="none" style:direction="ltr" fo:border-right="none" style:rotation-angle="0" style:rotation-align="none" style:shrink-to-fit="false" fo:border-top="0.035cm solid #808080" style:vertical-align="middle"/>
      <style:paragraph-properties fo:margin-left="0cm" style:writing-mode="page"/>
    </style:style>
    <style:style style:name="ce93" style:family="table-cell" style:parent-style-name="Default">
      <style:table-cell-properties style:glyph-orientation-vertical="0" fo:border-bottom="0.035cm solid #808080" style:diagonal-bl-tr="none" style:diagonal-tl-br="none" style:text-align-source="fix" style:repeat-content="false" fo:wrap-option="no-wrap" fo:border-left="none" style:direction="ltr" fo:border-right="none" style:rotation-angle="0" style:rotation-align="none" style:shrink-to-fit="false" fo:border-top="0.035cm solid #808080" style:vertical-align="middle"/>
      <style:paragraph-properties fo:text-align="center" fo:margin-left="0cm" style:writing-mode="page"/>
      <style:text-properties fo:color="#000000" style:text-outline="false" style:text-line-through-style="none" style:font-name="Wingdings" fo:font-size="10pt" fo:font-style="normal" fo:text-shadow="none" style:text-underline-style="none" fo:font-weight="normal" style:font-name-asian="Wingdings" style:font-size-asian="10pt" style:font-style-asian="normal" style:font-weight-asian="normal" style:font-size-complex="10pt" style:font-style-complex="normal" style:font-weight-complex="normal"/>
    </style:style>
    <style:style style:name="ce94" style:family="table-cell" style:parent-style-name="Default">
      <style:table-cell-properties style:glyph-orientation-vertical="0" fo:border-bottom="0.035cm solid #808080" fo:background-color="#c0c0c0" style:diagonal-bl-tr="none" style:diagonal-tl-br="none" style:text-align-source="fix" style:repeat-content="false" fo:wrap-option="no-wrap" fo:border-left="0.035cm solid #808080" style:direction="ltr" fo:border-right="0.035cm solid #808080"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Wingdings" fo:font-size="10pt" fo:font-style="normal" fo:text-shadow="none" style:text-underline-style="none" fo:font-weight="normal" style:font-name-asian="Wingdings" style:font-size-asian="10pt" style:font-style-asian="normal" style:font-weight-asian="normal" style:font-size-complex="10pt" style:font-style-complex="normal" style:font-weight-complex="normal"/>
    </style:style>
    <style:style style:name="ce95" style:family="table-cell" style:parent-style-name="Default">
      <style:table-cell-properties style:glyph-orientation-vertical="0" fo:border-bottom="none" fo:background-color="#c0c0c0" style:diagonal-bl-tr="none" style:diagonal-tl-br="none" style:text-align-source="fix" style:repeat-content="false" fo:wrap-option="wrap" fo:border-left="0.035cm solid #808080" style:direction="ltr" fo:border-right="0.035cm solid #808080" style:rotation-angle="0" style:rotation-align="none" style:shrink-to-fit="false" fo:border-top="0.035cm solid #808080" style:vertical-align="middle"/>
      <style:paragraph-properties fo:text-align="center" fo:margin-left="0cm" style:writing-mode="page"/>
      <style:text-properties fo:color="#000000" style:text-outline="false" style:text-line-through-style="none" style:font-name="Wingdings" fo:font-size="10pt" fo:font-style="normal" fo:text-shadow="none" style:text-underline-style="none" fo:font-weight="normal" style:font-name-asian="Wingdings" style:font-size-asian="10pt" style:font-style-asian="normal" style:font-weight-asian="normal" style:font-size-complex="10pt" style:font-style-complex="normal" style:font-weight-complex="normal"/>
    </style:style>
    <style:style style:name="ce96" style:family="table-cell" style:parent-style-name="Default">
      <style:table-cell-properties style:glyph-orientation-vertical="0" fo:background-color="#c0c0c0" style:diagonal-bl-tr="none" style:diagonal-tl-br="none" style:text-align-source="fix" style:repeat-content="false" fo:wrap-option="wrap" fo:border="0.035cm solid #80808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Wingdings" fo:font-size="10pt" fo:font-style="normal" fo:text-shadow="none" style:text-underline-style="none" fo:font-weight="normal" style:font-name-asian="Wingdings" style:font-size-asian="10pt" style:font-style-asian="normal" style:font-weight-asian="normal" style:font-size-complex="10pt" style:font-style-complex="normal" style:font-weight-complex="normal"/>
    </style:style>
    <style:style style:name="ce97" style:family="table-cell" style:parent-style-name="Default">
      <style:table-cell-properties style:glyph-orientation-vertical="0" fo:border-bottom="0.035cm solid #808080" fo:background-color="#ffcc99" style:diagonal-bl-tr="none" style:diagonal-tl-br="none" style:text-align-source="value-type" style:repeat-content="false" fo:wrap-option="no-wrap" fo:border-left="none" style:direction="ltr" fo:border-right="none" style:rotation-angle="0" style:rotation-align="none" style:shrink-to-fit="false" fo:border-top="0.035cm solid #808080" style:vertical-align="middle"/>
      <style:paragraph-properties fo:margin-left="0cm" style:writing-mode="page"/>
    </style:style>
    <style:style style:name="ce98"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middle"/>
      <style:paragraph-properties fo:margin-left="0cm" style:writing-mode="page"/>
    </style:style>
    <style:style style:name="ce99"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automatic"/>
      <style:paragraph-properties fo:text-align="start" fo:margin-left="0cm" style:writing-mode="page"/>
      <style:text-properties fo:color="#0000d4"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00"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cm" style:writing-mode="page"/>
      <style:text-properties fo:color="#0000d4"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01"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style>
    <style:style style:name="ce102"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002cm solid #000000" style:vertical-align="middle"/>
      <style:paragraph-properties fo:margin-left="0cm" style:writing-mode="page"/>
    </style:style>
    <style:style style:name="ce103" style:family="table-cell" style:parent-style-name="Default">
      <style:table-cell-properties style:glyph-orientation-vertical="0" fo:border-bottom="0.002cm solid #000000" style:diagonal-bl-tr="none" style:diagonal-tl-br="none" style:text-align-source="value-type" style:repeat-content="false" fo:wrap-option="no-wrap" fo:border-left="none" style:direction="ltr" fo:border-right="none" style:rotation-angle="0" style:rotation-align="none" style:shrink-to-fit="false" fo:border-top="0.002cm solid #000000" style:vertical-align="middle"/>
      <style:paragraph-properties fo:margin-left="0cm" style:writing-mode="page"/>
    </style:style>
    <style:style style:name="ce104" style:family="table-cell" style:parent-style-name="Default">
      <style:table-cell-properties style:glyph-orientation-vertical="0" fo:border-bottom="0.002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style>
    <style:style style:name="ce105" style:family="table-cell" style:parent-style-name="Default">
      <style:table-cell-properties style:glyph-orientation-vertical="0" fo:border-bottom="0.035cm solid #808080" fo:background-color="#ffcc99" style:diagonal-bl-tr="none" style:diagonal-tl-br="none" style:text-align-source="value-type" style:repeat-content="false" fo:wrap-option="no-wrap" fo:border-left="none" style:direction="ltr" fo:border-right="0.035cm solid #808080" style:rotation-angle="0" style:rotation-align="none" style:shrink-to-fit="false" fo:border-top="0.035cm solid #808080" style:vertical-align="middle"/>
      <style:paragraph-properties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6" style:family="table-cell" style:parent-style-name="Default">
      <style:table-cell-properties style:glyph-orientation-vertical="0" fo:border-bottom="none" fo:background-color="#c0c0c0" style:diagonal-bl-tr="none" style:diagonal-tl-br="none" style:text-align-source="value-type" style:repeat-content="false" fo:wrap-option="no-wrap" fo:border-left="none" style:direction="ltr" fo:border-right="0.035cm solid #808080" style:rotation-angle="0" style:rotation-align="none" style:shrink-to-fit="false" fo:border-top="0.035cm solid #808080" style:vertical-align="middle"/>
      <style:paragraph-properties fo:margin-left="0cm" style:writing-mode="page"/>
      <style:text-properties fo:color="#000000" style:text-outline="false" style:text-line-through-style="none" style:font-name="Frutiger 45 Light" fo:font-size="11pt" fo:font-style="normal" fo:text-shadow="none" style:text-underline-style="none" fo:font-weight="normal" style:font-size-asian="11pt" style:font-style-asian="normal" style:font-weight-asian="normal" style:font-name-complex="Frutiger 45 Light" style:font-size-complex="11pt" style:font-style-complex="normal" style:font-weight-complex="normal"/>
    </style:style>
    <style:style style:name="ce107" style:family="table-cell" style:parent-style-name="Default">
      <style:table-cell-properties style:glyph-orientation-vertical="0" fo:border-bottom="0.035cm solid #808080" style:diagonal-bl-tr="none" style:diagonal-tl-br="none" style:text-align-source="value-type" style:repeat-content="false" fo:background-color="transparent" fo:wrap-option="no-wrap" fo:border-left="none" style:direction="ltr" fo:border-right="0.035cm solid #808080" style:rotation-angle="0" style:rotation-align="none" style:shrink-to-fit="false" fo:border-top="0.035cm solid #808080" style:vertical-align="middle"/>
      <style:paragraph-properties fo:margin-left="0cm" style:writing-mode="page"/>
      <style:text-properties fo:color="#000000" style:text-outline="false" style:text-line-through-style="none" style:font-name="Frutiger 45 Light" fo:font-size="10pt" fo:font-style="normal" fo:text-shadow="none" style:text-underline-style="none" fo:font-weight="normal" style:font-size-asian="10pt" style:font-style-asian="normal" style:font-weight-asian="normal" style:font-name-complex="Frutiger 45 Light" style:font-size-complex="10pt" style:font-style-complex="normal" style:font-weight-complex="normal"/>
    </style:style>
    <style:style style:name="ce108" style:family="table-cell" style:parent-style-name="Default">
      <style:table-cell-properties style:glyph-orientation-vertical="0" fo:border-bottom="0.035cm solid #808080" fo:background-color="#c0c0c0" style:diagonal-bl-tr="none" style:diagonal-tl-br="none" style:text-align-source="value-type" style:repeat-content="false" fo:wrap-option="no-wrap" fo:border-left="none" style:direction="ltr" fo:border-right="0.035cm solid #808080" style:rotation-angle="0" style:rotation-align="none" style:shrink-to-fit="false" fo:border-top="0.035cm solid #808080" style:vertical-align="middle"/>
      <style:paragraph-properties fo:margin-left="0cm" style:writing-mode="page"/>
      <style:text-properties fo:color="#000000" style:text-outline="false" style:text-line-through-style="none" style:font-name="Frutiger 45 Light" fo:font-size="10pt" fo:font-style="normal" fo:text-shadow="none" style:text-underline-style="none" fo:font-weight="normal" style:font-size-asian="10pt" style:font-style-asian="normal" style:font-weight-asian="normal" style:font-name-complex="Frutiger 45 Light" style:font-size-complex="10pt" style:font-style-complex="normal" style:font-weight-complex="normal"/>
    </style:style>
    <style:style style:name="ce109" style:family="table-cell" style:parent-style-name="Default">
      <style:table-cell-properties style:glyph-orientation-vertical="0" fo:border-bottom="0.035cm solid #808080" fo:background-color="#c0c0c0" style:diagonal-bl-tr="none" style:diagonal-tl-br="none" style:text-align-source="fix" style:repeat-content="false" fo:wrap-option="wrap" fo:border-left="none" style:direction="ltr" fo:border-right="0.035cm solid #808080" style:rotation-angle="0" style:rotation-align="none" style:shrink-to-fit="false" fo:border-top="0.035cm solid #808080" style:vertical-align="middle"/>
      <style:paragraph-properties fo:text-align="start" fo:margin-left="0cm" style:writing-mode="page"/>
      <style:text-properties fo:color="#000000" style:text-outline="false" style:text-line-through-style="none" style:font-name="Frutiger 45 Light" fo:font-size="11pt" fo:font-style="normal" fo:text-shadow="none" style:text-underline-style="none" fo:font-weight="bold" style:font-size-asian="11pt" style:font-style-asian="normal" style:font-weight-asian="bold" style:font-name-complex="Frutiger 45 Light" style:font-size-complex="11pt" style:font-style-complex="normal" style:font-weight-complex="bold"/>
    </style:style>
    <style:style style:name="ce110" style:family="table-cell" style:parent-style-name="Default">
      <style:table-cell-properties style:glyph-orientation-vertical="0" fo:border-bottom="0.035cm solid #808080" style:diagonal-bl-tr="none" style:diagonal-tl-br="none" style:text-align-source="value-type" style:repeat-content="false" fo:wrap-option="no-wrap" fo:border-left="none" style:direction="ltr" fo:border-right="0.035cm solid #808080" style:rotation-angle="0" style:rotation-align="none" style:shrink-to-fit="false" fo:border-top="0.035cm solid #808080" style:vertical-align="middle"/>
      <style:paragraph-properties fo:margin-left="0cm" style:writing-mode="page"/>
    </style:style>
    <style:style style:name="ce111" style:family="table-cell" style:parent-style-name="Default">
      <style:table-cell-properties style:glyph-orientation-vertical="0" fo:border-bottom="0.035cm solid #808080" style:diagonal-bl-tr="none" style:diagonal-tl-br="none" style:text-align-source="fix" style:repeat-content="false" fo:wrap-option="no-wrap" fo:border-left="none" style:direction="ltr" fo:border-right="0.035cm solid #808080" style:rotation-angle="0" style:rotation-align="none" style:shrink-to-fit="false" fo:border-top="0.035cm solid #808080" style:vertical-align="middle"/>
      <style:paragraph-properties fo:text-align="center" fo:margin-left="0cm" style:writing-mode="page"/>
      <style:text-properties fo:color="#000000" style:text-outline="false" style:text-line-through-style="none" style:font-name="Wingdings" fo:font-size="10pt" fo:font-style="normal" fo:text-shadow="none" style:text-underline-style="none" fo:font-weight="normal" style:font-name-asian="Wingdings" style:font-size-asian="10pt" style:font-style-asian="normal" style:font-weight-asian="normal" style:font-size-complex="10pt" style:font-style-complex="normal" style:font-weight-complex="normal"/>
    </style:style>
    <style:style style:name="ce112" style:family="table-cell" style:parent-style-name="Default">
      <style:table-cell-properties style:glyph-orientation-vertical="0" fo:border-bottom="0.035cm solid #808080" style:diagonal-bl-tr="none" style:diagonal-tl-br="none" style:text-align-source="value-type" style:repeat-content="false" fo:wrap-option="no-wrap" fo:border-left="none" style:direction="ltr" fo:border-right="0.035cm solid #808080" style:rotation-angle="0" style:rotation-align="none" style:shrink-to-fit="false" fo:border-top="0.035cm solid #808080" style:vertical-align="middle"/>
      <style:paragraph-properties fo:margin-left="0cm" style:writing-mode="page"/>
      <style:text-properties fo:color="#000000" style:text-outline="false" style:text-line-through-style="none" style:font-name="Frutiger 45 Light" fo:font-size="10pt" fo:font-style="italic" fo:text-shadow="none" style:text-underline-style="none" fo:font-weight="normal" style:font-size-asian="10pt" style:font-style-asian="italic" style:font-weight-asian="normal" style:font-name-complex="Frutiger 45 Light" style:font-size-complex="10pt" style:font-style-complex="italic" style:font-weight-complex="normal"/>
    </style:style>
    <style:style style:name="ce113" style:family="table-cell" style:parent-style-name="Default">
      <style:table-cell-properties style:glyph-orientation-vertical="0" fo:border-bottom="0.035cm solid #808080" fo:background-color="#ffcc99" style:diagonal-bl-tr="none" style:diagonal-tl-br="none" style:text-align-source="value-type" style:repeat-content="false" fo:wrap-option="no-wrap" fo:border-left="none" style:direction="ltr" fo:border-right="0.035cm solid #808080" style:rotation-angle="0" style:rotation-align="none" style:shrink-to-fit="false" fo:border-top="0.035cm solid #808080" style:vertical-align="middle"/>
      <style:paragraph-properties fo:margin-left="0cm" style:writing-mode="page"/>
    </style:style>
    <style:style style:name="ce114" style:family="table-cell" style:parent-style-name="Default">
      <style:table-cell-properties style:glyph-orientation-vertical="0" fo:border-bottom="0.035cm solid #808080" fo:background-color="#c0c0c0" style:diagonal-bl-tr="none" style:diagonal-tl-br="none" style:text-align-source="fix" style:repeat-content="false" fo:wrap-option="wrap" fo:border-left="none" style:direction="ltr" fo:border-right="0.035cm solid #808080" style:rotation-angle="0" style:rotation-align="none" style:shrink-to-fit="false" fo:border-top="0.035cm solid #808080" style:vertical-align="middle"/>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Frutiger 45 Light" fo:font-size="10pt" fo:font-style="normal" fo:text-shadow="none" style:text-underline-style="none" fo:font-weight="normal" style:font-size-asian="10pt" style:font-style-asian="normal" style:font-weight-asian="normal" style:font-name-complex="Frutiger 45 Light" style:font-size-complex="10pt" style:font-style-complex="normal" style:font-weight-complex="normal"/>
    </style:style>
    <style:style style:name="ce117"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Frutiger 45 Light" fo:font-size="10pt" fo:font-style="normal" fo:text-shadow="none" style:text-underline-style="none" fo:font-weight="normal" style:font-size-asian="10pt" style:font-style-asian="normal" style:font-weight-asian="normal" style:font-name-complex="Frutiger 45 Light" style:font-size-complex="10pt" style:font-style-complex="normal" style:font-weight-complex="normal"/>
    </style:style>
    <style:style style:name="ce11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Frutiger 45 Light" fo:font-size="10pt" fo:font-style="italic" fo:text-shadow="none" style:text-underline-style="none" fo:font-weight="normal" style:font-size-asian="10pt" style:font-style-asian="italic" style:font-weight-asian="normal" style:font-name-complex="Frutiger 45 Light" style:font-size-complex="10pt" style:font-style-complex="italic" style:font-weight-complex="normal"/>
    </style:style>
    <style:style style:name="gr1" style:family="graphic">
      <style:graphic-properties draw:stroke="none" draw:fill="none" draw:fill-color="#ffffff" draw:textarea-horizontal-align="justify"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P1" style:family="paragraph">
      <style:paragraph-properties fo:text-align="center" style:writing-mode="lr-tb"/>
    </style:style>
    <style:style style:name="T1" style:family="text">
      <style:text-properties fo:color="#000000" style:text-outline="false" style:text-line-through-style="none" style:text-position="0% 100%" style:font-name="Courier" fo:font-size="10pt" fo:font-style="normal" fo:text-shadow="none" style:text-underline-style="none" fo:font-weight="normal" style:font-size-asian="10pt" style:font-style-asian="normal" style:font-weight-asian="normal" style:font-name-complex="Courier" style:font-size-complex="10pt" style:font-style-complex="normal" style:font-weight-complex="normal"/>
    </style:style>
    <style:style style:name="T2" style:family="text">
      <style:text-properties fo:color="#000000" style:text-outline="false" style:text-line-through-style="none" style:text-position="0% 100%"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table table:name="Feuil1" table:style-name="ta1" table:print-ranges="Feuil1.A1:Feuil1.F235">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2" table:number-columns-repeated="3" table:default-cell-style-name="ce1"/>
        <table:table-column table:style-name="co4" table:number-columns-repeated="251" table:default-cell-style-name="ce1"/>
        <table:table-column table:style-name="co4" table:number-columns-repeated="767" table:default-cell-style-name="Default"/>
        <table:table-row table:style-name="ro1">
          <table:table-cell table:number-columns-repeated="1024"/>
        </table:table-row>
        <table:table-row table:style-name="ro1">
          <table:table-cell>
            <draw:frame table:end-cell-address="Feuil1.A3" table:end-x="13.468cm" table:end-y="1.03cm" draw:z-index="0" draw:name="Picture 4" draw:style-name="gr1" draw:text-style-name="P1" svg:width="13.468cm" svg:height="1.481cm" svg:x="0cm" svg:y="0.001cm">
              <draw:image xlink:href="Pictures/10000201000004440000007EE364AEFD.png" xlink:type="simple" xlink:show="embed" xlink:actuate="onLoad">
                <text:p/>
              </draw:image>
            </draw:frame>
          </table:table-cell>
          <table:table-cell table:number-columns-repeated="1023"/>
        </table:table-row>
        <table:table-row table:style-name="ro2">
          <table:table-cell table:number-columns-repeated="1024"/>
        </table:table-row>
        <table:table-row table:style-name="ro3">
          <table:table-cell table:style-name="ce2" office:value-type="string">
            <text:p>Accessibility Checklist 2.0</text:p>
          </table:table-cell>
          <table:table-cell table:style-name="ce39" table:number-columns-repeated="3"/>
          <table:table-cell table:style-name="ce98" table:number-columns-repeated="2"/>
          <table:table-cell table:style-name="ce101" table:number-columns-repeated="10"/>
          <table:table-cell table:number-columns-repeated="1008"/>
        </table:table-row>
        <table:table-row table:style-name="ro4">
          <table:table-cell table:style-name="ce3" office:value-type="string">
            <text:p>Based on the "Web Content Accessibility Guidelines (WCAG 2.0)"</text:p>
          </table:table-cell>
          <table:table-cell table:style-name="Default" table:number-columns-repeated="3"/>
          <table:table-cell table:number-columns-repeated="1020"/>
        </table:table-row>
        <table:table-row table:style-name="ro5">
          <table:table-cell table:style-name="ce3" office:value-type="string">
            <text:p>Implementation of each success criterion in the document: "Explanations".</text:p>
          </table:table-cell>
          <table:table-cell table:style-name="Default" table:number-columns-repeated="3"/>
          <table:table-cell table:number-columns-repeated="1020"/>
        </table:table-row>
        <table:table-row table:style-name="ro6">
          <table:table-cell table:style-name="ce4"/>
          <table:table-cell table:style-name="Default" table:number-columns-repeated="3"/>
          <table:table-cell table:number-columns-repeated="12"/>
          <table:table-cell table:style-name="ce101" table:number-columns-repeated="6"/>
          <table:table-cell table:number-columns-repeated="1002"/>
        </table:table-row>
        <table:table-row table:style-name="ro7">
          <table:table-cell table:style-name="ce5" office:value-type="string">
            <text:p>Original: <text:a xlink:href="http://www.w3.org/TR/WCAG20/">http://www.w3.org/TR/WCAG20/</text:a> </text:p>
          </table:table-cell>
          <table:table-cell table:style-name="ce5" table:number-columns-repeated="3"/>
          <table:table-cell table:style-name="ce99"/>
          <table:table-cell table:style-name="ce39"/>
          <table:table-cell table:number-columns-repeated="1018"/>
        </table:table-row>
        <table:table-row table:style-name="ro8">
          <table:table-cell table:style-name="ce6" office:value-type="string">
            <text:p>Reference: <text:a xlink:href="http://www.access-for-all.ch/checklist">http://www.access-for-all.ch/checklist</text:a> </text:p>
          </table:table-cell>
          <table:table-cell table:style-name="ce6" table:number-columns-repeated="3"/>
          <table:table-cell table:style-name="ce100"/>
          <table:table-cell table:style-name="Default"/>
          <table:table-cell table:number-columns-repeated="1018"/>
        </table:table-row>
        <table:table-row table:style-name="ro8">
          <table:table-cell table:style-name="ce6" office:value-type="string">
            <text:p>Version: 2.10</text:p>
          </table:table-cell>
          <table:table-cell table:style-name="ce6" table:number-columns-repeated="3"/>
          <table:table-cell table:style-name="ce100"/>
          <table:table-cell table:style-name="Default"/>
          <table:table-cell table:number-columns-repeated="1018"/>
        </table:table-row>
        <table:table-row table:style-name="ro9">
          <table:table-cell table:style-name="ce7" office:value-type="string">
            <text:p>Application</text:p>
          </table:table-cell>
          <table:table-cell table:style-name="ce7" table:number-columns-repeated="3"/>
          <table:table-cell table:style-name="Default" table:number-columns-repeated="3"/>
          <table:table-cell table:number-columns-repeated="1017"/>
        </table:table-row>
        <table:table-row table:style-name="ro10">
          <table:table-cell table:style-name="ce8" office:value-type="string" table:number-columns-spanned="6" table:number-rows-spanned="1">
            <text:p>The Accessibility Checklist 2.0 can be used to assess the accessibility of websites. The structure of the original WCAG 2.0 guidelines has been maintained.</text:p>
          </table:table-cell>
          <table:covered-table-cell table:number-columns-repeated="5" table:style-name="ce35"/>
          <table:table-cell table:style-name="ce35" table:number-columns-repeated="7"/>
          <table:table-cell table:style-name="ce6" table:number-columns-repeated="6"/>
          <table:table-cell table:number-columns-repeated="1005"/>
        </table:table-row>
        <table:table-row table:style-name="ro11">
          <table:table-cell table:style-name="ce8" office:value-type="string" table:number-columns-spanned="6" table:number-rows-spanned="1">
            <text:p>The checklist is numbered and the success criteria for accessibility can be evaluated either as fulfilled ("Yes"), not fulfilled ("No") or not applicable ("n.a.") if the relevant elements are not present. To reach the desired level of conformity, all applicable criteria must be fulfilled. For optimal accessibility, you should aim for WCAG 2.0 AA conformity. This requires all A and AA criteria to be tested.</text:p>
          </table:table-cell>
          <table:covered-table-cell table:number-columns-repeated="5" table:style-name="ce35"/>
          <table:table-cell table:style-name="ce35" table:number-columns-repeated="7"/>
          <table:table-cell table:style-name="ce6" table:number-columns-repeated="6"/>
          <table:table-cell table:number-columns-repeated="1005"/>
        </table:table-row>
        <table:table-row table:style-name="ro12">
          <table:table-cell table:style-name="ce8" office:value-type="string" table:number-columns-spanned="6" table:number-rows-spanned="1">
            <text:p>Some requirements are divided into several success criteria (SC) in the original. This makes it possible for several aspects to be examined in detail. Cross-references are indicated with a parenthetical comment, e.g., (see also SC 1.2.1).</text:p>
          </table:table-cell>
          <table:covered-table-cell table:number-columns-repeated="5" table:style-name="ce35"/>
          <table:table-cell table:style-name="ce35" table:number-columns-repeated="7"/>
          <table:table-cell table:style-name="ce6" table:number-columns-repeated="6"/>
          <table:table-cell table:number-columns-repeated="1005"/>
        </table:table-row>
        <table:table-row table:style-name="ro13">
          <table:table-cell table:style-name="ce9"/>
          <table:table-cell table:style-name="ce40" table:number-columns-repeated="3"/>
          <table:table-cell table:style-name="ce101" table:number-columns-repeated="2"/>
          <table:table-cell table:number-columns-repeated="1018"/>
        </table:table-row>
        <table:table-row table:style-name="ro14">
          <table:table-cell table:style-name="ce10" office:value-type="string">
            <text:p>Website name:</text:p>
          </table:table-cell>
          <table:table-cell table:style-name="ce39" table:number-columns-repeated="3"/>
          <table:table-cell table:style-name="ce98" table:number-columns-repeated="2"/>
          <table:table-cell table:style-name="ce101" table:number-columns-repeated="10"/>
          <table:table-cell table:number-columns-repeated="1008"/>
        </table:table-row>
        <table:table-row table:style-name="ro8">
          <table:table-cell table:style-name="ce11" office:value-type="string">
            <text:p>URL:</text:p>
          </table:table-cell>
          <table:table-cell table:style-name="ce41" table:number-columns-repeated="3"/>
          <table:table-cell table:style-name="ce102" table:number-columns-repeated="2"/>
          <table:table-cell table:style-name="ce101" table:number-columns-repeated="11"/>
          <table:table-cell table:number-columns-repeated="1007"/>
        </table:table-row>
        <table:table-row table:style-name="ro8">
          <table:table-cell table:style-name="ce12" office:value-type="string">
            <text:p>Website operator:</text:p>
          </table:table-cell>
          <table:table-cell table:style-name="ce42" table:number-columns-repeated="3"/>
          <table:table-cell table:style-name="ce103" table:number-columns-repeated="2"/>
          <table:table-cell table:style-name="ce101" table:number-columns-repeated="11"/>
          <table:table-cell table:number-columns-repeated="1007"/>
        </table:table-row>
        <table:table-row table:style-name="ro8">
          <table:table-cell table:style-name="ce12" office:value-type="string">
            <text:p>Website author(s):</text:p>
          </table:table-cell>
          <table:table-cell table:style-name="ce42" table:number-columns-repeated="3"/>
          <table:table-cell table:style-name="ce103" table:number-columns-repeated="2"/>
          <table:table-cell table:style-name="ce101" table:number-columns-repeated="11"/>
          <table:table-cell table:number-columns-repeated="1007"/>
        </table:table-row>
        <table:table-row table:style-name="ro8">
          <table:table-cell table:style-name="ce12" office:value-type="string">
            <text:p>Tester (name, organization): </text:p>
          </table:table-cell>
          <table:table-cell table:style-name="ce42" table:number-columns-repeated="3"/>
          <table:table-cell table:style-name="ce103" table:number-columns-repeated="2"/>
          <table:table-cell table:style-name="ce101" table:number-columns-repeated="11"/>
          <table:table-cell table:number-columns-repeated="1007"/>
        </table:table-row>
        <table:table-row table:style-name="ro8">
          <table:table-cell table:style-name="ce13" office:value-type="string">
            <text:p>Test date: <text:s text:c="44"/></text:p>
          </table:table-cell>
          <table:table-cell table:style-name="ce43" table:number-columns-repeated="3"/>
          <table:table-cell table:style-name="ce104" table:number-columns-repeated="2"/>
          <table:table-cell table:style-name="ce101" table:number-columns-repeated="11"/>
          <table:table-cell table:number-columns-repeated="1007"/>
        </table:table-row>
        <table:table-row table:style-name="ro8">
          <table:table-cell table:style-name="ce14" office:value-type="string">
            <text:p>Level of conformity: <text:s text:c="33"/>WCAG 2.0 A____ <text:s text:c="13"/>WCAG 2.0 A A____ <text:s text:c="10"/>WCAG 2.0 AAA____ <text:s text:c="7"/></text:p>
          </table:table-cell>
          <table:table-cell table:style-name="ce44" table:number-columns-repeated="3"/>
          <table:table-cell table:number-columns-repeated="1020"/>
        </table:table-row>
        <table:table-row table:style-name="ro1" table:number-rows-repeated="2">
          <table:table-cell table:number-columns-repeated="1024"/>
        </table:table-row>
        <table:table-row table:style-name="ro1">
          <table:table-cell table:style-name="ce7" office:value-type="string">
            <text:p>Accessibility Support </text:p>
          </table:table-cell>
          <table:table-cell table:number-columns-repeated="1023"/>
        </table:table-row>
        <table:table-row table:style-name="ro15">
          <table:table-cell table:style-name="ce8" office:value-type="string" table:number-columns-spanned="6" table:number-rows-spanned="1">
            <text:p>For conformity with the WCAG 2.0 guidelines, web technologies that support accessibility should be utilized. Any further technologies that are used must not interfere with accessibility.</text:p>
          </table:table-cell>
          <table:covered-table-cell table:number-columns-repeated="5" table:style-name="ce35"/>
          <table:table-cell table:number-columns-repeated="1018"/>
        </table:table-row>
        <table:table-row table:style-name="ro16">
          <table:table-cell table:style-name="ce8" office:value-type="string" table:number-columns-spanned="6" table:number-rows-spanned="1">
            <text:p>This website is based on the following web technologies to support accessibility:</text:p>
          </table:table-cell>
          <table:covered-table-cell table:number-columns-repeated="5" table:style-name="ce35"/>
          <table:table-cell table:number-columns-repeated="1018"/>
        </table:table-row>
        <table:table-row table:style-name="ro17">
          <table:table-cell table:style-name="ce8" office:value-type="string" table:number-columns-spanned="6" table:number-rows-spanned="1">
            <text:p>a) W3C technologies: (X)HTML ____ , CSS ____ .</text:p>
          </table:table-cell>
          <table:covered-table-cell table:number-columns-repeated="5" table:style-name="ce35"/>
          <table:table-cell table:number-columns-repeated="1018"/>
        </table:table-row>
        <table:table-row table:style-name="ro8">
          <table:table-cell table:style-name="ce8" office:value-type="string" table:number-columns-spanned="6" table:number-rows-spanned="1">
            <text:p>b) Non-W3C technologies: YesvaScript: No ____ , Yes ____ ; PDF No ____ , Yes ____ .</text:p>
          </table:table-cell>
          <table:covered-table-cell table:number-columns-repeated="5" table:style-name="ce35"/>
          <table:table-cell table:number-columns-repeated="1018"/>
        </table:table-row>
        <table:table-row table:style-name="ro8">
          <table:table-cell table:style-name="ce8" office:value-type="string" table:number-columns-spanned="6" table:number-rows-spanned="1">
            <text:p>c) Other non-W3C technologies: <text:s/>_________________________________________________</text:p>
          </table:table-cell>
          <table:covered-table-cell table:number-columns-repeated="5" table:style-name="ce35"/>
          <table:table-cell table:number-columns-repeated="1018"/>
        </table:table-row>
        <table:table-row table:style-name="ro1" table:number-rows-repeated="5">
          <table:table-cell table:number-columns-repeated="1024"/>
        </table:table-row>
        <table:table-header-rows>
          <table:table-row table:style-name="ro9">
            <table:table-cell table:style-name="ce15" office:value-type="string">
              <text:p>Accessibility-Checklist 2.0</text:p>
            </table:table-cell>
            <table:table-cell table:style-name="ce45" office:value-type="string">
              <text:p>Open issues</text:p>
            </table:table-cell>
            <table:table-cell table:style-name="ce68"/>
            <table:table-cell table:number-columns-repeated="3"/>
            <table:table-cell table:style-name="ce115" table:formula="of:=SUM([.G42:.G235])" office:value-type="float" office:value="106">
              <text:p>106</text:p>
            </table:table-cell>
            <table:table-cell table:number-columns-repeated="1017"/>
          </table:table-row>
          <table:table-row table:style-name="ro1">
            <table:table-cell table:number-columns-repeated="1024"/>
          </table:table-row>
          <table:table-row table:style-name="ro18">
            <table:table-cell/>
            <table:table-cell table:style-name="ce46" office:value-type="string">
              <text:p>Level</text:p>
            </table:table-cell>
            <table:table-cell table:style-name="ce69"/>
            <table:table-cell table:style-name="ce84" office:value-type="string">
              <text:p>Yes</text:p>
            </table:table-cell>
            <table:table-cell table:style-name="ce84" office:value-type="string">
              <text:p>No</text:p>
            </table:table-cell>
            <table:table-cell table:style-name="ce84" office:value-type="string">
              <text:p>n.a.</text:p>
            </table:table-cell>
            <table:table-cell table:number-columns-repeated="1018"/>
          </table:table-row>
        </table:table-header-rows>
        <table:table-row table:style-name="ro19">
          <table:table-cell table:style-name="ce16" office:value-type="string">
            <text:p>1. Principle: Perceivable </text:p>
            <text:p/>
          </table:table-cell>
          <table:table-cell table:style-name="ce47" table:number-columns-repeated="2"/>
          <table:table-cell table:style-name="ce85" table:number-columns-repeated="2"/>
          <table:table-cell table:style-name="ce105"/>
          <table:table-cell table:number-columns-repeated="1018"/>
        </table:table-row>
        <table:table-row table:style-name="ro20">
          <table:table-cell table:style-name="ce17" office:value-type="string">
            <text:p>1.1. Text Alternatives </text:p>
          </table:table-cell>
          <table:table-cell table:style-name="ce48" table:number-columns-repeated="2"/>
          <table:table-cell table:style-name="ce86" table:number-columns-repeated="2"/>
          <table:table-cell table:style-name="ce106"/>
          <table:table-cell table:number-columns-repeated="1018"/>
        </table:table-row>
        <table:table-row table:style-name="ro18">
          <table:table-cell table:style-name="ce18" office:value-type="string">
            <text:p>1.1.1. Non-text Content </text:p>
          </table:table-cell>
          <table:table-cell table:style-name="ce49"/>
          <table:table-cell table:style-name="ce56"/>
          <table:table-cell table:style-name="ce87" table:number-columns-repeated="2"/>
          <table:table-cell table:style-name="ce107"/>
          <table:table-cell table:style-name="ce116" table:number-columns-repeated="1018"/>
        </table:table-row>
        <table:table-row table:style-name="ro21">
          <table:table-cell table:style-name="ce19" office:value-type="string">
            <text:p>There is a meaningful and equivalent alternative for all non-text content, such as images, graphics, objects, graphic controls in forms and hotspots in image maps.</text:p>
          </table:table-cell>
          <table:table-cell table:style-name="ce50" office:value-type="string">
            <text:p>A</text:p>
          </table:table-cell>
          <table:table-cell table:style-name="ce70"/>
          <table:table-cell table:number-columns-repeated="3" table:style-name="ce88" office:value-type="string">
            <text:p>¨</text:p>
          </table:table-cell>
          <table:table-cell table:style-name="ce115" table:formula="of:=IF(OR([.D42]=&quot;x&quot;;[.E42]=&quot;x&quot;;[.F42]=&quot;x&quot;);0;1)" office:value-type="float" office:value="1">
            <text:p>1</text:p>
          </table:table-cell>
          <table:table-cell table:style-name="ce116" table:number-columns-repeated="1017"/>
        </table:table-row>
        <table:table-row table:style-name="ro21">
          <table:table-cell table:style-name="ce20" office:value-type="string">
            <text:p>If the alternative text is not sufficient for the text alternative, a long description is prepared and is referred to in the alternative text.</text:p>
          </table:table-cell>
          <table:table-cell table:style-name="ce51" office:value-type="string">
            <text:p>A</text:p>
          </table:table-cell>
          <table:table-cell table:style-name="ce71"/>
          <table:table-cell table:number-columns-repeated="3" table:style-name="ce88" office:value-type="string">
            <text:p>¨</text:p>
          </table:table-cell>
          <table:table-cell table:style-name="ce115" table:formula="of:=IF(OR([.D43]=&quot;x&quot;;[.E43]=&quot;x&quot;;[.F43]=&quot;x&quot;);0;1)" office:value-type="float" office:value="1">
            <text:p>1</text:p>
          </table:table-cell>
          <table:table-cell table:style-name="ce116" table:number-columns-repeated="1017"/>
        </table:table-row>
        <table:table-row table:style-name="ro21">
          <table:table-cell table:style-name="ce20" office:value-type="string">
            <text:p>Decorative graphics or layout graphics have empty alt attributes or they are concealed from assistive technologies (e.g., screen readers) in some other way.</text:p>
          </table:table-cell>
          <table:table-cell table:style-name="ce51" office:value-type="string">
            <text:p>A</text:p>
          </table:table-cell>
          <table:table-cell table:style-name="ce71"/>
          <table:table-cell table:number-columns-repeated="3" table:style-name="ce88" office:value-type="string">
            <text:p>¨</text:p>
          </table:table-cell>
          <table:table-cell table:style-name="ce115" table:formula="of:=IF(OR([.D44]=&quot;x&quot;;[.E44]=&quot;x&quot;;[.F44]=&quot;x&quot;);0;1)" office:value-type="float" office:value="1">
            <text:p>1</text:p>
          </table:table-cell>
          <table:table-cell table:style-name="ce116" table:number-columns-repeated="1017"/>
        </table:table-row>
        <table:table-row table:style-name="ro1">
          <table:table-cell table:style-name="ce6" office:value-type="string">
            <text:p>There are no graphic CAPTCHAs or an alternative is present.</text:p>
          </table:table-cell>
          <table:table-cell table:style-name="ce52" office:value-type="string">
            <text:p>A</text:p>
          </table:table-cell>
          <table:table-cell table:style-name="ce72"/>
          <table:table-cell table:style-name="ce89" office:value-type="string">
            <text:p>¨</text:p>
          </table:table-cell>
          <table:table-cell table:style-name="ce88" office:value-type="string">
            <text:p>¨</text:p>
          </table:table-cell>
          <table:table-cell table:style-name="ce89" office:value-type="string">
            <text:p>¨</text:p>
          </table:table-cell>
          <table:table-cell table:style-name="ce115" table:formula="of:=IF(OR([.D45]=&quot;x&quot;;[.E45]=&quot;x&quot;;[.F45]=&quot;x&quot;);0;1)" office:value-type="float" office:value="1">
            <text:p>1</text:p>
          </table:table-cell>
          <table:table-cell table:style-name="ce116" table:number-columns-repeated="1017"/>
        </table:table-row>
        <table:table-row table:style-name="ro20">
          <table:table-cell table:style-name="ce21" office:value-type="string">
            <text:p>1.2. Time-based Media: Provide alternatives for time-based media</text:p>
          </table:table-cell>
          <table:table-cell table:style-name="ce53" table:number-columns-repeated="2"/>
          <table:table-cell table:style-name="ce90" table:number-columns-repeated="2"/>
          <table:table-cell table:style-name="ce108"/>
          <table:table-cell table:style-name="ce116"/>
          <table:table-cell table:number-columns-repeated="1017"/>
        </table:table-row>
        <table:table-row table:style-name="ro18">
          <table:table-cell table:style-name="ce18" office:value-type="string">
            <text:p>1.2.1. Audio-only and Video-only (Prerecorded)</text:p>
          </table:table-cell>
          <table:table-cell table:style-name="ce49"/>
          <table:table-cell table:style-name="ce56"/>
          <table:table-cell table:style-name="ce87" table:number-columns-repeated="2"/>
          <table:table-cell table:style-name="ce107"/>
          <table:table-cell table:style-name="ce116" table:number-columns-repeated="1018"/>
        </table:table-row>
        <table:table-row table:style-name="ro18">
          <table:table-cell table:style-name="ce22" office:value-type="string">
            <text:p>If audio or video media are not an alternative to the content, the following applies:</text:p>
          </table:table-cell>
          <table:table-cell table:style-name="ce54"/>
          <table:table-cell table:style-name="ce73"/>
          <table:table-cell table:style-name="ce87" table:number-columns-repeated="2"/>
          <table:table-cell table:style-name="ce107"/>
          <table:table-cell table:style-name="ce116" table:number-columns-repeated="1018"/>
        </table:table-row>
        <table:table-row table:style-name="ro1">
          <table:table-cell table:style-name="ce23" office:value-type="string">
            <text:p>There are text transcripts for prerecorded audio media.</text:p>
          </table:table-cell>
          <table:table-cell table:style-name="ce52" office:value-type="string">
            <text:p>A</text:p>
          </table:table-cell>
          <table:table-cell table:style-name="ce72"/>
          <table:table-cell table:number-columns-repeated="3" table:style-name="ce89" office:value-type="string">
            <text:p>¨</text:p>
          </table:table-cell>
          <table:table-cell table:style-name="ce115" table:formula="of:=IF(OR([.D49]=&quot;x&quot;;[.E49]=&quot;x&quot;;[.F49]=&quot;x&quot;);0;1)" office:value-type="float" office:value="1">
            <text:p>1</text:p>
          </table:table-cell>
          <table:table-cell table:style-name="ce116" table:number-columns-repeated="1017"/>
        </table:table-row>
        <table:table-row table:style-name="ro1">
          <table:table-cell table:style-name="ce23" office:value-type="string">
            <text:p>There are text transcripts for prerecorded video media or</text:p>
          </table:table-cell>
          <table:table-cell table:style-name="ce52" office:value-type="string">
            <text:p>A</text:p>
          </table:table-cell>
          <table:table-cell table:style-name="ce72"/>
          <table:table-cell table:number-columns-repeated="3" table:style-name="ce89" office:value-type="string">
            <text:p>¨</text:p>
          </table:table-cell>
          <table:table-cell table:style-name="ce115" table:formula="of:=IF(OR([.D50]=&quot;x&quot;;[.E50]=&quot;x&quot;;[.F50]=&quot;x&quot;);0;1)" office:value-type="float" office:value="1">
            <text:p>1</text:p>
          </table:table-cell>
          <table:table-cell table:style-name="ce116" table:number-columns-repeated="1017"/>
        </table:table-row>
        <table:table-row table:style-name="ro1">
          <table:table-cell table:style-name="ce24" office:value-type="string">
            <text:p>Prerecorded video media have text transcriptions or audio descriptions.</text:p>
          </table:table-cell>
          <table:table-cell table:style-name="ce55" office:value-type="string">
            <text:p>A</text:p>
          </table:table-cell>
          <table:table-cell table:style-name="ce74"/>
          <table:table-cell table:number-columns-repeated="3" table:style-name="ce89" office:value-type="string">
            <text:p>¨</text:p>
          </table:table-cell>
          <table:table-cell table:style-name="ce115" table:formula="of:=IF(OR([.D51]=&quot;x&quot;;[.E51]=&quot;x&quot;;[.F51]=&quot;x&quot;);0;1)" office:value-type="float" office:value="1">
            <text:p>1</text:p>
          </table:table-cell>
          <table:table-cell table:style-name="ce116" table:number-columns-repeated="1017"/>
        </table:table-row>
        <table:table-row table:style-name="ro18">
          <table:table-cell table:style-name="ce18" office:value-type="string">
            <text:p>1.2.2. Captions (Prerecorded) </text:p>
          </table:table-cell>
          <table:table-cell table:style-name="ce56" table:number-columns-repeated="2"/>
          <table:table-cell table:style-name="ce87" table:number-columns-repeated="2"/>
          <table:table-cell table:style-name="ce107"/>
          <table:table-cell table:style-name="ce116" table:number-columns-repeated="1018"/>
        </table:table-row>
        <table:table-row table:style-name="ro1">
          <table:table-cell table:style-name="ce6" office:value-type="string">
            <text:p>Prerecorded video content has simultaneous subtitles.</text:p>
          </table:table-cell>
          <table:table-cell table:style-name="ce52" office:value-type="string">
            <text:p>A</text:p>
          </table:table-cell>
          <table:table-cell table:style-name="ce72"/>
          <table:table-cell table:number-columns-repeated="3" table:style-name="ce89" office:value-type="string">
            <text:p>¨</text:p>
          </table:table-cell>
          <table:table-cell table:style-name="ce115" table:formula="of:=IF(OR([.D53]=&quot;x&quot;;[.E53]=&quot;x&quot;;[.F53]=&quot;x&quot;);0;1)" office:value-type="float" office:value="1">
            <text:p>1</text:p>
          </table:table-cell>
          <table:table-cell table:style-name="ce116" table:number-columns-repeated="1017"/>
        </table:table-row>
        <table:table-row table:style-name="ro18">
          <table:table-cell table:style-name="ce18" office:value-type="string">
            <text:p>1.2.3. Audio Description or Media Alternative (Prerecorded) </text:p>
          </table:table-cell>
          <table:table-cell table:style-name="ce56" table:number-columns-repeated="2"/>
          <table:table-cell table:style-name="ce87" table:number-columns-repeated="2"/>
          <table:table-cell table:style-name="ce107"/>
          <table:table-cell table:style-name="ce116" table:number-columns-repeated="1018"/>
        </table:table-row>
        <table:table-row table:style-name="ro1">
          <table:table-cell table:style-name="ce23" office:value-type="string">
            <text:p>Prerecorded audio media (e.g., podcasts) have written text transcripts.</text:p>
          </table:table-cell>
          <table:table-cell table:style-name="ce52" office:value-type="string">
            <text:p>A</text:p>
          </table:table-cell>
          <table:table-cell table:style-name="ce72"/>
          <table:table-cell table:number-columns-repeated="3" table:style-name="ce89" office:value-type="string">
            <text:p>¨</text:p>
          </table:table-cell>
          <table:table-cell table:style-name="ce115" table:formula="of:=IF(OR([.D55]=&quot;x&quot;;[.E55]=&quot;x&quot;;[.F55]=&quot;x&quot;);0;1)" office:value-type="float" office:value="1">
            <text:p>1</text:p>
          </table:table-cell>
          <table:table-cell table:style-name="ce116" table:number-columns-repeated="1017"/>
        </table:table-row>
        <table:table-row table:style-name="ro1">
          <table:table-cell table:style-name="ce24" office:value-type="string">
            <text:p>Prerecorded video media have written text descriptions or audio descriptions. </text:p>
          </table:table-cell>
          <table:table-cell table:style-name="ce55" office:value-type="string">
            <text:p>A</text:p>
          </table:table-cell>
          <table:table-cell table:style-name="ce74"/>
          <table:table-cell table:number-columns-repeated="3" table:style-name="ce89" office:value-type="string">
            <text:p>¨</text:p>
          </table:table-cell>
          <table:table-cell table:style-name="ce115" table:formula="of:=IF(OR([.D56]=&quot;x&quot;;[.E56]=&quot;x&quot;;[.F56]=&quot;x&quot;);0;1)" office:value-type="float" office:value="1">
            <text:p>1</text:p>
          </table:table-cell>
          <table:table-cell table:style-name="ce116" table:number-columns-repeated="1017"/>
        </table:table-row>
        <table:table-row table:style-name="ro18">
          <table:table-cell table:style-name="ce18" office:value-type="string">
            <text:p>1.2.4. Captions (Live) </text:p>
          </table:table-cell>
          <table:table-cell table:style-name="ce56" table:number-columns-repeated="2"/>
          <table:table-cell table:style-name="ce87" table:number-columns-repeated="2"/>
          <table:table-cell table:style-name="ce107"/>
          <table:table-cell table:style-name="ce116" table:number-columns-repeated="1018"/>
        </table:table-row>
        <table:table-row table:style-name="ro1">
          <table:table-cell table:style-name="ce23" office:value-type="string">
            <text:p>Live audio media have simultaneous subtitles.</text:p>
          </table:table-cell>
          <table:table-cell table:style-name="ce52" office:value-type="string">
            <text:p>AA</text:p>
          </table:table-cell>
          <table:table-cell table:style-name="ce72"/>
          <table:table-cell table:number-columns-repeated="3" table:style-name="ce89" office:value-type="string">
            <text:p>¨</text:p>
          </table:table-cell>
          <table:table-cell table:style-name="ce115" table:formula="of:=IF(OR([.D58]=&quot;x&quot;;[.E58]=&quot;x&quot;;[.F58]=&quot;x&quot;);0;1)" office:value-type="float" office:value="1">
            <text:p>1</text:p>
          </table:table-cell>
          <table:table-cell table:style-name="ce116" table:number-columns-repeated="1017"/>
        </table:table-row>
        <table:table-row table:style-name="ro18">
          <table:table-cell table:style-name="ce18" office:value-type="string">
            <text:p>1.2.5. Audio Description (Prerecorded) </text:p>
          </table:table-cell>
          <table:table-cell table:style-name="ce56" table:number-columns-repeated="2"/>
          <table:table-cell table:style-name="ce87" table:number-columns-repeated="2"/>
          <table:table-cell table:style-name="ce107"/>
          <table:table-cell table:style-name="ce116" table:number-columns-repeated="1018"/>
        </table:table-row>
        <table:table-row table:style-name="ro21">
          <table:table-cell table:style-name="ce23" office:value-type="string">
            <text:p>Prerecorded video media have audio descriptions of visual content that is not described in the standard audio description (SC 1.2.1).</text:p>
          </table:table-cell>
          <table:table-cell table:style-name="ce55" office:value-type="string">
            <text:p>AA</text:p>
          </table:table-cell>
          <table:table-cell table:style-name="ce75"/>
          <table:table-cell table:number-columns-repeated="3" table:style-name="ce91" office:value-type="string">
            <text:p>¨</text:p>
          </table:table-cell>
          <table:table-cell table:style-name="ce115" table:formula="of:=IF(OR([.D60]=&quot;x&quot;;[.E60]=&quot;x&quot;;[.F60]=&quot;x&quot;);0;1)" office:value-type="float" office:value="1">
            <text:p>1</text:p>
          </table:table-cell>
          <table:table-cell table:style-name="ce116" table:number-columns-repeated="1017"/>
        </table:table-row>
        <table:table-row table:style-name="ro18">
          <table:table-cell table:style-name="ce18" office:value-type="string">
            <text:p>1.2.6. Sign Language (Prerecorded) </text:p>
          </table:table-cell>
          <table:table-cell table:style-name="ce56" table:number-columns-repeated="2"/>
          <table:table-cell table:style-name="ce87" table:number-columns-repeated="2"/>
          <table:table-cell table:style-name="ce107"/>
          <table:table-cell table:style-name="ce116" table:number-columns-repeated="1018"/>
        </table:table-row>
        <table:table-row table:style-name="ro1">
          <table:table-cell table:style-name="ce23" office:value-type="string">
            <text:p>Sign language videos are provided for all prerecorded audio content.</text:p>
          </table:table-cell>
          <table:table-cell table:style-name="ce52" office:value-type="string">
            <text:p>AAA</text:p>
          </table:table-cell>
          <table:table-cell table:style-name="ce72"/>
          <table:table-cell table:number-columns-repeated="3" table:style-name="ce89" office:value-type="string">
            <text:p>¨</text:p>
          </table:table-cell>
          <table:table-cell table:style-name="ce115" table:formula="of:=IF(OR([.D62]=&quot;x&quot;;[.E62]=&quot;x&quot;;[.F62]=&quot;x&quot;);0;1)" office:value-type="float" office:value="1">
            <text:p>1</text:p>
          </table:table-cell>
          <table:table-cell table:style-name="ce116" table:number-columns-repeated="1017"/>
        </table:table-row>
        <table:table-row table:style-name="ro18">
          <table:table-cell table:style-name="ce18" office:value-type="string">
            <text:p>1.2.7. Extended Audio Description (Prerecorded) </text:p>
          </table:table-cell>
          <table:table-cell table:style-name="ce56" table:number-columns-repeated="2"/>
          <table:table-cell table:style-name="ce87" table:number-columns-repeated="2"/>
          <table:table-cell table:style-name="ce107"/>
          <table:table-cell table:style-name="ce116" table:number-columns-repeated="1018"/>
        </table:table-row>
        <table:table-row table:style-name="ro21">
          <table:table-cell table:style-name="ce23" office:value-type="string">
            <text:p>An extended audio description is prepared for video media if the pauses are not sufficient to communicate the meaning of the video content.</text:p>
          </table:table-cell>
          <table:table-cell table:style-name="ce57" office:value-type="string">
            <text:p>AAA</text:p>
          </table:table-cell>
          <table:table-cell table:style-name="ce72"/>
          <table:table-cell table:number-columns-repeated="3" table:style-name="ce89" office:value-type="string">
            <text:p>¨</text:p>
          </table:table-cell>
          <table:table-cell table:style-name="ce115" table:formula="of:=IF(OR([.D64]=&quot;x&quot;;[.E64]=&quot;x&quot;;[.F64]=&quot;x&quot;);0;1)" office:value-type="float" office:value="1">
            <text:p>1</text:p>
          </table:table-cell>
          <table:table-cell table:style-name="ce116" table:number-columns-repeated="1017"/>
        </table:table-row>
        <table:table-row table:style-name="ro18">
          <table:table-cell table:style-name="ce18" office:value-type="string">
            <text:p>1.2.8. Media Alternative (Prerecorded) </text:p>
          </table:table-cell>
          <table:table-cell table:style-name="ce56" table:number-columns-repeated="2"/>
          <table:table-cell table:style-name="ce87" table:number-columns-repeated="2"/>
          <table:table-cell table:style-name="ce107"/>
          <table:table-cell table:style-name="ce116" table:number-columns-repeated="1018"/>
        </table:table-row>
        <table:table-row table:style-name="ro21">
          <table:table-cell table:style-name="ce23" office:value-type="string">
            <text:p>There is an alternative for all prerecorded video media, containing information that is spoken and/or shown simultaneously.</text:p>
          </table:table-cell>
          <table:table-cell table:style-name="ce57" office:value-type="string">
            <text:p>AAA</text:p>
          </table:table-cell>
          <table:table-cell table:style-name="ce72"/>
          <table:table-cell table:number-columns-repeated="3" table:style-name="ce89" office:value-type="string">
            <text:p>¨</text:p>
          </table:table-cell>
          <table:table-cell table:style-name="ce115" table:formula="of:=IF(OR([.D66]=&quot;x&quot;;[.E66]=&quot;x&quot;;[.F66]=&quot;x&quot;);0;1)" office:value-type="float" office:value="1">
            <text:p>1</text:p>
          </table:table-cell>
          <table:table-cell table:style-name="ce116" table:number-columns-repeated="1017"/>
        </table:table-row>
        <table:table-row table:style-name="ro18">
          <table:table-cell table:style-name="ce18" office:value-type="string">
            <text:p>1.2.9. Audio-only (Live) </text:p>
          </table:table-cell>
          <table:table-cell table:style-name="ce56" table:number-columns-repeated="2"/>
          <table:table-cell table:style-name="ce87" table:number-columns-repeated="2"/>
          <table:table-cell table:style-name="ce107"/>
          <table:table-cell table:style-name="ce116" table:number-columns-repeated="1018"/>
        </table:table-row>
        <table:table-row table:style-name="ro1">
          <table:table-cell table:style-name="ce25" office:value-type="string">
            <text:p>An alternative is provided for all live audio media.</text:p>
          </table:table-cell>
          <table:table-cell table:style-name="ce51" office:value-type="string">
            <text:p>AAA</text:p>
          </table:table-cell>
          <table:table-cell table:style-name="ce71"/>
          <table:table-cell table:number-columns-repeated="3" table:style-name="ce88" office:value-type="string">
            <text:p>¨</text:p>
          </table:table-cell>
          <table:table-cell table:style-name="ce115" table:formula="of:=IF(OR([.D68]=&quot;x&quot;;[.E68]=&quot;x&quot;;[.F68]=&quot;x&quot;);0;1)" office:value-type="float" office:value="1">
            <text:p>1</text:p>
          </table:table-cell>
          <table:table-cell table:style-name="ce116" table:number-columns-repeated="1017"/>
        </table:table-row>
        <table:table-row table:style-name="ro22">
          <table:table-cell table:style-name="ce26" office:value-type="string" table:number-columns-spanned="6" table:number-rows-spanned="1">
            <text:p>1.3. Adaptable: Create content that can be presented in different ways (for example simpler layout) without losing information or structure.</text:p>
          </table:table-cell>
          <table:covered-table-cell table:number-columns-repeated="4" table:style-name="ce58"/>
          <table:covered-table-cell table:style-name="ce109"/>
          <table:table-cell table:style-name="ce116" table:number-columns-repeated="1018"/>
        </table:table-row>
        <table:table-row table:style-name="ro23">
          <table:table-cell table:style-name="ce27" office:value-type="string">
            <text:p>1.3.1. Info and Relationship </text:p>
          </table:table-cell>
          <table:table-cell table:style-name="ce59"/>
          <table:table-cell table:style-name="ce63"/>
          <table:table-cell table:style-name="ce92" table:number-columns-repeated="2"/>
          <table:table-cell table:style-name="ce110"/>
          <table:table-cell table:style-name="ce116"/>
          <table:table-cell table:number-columns-repeated="1017"/>
        </table:table-row>
        <table:table-row table:style-name="ro23">
          <table:table-cell table:style-name="ce28" office:value-type="string">
            <text:p>A. Headings</text:p>
          </table:table-cell>
          <table:table-cell table:style-name="ce60"/>
          <table:table-cell table:style-name="ce64"/>
          <table:table-cell table:style-name="ce92" table:number-columns-repeated="2"/>
          <table:table-cell table:style-name="ce110"/>
          <table:table-cell table:style-name="ce116"/>
          <table:table-cell table:number-columns-repeated="1017"/>
        </table:table-row>
        <table:table-row table:style-name="ro18">
          <table:table-cell table:style-name="ce25" office:value-type="string">
            <text:p>Headings make the structure of the document clear.</text:p>
          </table:table-cell>
          <table:table-cell table:style-name="ce61" office:value-type="string">
            <text:p>A</text:p>
          </table:table-cell>
          <table:table-cell table:style-name="ce76"/>
          <table:table-cell table:number-columns-repeated="3" table:style-name="ce88" office:value-type="string">
            <text:p>¨</text:p>
          </table:table-cell>
          <table:table-cell table:style-name="ce115" table:formula="of:=IF(OR([.D72]=&quot;x&quot;;[.E72]=&quot;x&quot;;[.F72]=&quot;x&quot;);0;1)" office:value-type="float" office:value="1">
            <text:p>1</text:p>
          </table:table-cell>
          <table:table-cell table:number-columns-repeated="1017"/>
        </table:table-row>
        <table:table-row table:style-name="ro18">
          <table:table-cell table:style-name="ce25" office:value-type="string">
            <text:p>Headings are marked up using the heading element (<text:span text:style-name="T1">h1, h2, ... , h6</text:span><text:span text:style-name="T2">).</text:span></text:p>
          </table:table-cell>
          <table:table-cell table:style-name="ce61" office:value-type="string">
            <text:p>A</text:p>
          </table:table-cell>
          <table:table-cell table:style-name="ce76"/>
          <table:table-cell table:number-columns-repeated="3" table:style-name="ce88" office:value-type="string">
            <text:p>¨</text:p>
          </table:table-cell>
          <table:table-cell table:style-name="ce115" table:formula="of:=IF(OR([.D73]=&quot;x&quot;;[.E73]=&quot;x&quot;;[.F73]=&quot;x&quot;);0;1)" office:value-type="float" office:value="1">
            <text:p>1</text:p>
          </table:table-cell>
          <table:table-cell table:number-columns-repeated="1017"/>
        </table:table-row>
        <table:table-row table:style-name="ro23">
          <table:table-cell table:style-name="ce28" office:value-type="string">
            <text:p>B. Lists</text:p>
          </table:table-cell>
          <table:table-cell table:style-name="ce60"/>
          <table:table-cell table:style-name="ce64"/>
          <table:table-cell table:style-name="ce92" table:number-columns-repeated="2"/>
          <table:table-cell table:style-name="ce110"/>
          <table:table-cell table:style-name="ce115"/>
          <table:table-cell table:number-columns-repeated="1017"/>
        </table:table-row>
        <table:table-row table:style-name="ro18">
          <table:table-cell table:style-name="ce25" office:value-type="string">
            <text:p>Listed information is formatted as a list (<text:span text:style-name="T1">ul, ol, dl</text:span><text:span text:style-name="T2">).</text:span></text:p>
          </table:table-cell>
          <table:table-cell table:style-name="ce61" office:value-type="string">
            <text:p>A</text:p>
          </table:table-cell>
          <table:table-cell table:style-name="ce76"/>
          <table:table-cell table:number-columns-repeated="3" table:style-name="ce88" office:value-type="string">
            <text:p>¨</text:p>
          </table:table-cell>
          <table:table-cell table:style-name="ce115" table:formula="of:=IF(OR([.D75]=&quot;x&quot;;[.E75]=&quot;x&quot;;[.F75]=&quot;x&quot;);0;1)" office:value-type="float" office:value="1">
            <text:p>1</text:p>
          </table:table-cell>
          <table:table-cell table:number-columns-repeated="1017"/>
        </table:table-row>
        <table:table-row table:style-name="ro23">
          <table:table-cell table:style-name="ce28" office:value-type="string">
            <text:p>C. Forms</text:p>
          </table:table-cell>
          <table:table-cell table:style-name="ce60"/>
          <table:table-cell table:style-name="ce64"/>
          <table:table-cell table:style-name="ce92" table:number-columns-repeated="2"/>
          <table:table-cell table:style-name="ce110"/>
          <table:table-cell table:style-name="ce115"/>
          <table:table-cell table:number-columns-repeated="1017"/>
        </table:table-row>
        <table:table-row table:style-name="ro18">
          <table:table-cell table:style-name="ce25" office:value-type="string">
            <text:p>In forms with multiple parts, the parts are grouped by content into information blocks.</text:p>
          </table:table-cell>
          <table:table-cell table:style-name="ce61" office:value-type="string">
            <text:p>A</text:p>
          </table:table-cell>
          <table:table-cell table:style-name="ce76"/>
          <table:table-cell table:number-columns-repeated="3" table:style-name="ce88" office:value-type="string">
            <text:p>¨</text:p>
          </table:table-cell>
          <table:table-cell table:style-name="ce115" table:formula="of:=IF(OR([.D77]=&quot;x&quot;;[.E77]=&quot;x&quot;;[.F77]=&quot;x&quot;);0;1)" office:value-type="float" office:value="1">
            <text:p>1</text:p>
          </table:table-cell>
          <table:table-cell table:number-columns-repeated="1017"/>
        </table:table-row>
        <table:table-row table:style-name="ro18">
          <table:table-cell table:style-name="ce25" office:value-type="string">
            <text:p>Labels and related form input fields are logically linked. </text:p>
          </table:table-cell>
          <table:table-cell table:style-name="ce61" office:value-type="string">
            <text:p>A</text:p>
          </table:table-cell>
          <table:table-cell table:style-name="ce76"/>
          <table:table-cell table:number-columns-repeated="3" table:style-name="ce88" office:value-type="string">
            <text:p>¨</text:p>
          </table:table-cell>
          <table:table-cell table:style-name="ce115" table:formula="of:=IF(OR([.D78]=&quot;x&quot;;[.E78]=&quot;x&quot;;[.F78]=&quot;x&quot;);0;1)" office:value-type="float" office:value="1">
            <text:p>1</text:p>
          </table:table-cell>
          <table:table-cell table:number-columns-repeated="1017"/>
        </table:table-row>
        <table:table-row table:style-name="ro23">
          <table:table-cell table:style-name="ce28" office:value-type="string">
            <text:p>D. Data tables</text:p>
          </table:table-cell>
          <table:table-cell table:style-name="ce60"/>
          <table:table-cell table:style-name="ce64"/>
          <table:table-cell table:style-name="ce93" table:number-columns-repeated="2"/>
          <table:table-cell table:style-name="ce111"/>
          <table:table-cell table:style-name="ce115"/>
          <table:table-cell table:number-columns-repeated="1017"/>
        </table:table-row>
        <table:table-row table:style-name="ro21">
          <table:table-cell table:style-name="ce25" office:value-type="string">
            <text:p>Data tables are formatted with the necessary markup, e.g., headings for columns; rows and tables are clearly labeled, and headings and summaries are present.</text:p>
          </table:table-cell>
          <table:table-cell table:style-name="ce61" office:value-type="string">
            <text:p>A</text:p>
          </table:table-cell>
          <table:table-cell table:style-name="ce76"/>
          <table:table-cell table:number-columns-repeated="3" table:style-name="ce88" office:value-type="string">
            <text:p>¨</text:p>
          </table:table-cell>
          <table:table-cell table:style-name="ce115" table:formula="of:=IF(OR([.D80]=&quot;x&quot;;[.E80]=&quot;x&quot;;[.F80]=&quot;x&quot;);0;1)" office:value-type="float" office:value="1">
            <text:p>1</text:p>
          </table:table-cell>
          <table:table-cell table:number-columns-repeated="1017"/>
        </table:table-row>
        <table:table-row table:style-name="ro18">
          <table:table-cell table:style-name="ce29" office:value-type="string">
            <text:p>Data tables can be read serially and are not used for layout purposes.</text:p>
          </table:table-cell>
          <table:table-cell table:style-name="ce61" office:value-type="string">
            <text:p>A</text:p>
          </table:table-cell>
          <table:table-cell table:style-name="ce77"/>
          <table:table-cell table:number-columns-repeated="3" table:style-name="ce89" office:value-type="string">
            <text:p>¨</text:p>
          </table:table-cell>
          <table:table-cell table:style-name="ce115" table:formula="of:=IF(OR([.D81]=&quot;x&quot;;[.E81]=&quot;x&quot;;[.F81]=&quot;x&quot;);0;1)" office:value-type="float" office:value="1">
            <text:p>1</text:p>
          </table:table-cell>
          <table:table-cell table:number-columns-repeated="1017"/>
        </table:table-row>
        <table:table-row table:style-name="ro23">
          <table:table-cell table:style-name="ce28" office:value-type="string">
            <text:p>E. Use of symbols</text:p>
          </table:table-cell>
          <table:table-cell table:style-name="ce60"/>
          <table:table-cell table:style-name="ce64"/>
          <table:table-cell table:style-name="ce92" table:number-columns-repeated="2"/>
          <table:table-cell table:style-name="ce110"/>
          <table:table-cell table:style-name="ce115"/>
          <table:table-cell table:number-columns-repeated="1017"/>
        </table:table-row>
        <table:table-row table:style-name="ro24">
          <table:table-cell table:style-name="ce30" office:value-type="string">
            <text:p>Special text is correctly formatted, e.g., citations with <text:span text:style-name="T1">cite</text:span><text:span text:style-name="T2"> and long quotations with </text:span><text:span text:style-name="T1">blockquote</text:span></text:p>
          </table:table-cell>
          <table:table-cell table:style-name="ce61" office:value-type="string">
            <text:p>A</text:p>
          </table:table-cell>
          <table:table-cell table:style-name="ce78"/>
          <table:table-cell table:number-columns-repeated="3" table:style-name="ce91" office:value-type="string">
            <text:p>¨</text:p>
          </table:table-cell>
          <table:table-cell table:style-name="ce115" table:formula="of:=IF(OR([.D83]=&quot;x&quot;;[.E83]=&quot;x&quot;;[.F83]=&quot;x&quot;);0;1)" office:value-type="float" office:value="1">
            <text:p>1</text:p>
          </table:table-cell>
          <table:table-cell table:number-columns-repeated="1017"/>
        </table:table-row>
        <table:table-row table:style-name="ro18">
          <table:table-cell table:style-name="ce18" office:value-type="string">
            <text:p>1.3.2. Meaningful Sequence </text:p>
          </table:table-cell>
          <table:table-cell table:style-name="ce49"/>
          <table:table-cell table:style-name="ce56"/>
          <table:table-cell table:style-name="ce92" table:number-columns-repeated="2"/>
          <table:table-cell table:style-name="ce110"/>
          <table:table-cell table:style-name="ce115"/>
          <table:table-cell table:number-columns-repeated="1017"/>
        </table:table-row>
        <table:table-row table:style-name="ro18">
          <table:table-cell table:style-name="ce23" office:value-type="string">
            <text:p>The logical order is retained for screen readers and when CSS is turned off.</text:p>
          </table:table-cell>
          <table:table-cell table:style-name="ce61" office:value-type="string">
            <text:p>A</text:p>
          </table:table-cell>
          <table:table-cell table:style-name="ce79"/>
          <table:table-cell table:number-columns-repeated="3" table:style-name="ce88" office:value-type="string">
            <text:p>¨</text:p>
          </table:table-cell>
          <table:table-cell table:style-name="ce115" table:formula="of:=IF(OR([.D85]=&quot;x&quot;;[.E85]=&quot;x&quot;;[.F85]=&quot;x&quot;);0;1)" office:value-type="float" office:value="1">
            <text:p>1</text:p>
          </table:table-cell>
          <table:table-cell table:number-columns-repeated="1017"/>
        </table:table-row>
        <table:table-row table:style-name="ro21">
          <table:table-cell table:style-name="ce23" office:value-type="string">
            <text:p>Contents in tables are correctly linearized and no empty cells are used to create space in the layout.</text:p>
          </table:table-cell>
          <table:table-cell table:style-name="ce61" office:value-type="string">
            <text:p>A</text:p>
          </table:table-cell>
          <table:table-cell table:style-name="ce79"/>
          <table:table-cell table:number-columns-repeated="3" table:style-name="ce88" office:value-type="string">
            <text:p>¨</text:p>
          </table:table-cell>
          <table:table-cell table:style-name="ce115" table:formula="of:=IF(OR([.D86]=&quot;x&quot;;[.E86]=&quot;x&quot;;[.F86]=&quot;x&quot;);0;1)" office:value-type="float" office:value="1">
            <text:p>1</text:p>
          </table:table-cell>
          <table:table-cell table:number-columns-repeated="1017"/>
        </table:table-row>
        <table:table-row table:style-name="ro18">
          <table:table-cell table:style-name="ce23" office:value-type="string">
            <text:p>No character spaces are used to create space in the layout; CSS is used instead.</text:p>
          </table:table-cell>
          <table:table-cell table:style-name="ce61" office:value-type="string">
            <text:p>A</text:p>
          </table:table-cell>
          <table:table-cell table:style-name="ce79"/>
          <table:table-cell table:number-columns-repeated="3" table:style-name="ce88" office:value-type="string">
            <text:p>¨</text:p>
          </table:table-cell>
          <table:table-cell table:style-name="ce115" table:formula="of:=IF(OR([.D87]=&quot;x&quot;;[.E87]=&quot;x&quot;;[.F87]=&quot;x&quot;);0;1)" office:value-type="float" office:value="1">
            <text:p>1</text:p>
          </table:table-cell>
          <table:table-cell table:number-columns-repeated="1017"/>
        </table:table-row>
        <table:table-row table:style-name="ro18">
          <table:table-cell table:style-name="ce23" office:value-type="string">
            <text:p>There is no contextual confusion caused by content positioned with CSS.</text:p>
          </table:table-cell>
          <table:table-cell table:style-name="ce61" office:value-type="string">
            <text:p>A</text:p>
          </table:table-cell>
          <table:table-cell table:style-name="ce80"/>
          <table:table-cell table:number-columns-repeated="3" table:style-name="ce89" office:value-type="string">
            <text:p>¨</text:p>
          </table:table-cell>
          <table:table-cell table:style-name="ce115" table:formula="of:=IF(OR([.D88]=&quot;x&quot;;[.E88]=&quot;x&quot;;[.F88]=&quot;x&quot;);0;1)" office:value-type="float" office:value="1">
            <text:p>1</text:p>
          </table:table-cell>
          <table:table-cell table:number-columns-repeated="1017"/>
        </table:table-row>
        <table:table-row table:style-name="ro18">
          <table:table-cell table:style-name="ce18" office:value-type="string">
            <text:p>1.3.3. Sensory Characteristics </text:p>
          </table:table-cell>
          <table:table-cell table:style-name="ce49"/>
          <table:table-cell table:style-name="ce56"/>
          <table:table-cell table:style-name="ce92" table:number-columns-repeated="2"/>
          <table:table-cell table:style-name="ce110"/>
          <table:table-cell table:style-name="ce115"/>
          <table:table-cell table:number-columns-repeated="1017"/>
        </table:table-row>
        <table:table-row table:style-name="ro21">
          <table:table-cell table:style-name="ce23" office:value-type="string">
            <text:p>There are no instructions that are solely optical or acoustic, e.g., "Press the green button on the left".</text:p>
          </table:table-cell>
          <table:table-cell table:style-name="ce61" office:value-type="string">
            <text:p>A</text:p>
          </table:table-cell>
          <table:table-cell table:style-name="ce81"/>
          <table:table-cell table:number-columns-repeated="3" table:style-name="ce94" office:value-type="string">
            <text:p>¨</text:p>
          </table:table-cell>
          <table:table-cell table:style-name="ce115" table:formula="of:=IF(OR([.D90]=&quot;x&quot;;[.E90]=&quot;x&quot;;[.F90]=&quot;x&quot;);0;1)" office:value-type="float" office:value="1">
            <text:p>1</text:p>
          </table:table-cell>
          <table:table-cell table:number-columns-repeated="1017"/>
        </table:table-row>
        <table:table-row table:style-name="ro3">
          <table:table-cell table:style-name="ce26" office:value-type="string" table:number-columns-spanned="6" table:number-rows-spanned="1">
            <text:p>1.4. Distinguishable: Make it easier for users to see and hear content including separating foreground from background.</text:p>
          </table:table-cell>
          <table:covered-table-cell table:number-columns-repeated="4" table:style-name="ce58"/>
          <table:covered-table-cell table:style-name="ce109"/>
          <table:table-cell table:style-name="ce115"/>
          <table:table-cell table:style-name="ce116" table:number-columns-repeated="1017"/>
        </table:table-row>
        <table:table-row table:style-name="ro18">
          <table:table-cell table:style-name="ce18" office:value-type="string">
            <text:p>1.4.1. Use of Color </text:p>
          </table:table-cell>
          <table:table-cell table:style-name="ce49"/>
          <table:table-cell table:style-name="ce56"/>
          <table:table-cell table:style-name="ce87" table:number-columns-repeated="2"/>
          <table:table-cell table:style-name="ce107"/>
          <table:table-cell table:style-name="ce115"/>
          <table:table-cell/>
          <table:table-cell table:style-name="ce116" table:number-columns-repeated="1016"/>
        </table:table-row>
        <table:table-row table:style-name="ro1">
          <table:table-cell table:style-name="ce23" office:value-type="string">
            <text:p>Information is not communicated solely based on color.</text:p>
          </table:table-cell>
          <table:table-cell table:style-name="ce62" office:value-type="string">
            <text:p>A</text:p>
          </table:table-cell>
          <table:table-cell table:style-name="ce79"/>
          <table:table-cell table:number-columns-repeated="3" table:style-name="ce88" office:value-type="string">
            <text:p>¨</text:p>
          </table:table-cell>
          <table:table-cell table:style-name="ce115" table:formula="of:=IF(OR([.D93]=&quot;x&quot;;[.E93]=&quot;x&quot;;[.F93]=&quot;x&quot;);0;1)" office:value-type="float" office:value="1">
            <text:p>1</text:p>
          </table:table-cell>
          <table:table-cell table:style-name="ce116" table:number-columns-repeated="1017"/>
        </table:table-row>
        <table:table-row table:style-name="ro21">
          <table:table-cell table:style-name="ce23" office:value-type="string">
            <text:p>If color alone is used for differentiation, e.g., for links in a text, the links have a contrast ratio to the surrounding running text of at least 3:1.</text:p>
          </table:table-cell>
          <table:table-cell table:style-name="ce62" office:value-type="string">
            <text:p>A</text:p>
          </table:table-cell>
          <table:table-cell table:style-name="ce82"/>
          <table:table-cell table:number-columns-repeated="3" table:style-name="ce95" office:value-type="string">
            <text:p>¨</text:p>
          </table:table-cell>
          <table:table-cell table:style-name="ce115" table:formula="of:=IF(OR([.D94]=&quot;x&quot;;[.E94]=&quot;x&quot;;[.F94]=&quot;x&quot;);0;1)" office:value-type="float" office:value="1">
            <text:p>1</text:p>
          </table:table-cell>
          <table:table-cell table:style-name="ce117" table:number-columns-repeated="1017"/>
        </table:table-row>
        <table:table-row table:style-name="ro18">
          <table:table-cell table:style-name="ce18" office:value-type="string">
            <text:p>1.4.2. Audio Control </text:p>
          </table:table-cell>
          <table:table-cell table:style-name="ce56" table:number-columns-repeated="2"/>
          <table:table-cell table:style-name="ce87" table:number-columns-repeated="2"/>
          <table:table-cell table:style-name="ce107"/>
          <table:table-cell table:style-name="ce115"/>
          <table:table-cell table:style-name="ce116" table:number-columns-repeated="1017"/>
        </table:table-row>
        <table:table-row table:style-name="ro1">
          <table:table-cell table:style-name="ce31" office:value-type="string">
            <text:p>If audio plays automatically for more than 3 seconds, a stop button is provided.</text:p>
          </table:table-cell>
          <table:table-cell table:style-name="ce62" office:value-type="string">
            <text:p>A</text:p>
          </table:table-cell>
          <table:table-cell table:style-name="ce79"/>
          <table:table-cell table:number-columns-repeated="3" table:style-name="ce88" office:value-type="string">
            <text:p>¨</text:p>
          </table:table-cell>
          <table:table-cell table:style-name="ce115" table:formula="of:=IF(OR([.D96]=&quot;x&quot;;[.E96]=&quot;x&quot;;[.F96]=&quot;x&quot;);0;1)" office:value-type="float" office:value="1">
            <text:p>1</text:p>
          </table:table-cell>
          <table:table-cell table:style-name="ce116" table:number-columns-repeated="1017"/>
        </table:table-row>
        <table:table-row table:style-name="ro25">
          <table:table-cell table:style-name="ce18" office:value-type="string">
            <text:p>1.4.3. Contrast (Minimum) </text:p>
          </table:table-cell>
          <table:table-cell table:style-name="ce56" table:number-columns-repeated="2"/>
          <table:table-cell table:style-name="ce87" table:number-columns-repeated="2"/>
          <table:table-cell table:style-name="ce107"/>
          <table:table-cell table:style-name="ce115"/>
          <table:table-cell table:style-name="ce116" table:number-columns-repeated="1017"/>
        </table:table-row>
        <table:table-row table:style-name="ro1">
          <table:table-cell table:style-name="ce24" office:value-type="string">
            <text:p>The contrast ratio of the font color to the background color is at least 4.5:1.</text:p>
          </table:table-cell>
          <table:table-cell table:style-name="ce57" office:value-type="string">
            <text:p>AA</text:p>
          </table:table-cell>
          <table:table-cell table:style-name="ce79"/>
          <table:table-cell table:number-columns-repeated="3" table:style-name="ce88" office:value-type="string">
            <text:p>¨</text:p>
          </table:table-cell>
          <table:table-cell table:style-name="ce115" table:formula="of:=IF(OR([.D98]=&quot;x&quot;;[.E98]=&quot;x&quot;;[.F98]=&quot;x&quot;);0;1)" office:value-type="float" office:value="1">
            <text:p>1</text:p>
          </table:table-cell>
          <table:table-cell table:style-name="ce116" table:number-columns-repeated="1017"/>
        </table:table-row>
        <table:table-row table:style-name="ro21">
          <table:table-cell table:style-name="ce24" office:value-type="string">
            <text:p>The contrast ratio of the font color of large fonts (at least 18 pt or 14 pt for bold text) to the background color is at least 3:1. </text:p>
          </table:table-cell>
          <table:table-cell table:style-name="ce57" office:value-type="string">
            <text:p>AA</text:p>
          </table:table-cell>
          <table:table-cell table:style-name="ce82"/>
          <table:table-cell table:number-columns-repeated="3" table:style-name="ce95" office:value-type="string">
            <text:p>¨</text:p>
          </table:table-cell>
          <table:table-cell table:style-name="ce115" table:formula="of:=IF(OR([.D99]=&quot;x&quot;;[.E99]=&quot;x&quot;;[.F99]=&quot;x&quot;);0;1)" office:value-type="float" office:value="1">
            <text:p>1</text:p>
          </table:table-cell>
          <table:table-cell table:style-name="ce117" table:number-columns-repeated="1017"/>
        </table:table-row>
        <table:table-row table:style-name="ro26">
          <table:table-cell table:style-name="ce24" office:value-type="string">
            <text:p>This applies to all text and tips, as well as to the borders around input fields and texts in information graphics. Does not necessarily apply to logos, logotypes or purely decorative graphics.</text:p>
          </table:table-cell>
          <table:table-cell table:style-name="ce57" office:value-type="string">
            <text:p>AA</text:p>
          </table:table-cell>
          <table:table-cell table:style-name="ce82"/>
          <table:table-cell table:number-columns-repeated="3" table:style-name="ce95" office:value-type="string">
            <text:p>¨</text:p>
          </table:table-cell>
          <table:table-cell table:style-name="ce115" table:formula="of:=IF(OR([.D100]=&quot;x&quot;;[.E100]=&quot;x&quot;;[.F100]=&quot;x&quot;);0;1)" office:value-type="float" office:value="1">
            <text:p>1</text:p>
          </table:table-cell>
          <table:table-cell table:style-name="ce117" table:number-columns-repeated="1017"/>
        </table:table-row>
        <table:table-row table:style-name="ro18">
          <table:table-cell table:style-name="ce18" office:value-type="string">
            <text:p>1.4.4. Resize Text </text:p>
          </table:table-cell>
          <table:table-cell table:style-name="ce56" table:number-columns-repeated="2"/>
          <table:table-cell table:style-name="ce87" table:number-columns-repeated="2"/>
          <table:table-cell table:style-name="ce107"/>
          <table:table-cell table:style-name="ce115"/>
          <table:table-cell table:style-name="ce116" table:number-columns-repeated="1017"/>
        </table:table-row>
        <table:table-row table:style-name="ro1">
          <table:table-cell table:style-name="ce24" office:value-type="string">
            <text:p>The font size is defined in the CSS in terms of % or em.</text:p>
          </table:table-cell>
          <table:table-cell table:style-name="ce57" office:value-type="string">
            <text:p>AA</text:p>
          </table:table-cell>
          <table:table-cell table:style-name="ce79"/>
          <table:table-cell table:number-columns-repeated="3" table:style-name="ce88" office:value-type="string">
            <text:p>¨</text:p>
          </table:table-cell>
          <table:table-cell table:style-name="ce115" table:formula="of:=IF(OR([.D102]=&quot;x&quot;;[.E102]=&quot;x&quot;;[.F102]=&quot;x&quot;);0;1)" office:value-type="float" office:value="1">
            <text:p>1</text:p>
          </table:table-cell>
          <table:table-cell table:style-name="ce116" table:number-columns-repeated="1017"/>
        </table:table-row>
        <table:table-row table:style-name="ro21">
          <table:table-cell table:style-name="ce24" office:value-type="string">
            <text:p>It is possible to enlarge either the contents of the entire page or the text alone using the browser’s “zoom” function.</text:p>
          </table:table-cell>
          <table:table-cell table:style-name="ce57" office:value-type="string">
            <text:p>AA</text:p>
          </table:table-cell>
          <table:table-cell table:style-name="ce79"/>
          <table:table-cell table:number-columns-repeated="3" table:style-name="ce88" office:value-type="string">
            <text:p>¨</text:p>
          </table:table-cell>
          <table:table-cell table:style-name="ce115" table:formula="of:=IF(OR([.D103]=&quot;x&quot;;[.E103]=&quot;x&quot;;[.F103]=&quot;x&quot;);0;1)" office:value-type="float" office:value="1">
            <text:p>1</text:p>
          </table:table-cell>
          <table:table-cell table:style-name="ce116" table:number-columns-repeated="1017"/>
        </table:table-row>
        <table:table-row table:style-name="ro23">
          <table:table-cell table:style-name="ce27" office:value-type="string">
            <text:p>1.4.5. Images of Text </text:p>
          </table:table-cell>
          <table:table-cell table:style-name="ce63" table:number-columns-repeated="2"/>
          <table:table-cell table:style-name="ce92" table:number-columns-repeated="2"/>
          <table:table-cell table:style-name="ce110"/>
          <table:table-cell table:style-name="ce115"/>
          <table:table-cell table:number-columns-repeated="1017"/>
        </table:table-row>
        <table:table-row table:style-name="ro23">
          <table:table-cell table:style-name="ce28" office:value-type="string">
            <text:p>Text is used instead of text graphics for content. Exceptions:</text:p>
          </table:table-cell>
          <table:table-cell table:style-name="ce64" table:number-columns-repeated="2"/>
          <table:table-cell table:style-name="ce73" table:number-columns-repeated="2"/>
          <table:table-cell table:style-name="ce112"/>
          <table:table-cell table:style-name="ce115"/>
          <table:table-cell table:style-name="ce118" table:number-columns-repeated="1017"/>
        </table:table-row>
        <table:table-row table:style-name="ro1">
          <table:table-cell table:style-name="ce24" office:value-type="string">
            <text:p>The display size of content can be scaled, and the content can be read without CSS.</text:p>
          </table:table-cell>
          <table:table-cell table:style-name="ce57" office:value-type="string">
            <text:p>AA</text:p>
          </table:table-cell>
          <table:table-cell table:style-name="ce79"/>
          <table:table-cell table:number-columns-repeated="3" table:style-name="ce88" office:value-type="string">
            <text:p>¨</text:p>
          </table:table-cell>
          <table:table-cell table:style-name="ce115" table:formula="of:=IF(OR([.D106]=&quot;x&quot;;[.E106]=&quot;x&quot;;[.F106]=&quot;x&quot;);0;1)" office:value-type="float" office:value="1">
            <text:p>1</text:p>
          </table:table-cell>
          <table:table-cell table:style-name="ce116" table:number-columns-repeated="1017"/>
        </table:table-row>
        <table:table-row table:style-name="ro21">
          <table:table-cell table:style-name="ce24" office:value-type="string">
            <text:p>The content is necessary, such as a logo or brand name (e.g., if a particular graphical form is required). They can be described either with alt attributes or title attributes.</text:p>
          </table:table-cell>
          <table:table-cell table:style-name="ce57" office:value-type="string">
            <text:p>AA</text:p>
          </table:table-cell>
          <table:table-cell table:style-name="ce83"/>
          <table:table-cell table:number-columns-repeated="3" table:style-name="ce96" office:value-type="string">
            <text:p>¨</text:p>
          </table:table-cell>
          <table:table-cell table:style-name="ce115" table:formula="of:=IF(OR([.D107]=&quot;x&quot;;[.E107]=&quot;x&quot;;[.F107]=&quot;x&quot;);0;1)" office:value-type="float" office:value="1">
            <text:p>1</text:p>
          </table:table-cell>
          <table:table-cell table:style-name="ce117" table:number-columns-repeated="1017"/>
        </table:table-row>
        <table:table-row table:style-name="ro18">
          <table:table-cell table:style-name="ce18" office:value-type="string">
            <text:p>1.4.6. Contrast (Enhanced) </text:p>
          </table:table-cell>
          <table:table-cell table:style-name="ce56" table:number-columns-repeated="2"/>
          <table:table-cell table:style-name="ce87" table:number-columns-repeated="2"/>
          <table:table-cell table:style-name="ce107"/>
          <table:table-cell table:style-name="ce115"/>
          <table:table-cell table:style-name="ce116" table:number-columns-repeated="1017"/>
        </table:table-row>
        <table:table-row table:style-name="ro1">
          <table:table-cell table:style-name="ce24" office:value-type="string">
            <text:p>The contrast ratio of the font color to the background color is at least 7:1.</text:p>
          </table:table-cell>
          <table:table-cell table:style-name="ce57" office:value-type="string">
            <text:p>AAA</text:p>
          </table:table-cell>
          <table:table-cell table:style-name="ce79"/>
          <table:table-cell table:number-columns-repeated="3" table:style-name="ce88" office:value-type="string">
            <text:p>¨</text:p>
          </table:table-cell>
          <table:table-cell table:style-name="ce115" table:formula="of:=IF(OR([.D109]=&quot;x&quot;;[.E109]=&quot;x&quot;;[.F109]=&quot;x&quot;);0;1)" office:value-type="float" office:value="1">
            <text:p>1</text:p>
          </table:table-cell>
          <table:table-cell table:style-name="ce116" table:number-columns-repeated="1017"/>
        </table:table-row>
        <table:table-row table:style-name="ro21">
          <table:table-cell table:style-name="ce24" office:value-type="string">
            <text:p>The contrast ratio of the font color of large fonts (at least 18 pt or at least 14 pt for bold text) to the background color is at least 4.5:1.</text:p>
          </table:table-cell>
          <table:table-cell table:style-name="ce57" office:value-type="string">
            <text:p>AAA</text:p>
          </table:table-cell>
          <table:table-cell table:style-name="ce82"/>
          <table:table-cell table:number-columns-repeated="3" table:style-name="ce95" office:value-type="string">
            <text:p>¨</text:p>
          </table:table-cell>
          <table:table-cell table:style-name="ce115" table:formula="of:=IF(OR([.D110]=&quot;x&quot;;[.E110]=&quot;x&quot;;[.F110]=&quot;x&quot;);0;1)" office:value-type="float" office:value="1">
            <text:p>1</text:p>
          </table:table-cell>
          <table:table-cell table:style-name="ce117" table:number-columns-repeated="1017"/>
        </table:table-row>
        <table:table-row table:style-name="ro26">
          <table:table-cell table:style-name="ce24" office:value-type="string">
            <text:p>This applies to all texts and tips, as well as to the borders around input fields and texts in information graphics but does not necessarily apply to logos, logotypes or purely decorative graphics.</text:p>
          </table:table-cell>
          <table:table-cell table:style-name="ce57" office:value-type="string">
            <text:p>AAA</text:p>
          </table:table-cell>
          <table:table-cell table:style-name="ce82"/>
          <table:table-cell table:number-columns-repeated="3" table:style-name="ce95" office:value-type="string">
            <text:p>¨</text:p>
          </table:table-cell>
          <table:table-cell table:style-name="ce115" table:formula="of:=IF(OR([.D111]=&quot;x&quot;;[.E111]=&quot;x&quot;;[.F111]=&quot;x&quot;);0;1)" office:value-type="float" office:value="1">
            <text:p>1</text:p>
          </table:table-cell>
          <table:table-cell table:style-name="ce117" table:number-columns-repeated="1017"/>
        </table:table-row>
        <table:table-row table:style-name="ro18">
          <table:table-cell table:style-name="ce18" office:value-type="string">
            <text:p>1.4.7. Low or No Background Audio </text:p>
          </table:table-cell>
          <table:table-cell table:style-name="ce56" table:number-columns-repeated="2"/>
          <table:table-cell table:style-name="ce87" table:number-columns-repeated="2"/>
          <table:table-cell table:style-name="ce107"/>
          <table:table-cell table:style-name="ce115"/>
          <table:table-cell table:style-name="ce116" table:number-columns-repeated="1017"/>
        </table:table-row>
        <table:table-row table:style-name="ro21">
          <table:table-cell table:style-name="ce24" office:value-type="string">
            <text:p>Prerecorded speech has almost imperceptible background noise or none at all, or the audio can be switched off.</text:p>
          </table:table-cell>
          <table:table-cell table:style-name="ce57" office:value-type="string">
            <text:p>AAA</text:p>
          </table:table-cell>
          <table:table-cell table:style-name="ce83"/>
          <table:table-cell table:number-columns-repeated="3" table:style-name="ce96" office:value-type="string">
            <text:p>¨</text:p>
          </table:table-cell>
          <table:table-cell table:style-name="ce115" table:formula="of:=IF(OR([.D113]=&quot;x&quot;;[.E113]=&quot;x&quot;;[.F113]=&quot;x&quot;);0;1)" office:value-type="float" office:value="1">
            <text:p>1</text:p>
          </table:table-cell>
          <table:table-cell table:style-name="ce117" table:number-columns-repeated="1017"/>
        </table:table-row>
        <table:table-row table:style-name="ro23">
          <table:table-cell table:style-name="ce27" office:value-type="string">
            <text:p>1.4.8. Visual Presentation </text:p>
          </table:table-cell>
          <table:table-cell table:style-name="ce65"/>
          <table:table-cell table:style-name="ce63"/>
          <table:table-cell table:style-name="ce92" table:number-columns-repeated="2"/>
          <table:table-cell table:style-name="ce110"/>
          <table:table-cell table:style-name="ce115"/>
          <table:table-cell table:number-columns-repeated="1017"/>
        </table:table-row>
        <table:table-row table:style-name="ro23">
          <table:table-cell table:style-name="ce28" office:value-type="string">
            <text:p>For visual presentation of blocks of text, the following is possible:</text:p>
          </table:table-cell>
          <table:table-cell table:style-name="ce57"/>
          <table:table-cell table:style-name="ce64"/>
          <table:table-cell table:style-name="ce73" table:number-columns-repeated="2"/>
          <table:table-cell table:style-name="ce112"/>
          <table:table-cell table:style-name="ce115"/>
          <table:table-cell table:style-name="ce118" table:number-columns-repeated="1017"/>
        </table:table-row>
        <table:table-row table:style-name="ro1">
          <table:table-cell table:style-name="ce24" office:value-type="string">
            <text:p>The user can select foreground and background colors.</text:p>
          </table:table-cell>
          <table:table-cell table:style-name="ce57" office:value-type="string">
            <text:p>AAA</text:p>
          </table:table-cell>
          <table:table-cell table:style-name="ce79"/>
          <table:table-cell table:number-columns-repeated="3" table:style-name="ce88" office:value-type="string">
            <text:p>¨</text:p>
          </table:table-cell>
          <table:table-cell table:style-name="ce115" table:formula="of:=IF(OR([.D116]=&quot;x&quot;;[.E116]=&quot;x&quot;;[.F116]=&quot;x&quot;);0;1)" office:value-type="float" office:value="1">
            <text:p>1</text:p>
          </table:table-cell>
          <table:table-cell table:style-name="ce116" table:number-columns-repeated="1017"/>
        </table:table-row>
        <table:table-row table:style-name="ro1">
          <table:table-cell table:style-name="ce24" office:value-type="string">
            <text:p>The width is not more than 80 characters.</text:p>
          </table:table-cell>
          <table:table-cell table:style-name="ce57" office:value-type="string">
            <text:p>AAA</text:p>
          </table:table-cell>
          <table:table-cell table:style-name="ce79"/>
          <table:table-cell table:number-columns-repeated="3" table:style-name="ce88" office:value-type="string">
            <text:p>¨</text:p>
          </table:table-cell>
          <table:table-cell table:style-name="ce115" table:formula="of:=IF(OR([.D117]=&quot;x&quot;;[.E117]=&quot;x&quot;;[.F117]=&quot;x&quot;);0;1)" office:value-type="float" office:value="1">
            <text:p>1</text:p>
          </table:table-cell>
          <table:table-cell table:style-name="ce116" table:number-columns-repeated="1017"/>
        </table:table-row>
        <table:table-row table:style-name="ro1">
          <table:table-cell table:style-name="ce24" office:value-type="string">
            <text:p>Text is not justified (it is either left-aligned or right-aligned).</text:p>
          </table:table-cell>
          <table:table-cell table:style-name="ce57" office:value-type="string">
            <text:p>AAA</text:p>
          </table:table-cell>
          <table:table-cell table:style-name="ce79"/>
          <table:table-cell table:number-columns-repeated="3" table:style-name="ce88" office:value-type="string">
            <text:p>¨</text:p>
          </table:table-cell>
          <table:table-cell table:style-name="ce115" table:formula="of:=IF(OR([.D118]=&quot;x&quot;;[.E118]=&quot;x&quot;;[.F118]=&quot;x&quot;);0;1)" office:value-type="float" office:value="1">
            <text:p>1</text:p>
          </table:table-cell>
          <table:table-cell table:style-name="ce116" table:number-columns-repeated="1017"/>
        </table:table-row>
        <table:table-row table:style-name="ro21">
          <table:table-cell table:style-name="ce24" office:value-type="string">
            <text:p>The line spacing is at least 1.5 within paragraphs and the paragraph spacing is at least 1.5 times as large as the line spacing.</text:p>
          </table:table-cell>
          <table:table-cell table:style-name="ce57" office:value-type="string">
            <text:p>AAA</text:p>
          </table:table-cell>
          <table:table-cell table:style-name="ce82"/>
          <table:table-cell table:number-columns-repeated="3" table:style-name="ce95" office:value-type="string">
            <text:p>¨</text:p>
          </table:table-cell>
          <table:table-cell table:style-name="ce115" table:formula="of:=IF(OR([.D119]=&quot;x&quot;;[.E119]=&quot;x&quot;;[.F119]=&quot;x&quot;);0;1)" office:value-type="float" office:value="1">
            <text:p>1</text:p>
          </table:table-cell>
          <table:table-cell table:style-name="ce117" table:number-columns-repeated="1017"/>
        </table:table-row>
        <table:table-row table:style-name="ro21">
          <table:table-cell table:style-name="ce24" office:value-type="string">
            <text:p>The text size can be scaled up to 200 percent without assisting technology (without scrolling).</text:p>
          </table:table-cell>
          <table:table-cell table:style-name="ce57" office:value-type="string">
            <text:p>AAA</text:p>
          </table:table-cell>
          <table:table-cell table:style-name="ce79"/>
          <table:table-cell table:number-columns-repeated="3" table:style-name="ce88" office:value-type="string">
            <text:p>¨</text:p>
          </table:table-cell>
          <table:table-cell table:style-name="ce115" table:formula="of:=IF(OR([.D120]=&quot;x&quot;;[.E120]=&quot;x&quot;;[.F120]=&quot;x&quot;);0;1)" office:value-type="float" office:value="1">
            <text:p>1</text:p>
          </table:table-cell>
          <table:table-cell table:style-name="ce116" table:number-columns-repeated="1017"/>
        </table:table-row>
        <table:table-row table:style-name="ro23">
          <table:table-cell table:style-name="ce27" office:value-type="string">
            <text:p>1.4.9. Images of Text (No Exception) </text:p>
          </table:table-cell>
          <table:table-cell table:style-name="ce63" table:number-columns-repeated="2"/>
          <table:table-cell table:style-name="ce92" table:number-columns-repeated="2"/>
          <table:table-cell table:style-name="ce110"/>
          <table:table-cell table:style-name="ce115"/>
          <table:table-cell table:number-columns-repeated="1017"/>
        </table:table-row>
        <table:table-row table:style-name="ro23">
          <table:table-cell table:style-name="ce28" office:value-type="string">
            <text:p>Text is used instead of text graphics for content. Exceptions:</text:p>
          </table:table-cell>
          <table:table-cell table:style-name="ce64" table:number-columns-repeated="2"/>
          <table:table-cell table:style-name="ce73" table:number-columns-repeated="2"/>
          <table:table-cell table:style-name="ce112"/>
          <table:table-cell table:style-name="ce115"/>
          <table:table-cell table:style-name="ce118" table:number-columns-repeated="1017"/>
        </table:table-row>
        <table:table-row table:style-name="ro21">
          <table:table-cell table:style-name="ce24" office:value-type="string">
            <text:p>The contents are essential for a piece of information that cannot be communicated without text graphics (e.g., logo).</text:p>
          </table:table-cell>
          <table:table-cell table:style-name="ce57" office:value-type="string">
            <text:p>AAA</text:p>
          </table:table-cell>
          <table:table-cell table:style-name="ce82"/>
          <table:table-cell table:number-columns-repeated="3" table:style-name="ce96" office:value-type="string">
            <text:p>¨</text:p>
          </table:table-cell>
          <table:table-cell table:style-name="ce115" table:formula="of:=IF(OR([.D123]=&quot;x&quot;;[.E123]=&quot;x&quot;;[.F123]=&quot;x&quot;);0;1)" office:value-type="float" office:value="1">
            <text:p>1</text:p>
          </table:table-cell>
          <table:table-cell table:style-name="ce117" table:number-columns-repeated="1017"/>
        </table:table-row>
        <table:table-row table:style-name="ro27">
          <table:table-cell table:style-name="ce32" office:value-type="string">
            <text:p>2. Principle: Operable</text:p>
          </table:table-cell>
          <table:table-cell table:style-name="ce47" table:number-columns-repeated="2"/>
          <table:table-cell table:style-name="ce97" table:number-columns-repeated="2"/>
          <table:table-cell table:style-name="ce113"/>
          <table:table-cell table:style-name="ce115"/>
          <table:table-cell table:number-columns-repeated="1017"/>
        </table:table-row>
        <table:table-row table:style-name="ro20">
          <table:table-cell table:style-name="ce21" office:value-type="string">
            <text:p>2.1. Keyboard Accessible: Make all functionality available from a keyboard</text:p>
          </table:table-cell>
          <table:table-cell table:style-name="ce53" table:number-columns-repeated="2"/>
          <table:table-cell table:style-name="ce90" table:number-columns-repeated="2"/>
          <table:table-cell table:style-name="ce108"/>
          <table:table-cell table:style-name="ce115"/>
          <table:table-cell table:number-columns-repeated="1017"/>
        </table:table-row>
        <table:table-row table:style-name="ro23">
          <table:table-cell table:style-name="ce27" office:value-type="string">
            <text:p>2.1.1. Keyboard </text:p>
          </table:table-cell>
          <table:table-cell table:style-name="ce59"/>
          <table:table-cell table:style-name="ce63"/>
          <table:table-cell table:style-name="ce92" table:number-columns-repeated="2"/>
          <table:table-cell table:style-name="ce110"/>
          <table:table-cell table:style-name="ce115"/>
          <table:table-cell table:number-columns-repeated="1017"/>
        </table:table-row>
        <table:table-row table:style-name="ro13">
          <table:table-cell table:style-name="ce33" office:value-type="string">
            <text:p>The following can be navigated and operated using the keyboard (tab key):</text:p>
          </table:table-cell>
          <table:table-cell table:style-name="ce60"/>
          <table:table-cell table:style-name="ce64"/>
          <table:table-cell table:style-name="ce73" table:number-columns-repeated="2"/>
          <table:table-cell table:style-name="ce112"/>
          <table:table-cell table:style-name="ce115"/>
          <table:table-cell table:style-name="ce118" table:number-columns-repeated="1017"/>
        </table:table-row>
        <table:table-row table:style-name="ro1">
          <table:table-cell table:style-name="ce34" office:value-type="string">
            <text:p>All page functions and elements.</text:p>
          </table:table-cell>
          <table:table-cell table:style-name="ce62" office:value-type="string">
            <text:p>A</text:p>
          </table:table-cell>
          <table:table-cell table:style-name="ce79"/>
          <table:table-cell table:number-columns-repeated="3" table:style-name="ce88" office:value-type="string">
            <text:p>¨</text:p>
          </table:table-cell>
          <table:table-cell table:style-name="ce115" table:formula="of:=IF(OR([.D128]=&quot;x&quot;;[.E128]=&quot;x&quot;;[.F128]=&quot;x&quot;);0;1)" office:value-type="float" office:value="1">
            <text:p>1</text:p>
          </table:table-cell>
          <table:table-cell table:style-name="ce116" table:number-columns-repeated="1017"/>
        </table:table-row>
        <table:table-row table:style-name="ro1">
          <table:table-cell table:style-name="ce34" office:value-type="string">
            <text:p>All form input fields, controls and switches.</text:p>
          </table:table-cell>
          <table:table-cell table:style-name="ce62" office:value-type="string">
            <text:p>A</text:p>
          </table:table-cell>
          <table:table-cell table:style-name="ce79"/>
          <table:table-cell table:number-columns-repeated="3" table:style-name="ce88" office:value-type="string">
            <text:p>¨</text:p>
          </table:table-cell>
          <table:table-cell table:style-name="ce115" table:formula="of:=IF(OR([.D129]=&quot;x&quot;;[.E129]=&quot;x&quot;;[.F129]=&quot;x&quot;);0;1)" office:value-type="float" office:value="1">
            <text:p>1</text:p>
          </table:table-cell>
          <table:table-cell table:style-name="ce116" table:number-columns-repeated="1017"/>
        </table:table-row>
        <table:table-row table:style-name="ro1">
          <table:table-cell table:style-name="ce24" office:value-type="string">
            <text:p>No particular timing of individual keystrokes is needed for operation.</text:p>
          </table:table-cell>
          <table:table-cell table:style-name="ce62" office:value-type="string">
            <text:p>A</text:p>
          </table:table-cell>
          <table:table-cell table:style-name="ce79"/>
          <table:table-cell table:number-columns-repeated="3" table:style-name="ce88" office:value-type="string">
            <text:p>¨</text:p>
          </table:table-cell>
          <table:table-cell table:style-name="ce115" table:formula="of:=IF(OR([.D130]=&quot;x&quot;;[.E130]=&quot;x&quot;;[.F130]=&quot;x&quot;);0;1)" office:value-type="float" office:value="1">
            <text:p>1</text:p>
          </table:table-cell>
          <table:table-cell table:style-name="ce116" table:number-columns-repeated="1017"/>
        </table:table-row>
        <table:table-row table:style-name="ro23">
          <table:table-cell table:style-name="ce27" office:value-type="string">
            <text:p>2.1.2. No Keyboard Trap </text:p>
          </table:table-cell>
          <table:table-cell table:style-name="ce63" table:number-columns-repeated="2"/>
          <table:table-cell table:style-name="ce92" table:number-columns-repeated="2"/>
          <table:table-cell table:style-name="ce110"/>
          <table:table-cell table:style-name="ce115"/>
          <table:table-cell table:number-columns-repeated="1017"/>
        </table:table-row>
        <table:table-row table:style-name="ro1">
          <table:table-cell table:style-name="ce34" office:value-type="string">
            <text:p>The keyboard focus is not blocked for any element of the website.</text:p>
          </table:table-cell>
          <table:table-cell table:style-name="ce62" office:value-type="string">
            <text:p>A</text:p>
          </table:table-cell>
          <table:table-cell table:style-name="ce79"/>
          <table:table-cell table:number-columns-repeated="3" table:style-name="ce88" office:value-type="string">
            <text:p>¨</text:p>
          </table:table-cell>
          <table:table-cell table:style-name="ce115" table:formula="of:=IF(OR([.D132]=&quot;x&quot;;[.E132]=&quot;x&quot;;[.F132]=&quot;x&quot;);0;1)" office:value-type="float" office:value="1">
            <text:p>1</text:p>
          </table:table-cell>
          <table:table-cell table:style-name="ce116" table:number-columns-repeated="1017"/>
        </table:table-row>
        <table:table-row table:style-name="ro1">
          <table:table-cell table:style-name="ce6" office:value-type="string">
            <text:p>The user can move focus to and from every element using the keyboard.</text:p>
          </table:table-cell>
          <table:table-cell table:style-name="ce62" office:value-type="string">
            <text:p>A</text:p>
          </table:table-cell>
          <table:table-cell table:style-name="ce79"/>
          <table:table-cell table:number-columns-repeated="3" table:style-name="ce88" office:value-type="string">
            <text:p>¨</text:p>
          </table:table-cell>
          <table:table-cell table:style-name="ce115" table:formula="of:=IF(OR([.D133]=&quot;x&quot;;[.E133]=&quot;x&quot;;[.F133]=&quot;x&quot;);0;1)" office:value-type="float" office:value="1">
            <text:p>1</text:p>
          </table:table-cell>
          <table:table-cell table:style-name="ce116" table:number-columns-repeated="1017"/>
        </table:table-row>
        <table:table-row table:style-name="ro21">
          <table:table-cell table:style-name="ce35" office:value-type="string">
            <text:p>The user is advised if keyboard keys other than the conventional ones are used (tab key, arrow keys).</text:p>
          </table:table-cell>
          <table:table-cell table:style-name="ce62" office:value-type="string">
            <text:p>A</text:p>
          </table:table-cell>
          <table:table-cell table:style-name="ce82"/>
          <table:table-cell table:number-columns-repeated="3" table:style-name="ce95" office:value-type="string">
            <text:p>¨</text:p>
          </table:table-cell>
          <table:table-cell table:style-name="ce115" table:formula="of:=IF(OR([.D134]=&quot;x&quot;;[.E134]=&quot;x&quot;;[.F134]=&quot;x&quot;);0;1)" office:value-type="float" office:value="1">
            <text:p>1</text:p>
          </table:table-cell>
          <table:table-cell table:style-name="ce117" table:number-columns-repeated="1017"/>
        </table:table-row>
        <table:table-row table:style-name="ro23">
          <table:table-cell table:style-name="ce27" office:value-type="string">
            <text:p>2.1.3. Keyboard (No Exception) </text:p>
          </table:table-cell>
          <table:table-cell table:style-name="ce63" table:number-columns-repeated="2"/>
          <table:table-cell table:style-name="ce92" table:number-columns-repeated="2"/>
          <table:table-cell table:style-name="ce110"/>
          <table:table-cell table:style-name="ce115"/>
          <table:table-cell table:number-columns-repeated="1017"/>
        </table:table-row>
        <table:table-row table:style-name="ro1">
          <table:table-cell table:style-name="ce34" office:value-type="string">
            <text:p>All functionalities can be operated using the keyboard, without exception.</text:p>
          </table:table-cell>
          <table:table-cell table:style-name="ce62" office:value-type="string">
            <text:p>AAA</text:p>
          </table:table-cell>
          <table:table-cell table:style-name="ce79"/>
          <table:table-cell table:number-columns-repeated="3" table:style-name="ce88" office:value-type="string">
            <text:p>¨</text:p>
          </table:table-cell>
          <table:table-cell table:style-name="ce115" table:formula="of:=IF(OR([.D136]=&quot;x&quot;;[.E136]=&quot;x&quot;;[.F136]=&quot;x&quot;);0;1)" office:value-type="float" office:value="1">
            <text:p>1</text:p>
          </table:table-cell>
          <table:table-cell table:style-name="ce116" table:number-columns-repeated="1017"/>
        </table:table-row>
        <table:table-row table:style-name="ro1">
          <table:table-cell table:style-name="ce24" office:value-type="string">
            <text:p>No particular timing of individual keystrokes is necessary for operation.</text:p>
          </table:table-cell>
          <table:table-cell table:style-name="ce57" office:value-type="string">
            <text:p>AAA</text:p>
          </table:table-cell>
          <table:table-cell table:style-name="ce79"/>
          <table:table-cell table:number-columns-repeated="3" table:style-name="ce88" office:value-type="string">
            <text:p>¨</text:p>
          </table:table-cell>
          <table:table-cell table:style-name="ce115" table:formula="of:=IF(OR([.D137]=&quot;x&quot;;[.E137]=&quot;x&quot;;[.F137]=&quot;x&quot;);0;1)" office:value-type="float" office:value="1">
            <text:p>1</text:p>
          </table:table-cell>
          <table:table-cell table:style-name="ce116" table:number-columns-repeated="1017"/>
        </table:table-row>
        <table:table-row table:style-name="ro20">
          <table:table-cell table:style-name="ce21" office:value-type="string">
            <text:p>2.2. Enough Time: Provide users enough time to read and use content</text:p>
          </table:table-cell>
          <table:table-cell table:style-name="ce53" table:number-columns-repeated="2"/>
          <table:table-cell table:style-name="ce90" table:number-columns-repeated="2"/>
          <table:table-cell table:style-name="ce108"/>
          <table:table-cell table:style-name="ce115"/>
          <table:table-cell table:number-columns-repeated="1017"/>
        </table:table-row>
        <table:table-row table:style-name="ro23">
          <table:table-cell table:style-name="ce27" office:value-type="string">
            <text:p>2.1.2 Timing Adjustable </text:p>
          </table:table-cell>
          <table:table-cell table:style-name="ce59"/>
          <table:table-cell table:style-name="ce63"/>
          <table:table-cell table:style-name="ce92" table:number-columns-repeated="2"/>
          <table:table-cell table:style-name="ce110"/>
          <table:table-cell table:style-name="ce115"/>
          <table:table-cell table:number-columns-repeated="1017"/>
        </table:table-row>
        <table:table-row table:style-name="ro18">
          <table:table-cell table:style-name="ce33" office:value-type="string">
            <text:p>There is no time limit for pages. Exceptions:</text:p>
          </table:table-cell>
          <table:table-cell table:style-name="ce60"/>
          <table:table-cell table:style-name="ce64"/>
          <table:table-cell table:style-name="ce73" table:number-columns-repeated="2"/>
          <table:table-cell table:style-name="ce112"/>
          <table:table-cell table:style-name="ce115"/>
          <table:table-cell table:style-name="ce118" table:number-columns-repeated="1017"/>
        </table:table-row>
        <table:table-row table:style-name="ro1">
          <table:table-cell table:style-name="ce34" office:value-type="string">
            <text:p>The user can turn off the time limit before encountering it.</text:p>
          </table:table-cell>
          <table:table-cell table:style-name="ce62" office:value-type="string">
            <text:p>A</text:p>
          </table:table-cell>
          <table:table-cell table:style-name="ce79"/>
          <table:table-cell table:number-columns-repeated="3" table:style-name="ce88" office:value-type="string">
            <text:p>¨</text:p>
          </table:table-cell>
          <table:table-cell table:style-name="ce115" table:formula="of:=IF(OR([.D141]=&quot;x&quot;;[.E141]=&quot;x&quot;;[.F141]=&quot;x&quot;);0;1)" office:value-type="float" office:value="1">
            <text:p>1</text:p>
          </table:table-cell>
          <table:table-cell table:style-name="ce116" table:number-columns-repeated="1017"/>
        </table:table-row>
        <table:table-row table:style-name="ro1">
          <table:table-cell table:style-name="ce34" office:value-type="string">
            <text:p>The user can adjust the time limit before encountering it.</text:p>
          </table:table-cell>
          <table:table-cell table:style-name="ce62" office:value-type="string">
            <text:p>A</text:p>
          </table:table-cell>
          <table:table-cell table:style-name="ce79"/>
          <table:table-cell table:number-columns-repeated="3" table:style-name="ce88" office:value-type="string">
            <text:p>¨</text:p>
          </table:table-cell>
          <table:table-cell table:style-name="ce115" table:formula="of:=IF(OR([.D142]=&quot;x&quot;;[.E142]=&quot;x&quot;;[.F142]=&quot;x&quot;);0;1)" office:value-type="float" office:value="1">
            <text:p>1</text:p>
          </table:table-cell>
          <table:table-cell table:style-name="ce116" table:number-columns-repeated="1017"/>
        </table:table-row>
        <table:table-row table:style-name="ro8">
          <table:table-cell table:style-name="ce27" office:value-type="string">
            <text:p>2.2.2. Pause, Stop, Hide </text:p>
          </table:table-cell>
          <table:table-cell table:style-name="ce63" table:number-columns-repeated="2"/>
          <table:table-cell table:style-name="ce92" table:number-columns-repeated="2"/>
          <table:table-cell table:style-name="ce110"/>
          <table:table-cell table:style-name="ce115"/>
          <table:table-cell table:number-columns-repeated="1017"/>
        </table:table-row>
        <table:table-row table:style-name="ro21">
          <table:table-cell table:style-name="ce33" office:value-type="string">
            <text:p>The following applies to any auto-updating, moving or flashing information that starts automatically and is presented in parallel with other content for longer than 5 seconds:</text:p>
          </table:table-cell>
          <table:table-cell table:style-name="ce64" table:number-columns-repeated="2"/>
          <table:table-cell table:style-name="ce73" table:number-columns-repeated="2"/>
          <table:table-cell table:style-name="ce112"/>
          <table:table-cell table:style-name="ce115"/>
          <table:table-cell table:style-name="ce118" table:number-columns-repeated="1017"/>
        </table:table-row>
        <table:table-row table:style-name="ro1">
          <table:table-cell table:style-name="ce6" office:value-type="string">
            <text:p>The user can use some mechanism to stop, close or hide the information. </text:p>
          </table:table-cell>
          <table:table-cell table:style-name="ce62" office:value-type="string">
            <text:p>A</text:p>
          </table:table-cell>
          <table:table-cell table:style-name="ce79"/>
          <table:table-cell table:number-columns-repeated="3" table:style-name="ce88" office:value-type="string">
            <text:p>¨</text:p>
          </table:table-cell>
          <table:table-cell table:style-name="ce115" table:formula="of:=IF(OR([.D145]=&quot;x&quot;;[.E145]=&quot;x&quot;;[.F145]=&quot;x&quot;);0;1)" office:value-type="float" office:value="1">
            <text:p>1</text:p>
          </table:table-cell>
          <table:table-cell table:style-name="ce116" table:number-columns-repeated="1017"/>
        </table:table-row>
        <table:table-row table:style-name="ro21">
          <table:table-cell table:style-name="ce35" office:value-type="string">
            <text:p>A mechanism is provided for automatic updates, so that the user can stop or hide the update or control its frequency.</text:p>
          </table:table-cell>
          <table:table-cell table:style-name="ce62" office:value-type="string">
            <text:p>A</text:p>
          </table:table-cell>
          <table:table-cell table:style-name="ce82"/>
          <table:table-cell table:number-columns-repeated="3" table:style-name="ce95" office:value-type="string">
            <text:p>¨</text:p>
          </table:table-cell>
          <table:table-cell table:style-name="ce115" table:formula="of:=IF(OR([.D146]=&quot;x&quot;;[.E146]=&quot;x&quot;;[.F146]=&quot;x&quot;);0;1)" office:value-type="float" office:value="1">
            <text:p>1</text:p>
          </table:table-cell>
          <table:table-cell table:style-name="ce117" table:number-columns-repeated="1017"/>
        </table:table-row>
        <table:table-row table:style-name="ro23">
          <table:table-cell table:style-name="ce27" office:value-type="string">
            <text:p>2.2.3. No Timing </text:p>
          </table:table-cell>
          <table:table-cell table:style-name="ce63" table:number-columns-repeated="2"/>
          <table:table-cell table:style-name="ce92" table:number-columns-repeated="2"/>
          <table:table-cell table:style-name="ce110"/>
          <table:table-cell table:style-name="ce115"/>
          <table:table-cell table:number-columns-repeated="1017"/>
        </table:table-row>
        <table:table-row table:style-name="ro1">
          <table:table-cell table:style-name="ce34" office:value-type="string">
            <text:p>No time constraint is necessary when processing the content.</text:p>
          </table:table-cell>
          <table:table-cell table:style-name="ce62" office:value-type="string">
            <text:p>AAA</text:p>
          </table:table-cell>
          <table:table-cell table:style-name="ce79"/>
          <table:table-cell table:number-columns-repeated="3" table:style-name="ce88" office:value-type="string">
            <text:p>¨</text:p>
          </table:table-cell>
          <table:table-cell table:style-name="ce115" table:formula="of:=IF(OR([.D148]=&quot;x&quot;;[.E148]=&quot;x&quot;;[.F148]=&quot;x&quot;);0;1)" office:value-type="float" office:value="1">
            <text:p>1</text:p>
          </table:table-cell>
          <table:table-cell table:style-name="ce116" table:number-columns-repeated="1017"/>
        </table:table-row>
        <table:table-row table:style-name="ro23">
          <table:table-cell table:style-name="ce27" office:value-type="string">
            <text:p>2.2.4. Interruptions</text:p>
          </table:table-cell>
          <table:table-cell table:style-name="ce63" table:number-columns-repeated="2"/>
          <table:table-cell table:style-name="ce92" table:number-columns-repeated="2"/>
          <table:table-cell table:style-name="ce110"/>
          <table:table-cell table:style-name="ce115"/>
          <table:table-cell table:number-columns-repeated="1017"/>
        </table:table-row>
        <table:table-row table:style-name="ro21">
          <table:table-cell table:style-name="ce35" office:value-type="string">
            <text:p>Interruptions such as advisories can be postponed or suppressed by the user, except interruptions involving an emergency.</text:p>
          </table:table-cell>
          <table:table-cell table:style-name="ce57" office:value-type="string">
            <text:p>AAA</text:p>
          </table:table-cell>
          <table:table-cell table:style-name="ce82"/>
          <table:table-cell table:number-columns-repeated="3" table:style-name="ce95" office:value-type="string">
            <text:p>¨</text:p>
          </table:table-cell>
          <table:table-cell table:style-name="ce115" table:formula="of:=IF(OR([.D150]=&quot;x&quot;;[.E150]=&quot;x&quot;;[.F150]=&quot;x&quot;);0;1)" office:value-type="float" office:value="1">
            <text:p>1</text:p>
          </table:table-cell>
          <table:table-cell table:style-name="ce117" table:number-columns-repeated="1017"/>
        </table:table-row>
        <table:table-row table:style-name="ro23">
          <table:table-cell table:style-name="ce27" office:value-type="string">
            <text:p>2.2.5. Re-Authenticating </text:p>
          </table:table-cell>
          <table:table-cell table:style-name="ce63" table:number-columns-repeated="2"/>
          <table:table-cell table:style-name="ce92" table:number-columns-repeated="2"/>
          <table:table-cell table:style-name="ce110"/>
          <table:table-cell table:style-name="ce115"/>
          <table:table-cell table:number-columns-repeated="1017"/>
        </table:table-row>
        <table:table-row table:style-name="ro21">
          <table:table-cell table:style-name="ce35" office:value-type="string">
            <text:p>If an authenticated session is in progress, the user can continue an action after re-authenticating without loss of data.</text:p>
          </table:table-cell>
          <table:table-cell table:style-name="ce57" office:value-type="string">
            <text:p>AAA</text:p>
          </table:table-cell>
          <table:table-cell table:style-name="ce83"/>
          <table:table-cell table:number-columns-repeated="3" table:style-name="ce96" office:value-type="string">
            <text:p>¨</text:p>
          </table:table-cell>
          <table:table-cell table:style-name="ce115" table:formula="of:=IF(OR([.D152]=&quot;x&quot;;[.E152]=&quot;x&quot;;[.F152]=&quot;x&quot;);0;1)" office:value-type="float" office:value="1">
            <text:p>1</text:p>
          </table:table-cell>
          <table:table-cell table:style-name="ce117" table:number-columns-repeated="1017"/>
        </table:table-row>
        <table:table-row table:style-name="ro28">
          <table:table-cell table:style-name="ce21" office:value-type="string">
            <text:p>2.3. Seizures: Do not design content in a way that is known to cause seizures</text:p>
          </table:table-cell>
          <table:table-cell table:style-name="ce53" table:number-columns-repeated="2"/>
          <table:table-cell table:style-name="ce90" table:number-columns-repeated="2"/>
          <table:table-cell table:style-name="ce108"/>
          <table:table-cell table:style-name="ce116"/>
          <table:table-cell table:number-columns-repeated="1017"/>
        </table:table-row>
        <table:table-row table:style-name="ro1">
          <table:table-cell table:style-name="ce36" office:value-type="string">
            <text:p>2.3.1. Three Flashes or Below Threshold </text:p>
          </table:table-cell>
          <table:table-cell table:style-name="ce63" table:number-columns-repeated="2"/>
          <table:table-cell table:style-name="ce92" table:number-columns-repeated="2"/>
          <table:table-cell table:style-name="ce110"/>
          <table:table-cell table:style-name="ce116"/>
          <table:table-cell table:number-columns-repeated="1017"/>
        </table:table-row>
        <table:table-row table:style-name="ro21">
          <table:table-cell table:style-name="ce35" office:value-type="string">
            <text:p>Websites contain nothing that flashes more than three times a second on an ongoing basis, or the flash is below a defined limit for flashes.</text:p>
          </table:table-cell>
          <table:table-cell table:style-name="ce62" office:value-type="string">
            <text:p>A</text:p>
          </table:table-cell>
          <table:table-cell table:style-name="ce82"/>
          <table:table-cell table:number-columns-repeated="3" table:style-name="ce95" office:value-type="string">
            <text:p>¨</text:p>
          </table:table-cell>
          <table:table-cell table:style-name="ce115" table:formula="of:=IF(OR([.D155]=&quot;x&quot;;[.E155]=&quot;x&quot;;[.F155]=&quot;x&quot;);0;1)" office:value-type="float" office:value="1">
            <text:p>1</text:p>
          </table:table-cell>
          <table:table-cell table:style-name="ce117" table:number-columns-repeated="1017"/>
        </table:table-row>
        <table:table-row table:style-name="ro23">
          <table:table-cell table:style-name="ce27" office:value-type="string">
            <text:p>2.3.2. Three Flashes </text:p>
          </table:table-cell>
          <table:table-cell table:style-name="ce66"/>
          <table:table-cell table:style-name="ce63"/>
          <table:table-cell table:style-name="ce92" table:number-columns-repeated="2"/>
          <table:table-cell table:style-name="ce110"/>
          <table:table-cell table:style-name="ce115"/>
          <table:table-cell table:number-columns-repeated="1017"/>
        </table:table-row>
        <table:table-row table:style-name="ro21">
          <table:table-cell table:style-name="ce23" office:value-type="string">
            <text:p>Websites contain nothing that flashes more than three times per second on an ongoing basis.</text:p>
          </table:table-cell>
          <table:table-cell table:style-name="ce62" office:value-type="string">
            <text:p>AAA</text:p>
          </table:table-cell>
          <table:table-cell table:style-name="ce79"/>
          <table:table-cell table:number-columns-repeated="3" table:style-name="ce88" office:value-type="string">
            <text:p>¨</text:p>
          </table:table-cell>
          <table:table-cell table:style-name="ce115" table:formula="of:=IF(OR([.D157]=&quot;x&quot;;[.E157]=&quot;x&quot;;[.F157]=&quot;x&quot;);0;1)" office:value-type="float" office:value="1">
            <text:p>1</text:p>
          </table:table-cell>
          <table:table-cell table:style-name="ce116" table:number-columns-repeated="1017"/>
        </table:table-row>
        <table:table-row table:style-name="ro29">
          <table:table-cell table:style-name="ce26" office:value-type="string" table:number-columns-spanned="6" table:number-rows-spanned="1">
            <text:p>2.4. Navigable: Provide ways to help users navigate, find content and determine where they are</text:p>
          </table:table-cell>
          <table:covered-table-cell table:number-columns-repeated="4" table:style-name="ce67"/>
          <table:covered-table-cell table:style-name="ce114"/>
          <table:table-cell table:style-name="ce115"/>
          <table:table-cell table:style-name="ce116" table:number-columns-repeated="1017"/>
        </table:table-row>
        <table:table-row table:style-name="ro23">
          <table:table-cell table:style-name="ce27" office:value-type="string">
            <text:p>2.4.1. Bypass Blocks </text:p>
          </table:table-cell>
          <table:table-cell table:style-name="ce59"/>
          <table:table-cell table:style-name="ce63"/>
          <table:table-cell table:style-name="ce92" table:number-columns-repeated="2"/>
          <table:table-cell table:style-name="ce110"/>
          <table:table-cell table:style-name="ce115"/>
          <table:table-cell table:number-columns-repeated="1017"/>
        </table:table-row>
        <table:table-row table:style-name="ro1">
          <table:table-cell table:style-name="ce23" office:value-type="string">
            <text:p>Skip links are made available to avoid repeated blocks of information </text:p>
          </table:table-cell>
          <table:table-cell table:style-name="ce62" office:value-type="string">
            <text:p>A</text:p>
          </table:table-cell>
          <table:table-cell table:style-name="ce79"/>
          <table:table-cell table:number-columns-repeated="3" table:style-name="ce88" office:value-type="string">
            <text:p>¨</text:p>
          </table:table-cell>
          <table:table-cell table:style-name="ce115" table:formula="of:=IF(OR([.D160]=&quot;x&quot;;[.E160]=&quot;x&quot;;[.F160]=&quot;x&quot;);0;1)" office:value-type="float" office:value="1">
            <text:p>1</text:p>
          </table:table-cell>
          <table:table-cell table:style-name="ce116" table:number-columns-repeated="1017"/>
        </table:table-row>
        <table:table-row table:style-name="ro1">
          <table:table-cell table:style-name="ce35" office:value-type="string">
            <text:p>Repeated blocks of information are grouped or labeled using headings. </text:p>
          </table:table-cell>
          <table:table-cell table:style-name="ce62" office:value-type="string">
            <text:p>A</text:p>
          </table:table-cell>
          <table:table-cell table:style-name="ce79"/>
          <table:table-cell table:number-columns-repeated="3" table:style-name="ce88" office:value-type="string">
            <text:p>¨</text:p>
          </table:table-cell>
          <table:table-cell table:style-name="ce115" table:formula="of:=IF(OR([.D161]=&quot;x&quot;;[.E161]=&quot;x&quot;;[.F161]=&quot;x&quot;);0;1)" office:value-type="float" office:value="1">
            <text:p>1</text:p>
          </table:table-cell>
          <table:table-cell table:style-name="ce116" table:number-columns-repeated="1017"/>
        </table:table-row>
        <table:table-row table:style-name="ro23">
          <table:table-cell table:style-name="ce27" office:value-type="string">
            <text:p>2.4.2. Page Titled </text:p>
          </table:table-cell>
          <table:table-cell table:style-name="ce59"/>
          <table:table-cell table:style-name="ce63"/>
          <table:table-cell table:style-name="ce92" table:number-columns-repeated="2"/>
          <table:table-cell table:style-name="ce110"/>
          <table:table-cell table:style-name="ce115"/>
          <table:table-cell table:number-columns-repeated="1017"/>
        </table:table-row>
        <table:table-row table:style-name="ro1">
          <table:table-cell table:style-name="ce23" office:value-type="string">
            <text:p>Web pages have a title (title tag in the meta area) that describes the topic or purpose.</text:p>
          </table:table-cell>
          <table:table-cell table:style-name="ce62" office:value-type="string">
            <text:p>A</text:p>
          </table:table-cell>
          <table:table-cell table:style-name="ce79"/>
          <table:table-cell table:number-columns-repeated="3" table:style-name="ce88" office:value-type="string">
            <text:p>¨</text:p>
          </table:table-cell>
          <table:table-cell table:style-name="ce115" table:formula="of:=IF(OR([.D163]=&quot;x&quot;;[.E163]=&quot;x&quot;;[.F163]=&quot;x&quot;);0;1)" office:value-type="float" office:value="1">
            <text:p>1</text:p>
          </table:table-cell>
          <table:table-cell table:style-name="ce116" table:number-columns-repeated="1017"/>
        </table:table-row>
        <table:table-row table:style-name="ro23">
          <table:table-cell table:style-name="ce27" office:value-type="string">
            <text:p>2.4.3. Focus Order </text:p>
          </table:table-cell>
          <table:table-cell table:style-name="ce59"/>
          <table:table-cell table:style-name="ce63"/>
          <table:table-cell table:style-name="ce92" table:number-columns-repeated="2"/>
          <table:table-cell table:style-name="ce110"/>
          <table:table-cell table:style-name="ce115"/>
          <table:table-cell table:number-columns-repeated="1017"/>
        </table:table-row>
        <table:table-row table:style-name="ro1">
          <table:table-cell table:style-name="ce23" office:value-type="string">
            <text:p>The order of links in the navigation and in the content is logical. </text:p>
          </table:table-cell>
          <table:table-cell table:style-name="ce62" office:value-type="string">
            <text:p>A</text:p>
          </table:table-cell>
          <table:table-cell table:style-name="ce79"/>
          <table:table-cell table:number-columns-repeated="3" table:style-name="ce88" office:value-type="string">
            <text:p>¨</text:p>
          </table:table-cell>
          <table:table-cell table:style-name="ce115" table:formula="of:=IF(OR([.D165]=&quot;x&quot;;[.E165]=&quot;x&quot;;[.F165]=&quot;x&quot;);0;1)" office:value-type="float" office:value="1">
            <text:p>1</text:p>
          </table:table-cell>
          <table:table-cell table:style-name="ce116" table:number-columns-repeated="1017"/>
        </table:table-row>
        <table:table-row table:style-name="ro23">
          <table:table-cell table:style-name="ce27" office:value-type="string">
            <text:p>2.4.4. Link Purpose (In Context) </text:p>
          </table:table-cell>
          <table:table-cell table:style-name="ce59"/>
          <table:table-cell table:style-name="ce63"/>
          <table:table-cell table:style-name="ce92" table:number-columns-repeated="2"/>
          <table:table-cell table:style-name="ce110"/>
          <table:table-cell table:style-name="ce115"/>
          <table:table-cell table:number-columns-repeated="1017"/>
        </table:table-row>
        <table:table-row table:style-name="ro1">
          <table:table-cell table:style-name="ce23" office:value-type="string">
            <text:p>Link texts can be understood either alone or based on the context.</text:p>
          </table:table-cell>
          <table:table-cell table:style-name="ce62" office:value-type="string">
            <text:p>A</text:p>
          </table:table-cell>
          <table:table-cell table:style-name="ce79"/>
          <table:table-cell table:number-columns-repeated="3" table:style-name="ce88" office:value-type="string">
            <text:p>¨</text:p>
          </table:table-cell>
          <table:table-cell table:style-name="ce115" table:formula="of:=IF(OR([.D167]=&quot;x&quot;;[.E167]=&quot;x&quot;;[.F167]=&quot;x&quot;);0;1)" office:value-type="float" office:value="1">
            <text:p>1</text:p>
          </table:table-cell>
          <table:table-cell table:style-name="ce116" table:number-columns-repeated="1017"/>
        </table:table-row>
        <table:table-row table:style-name="ro1">
          <table:table-cell table:style-name="ce23" office:value-type="string">
            <text:p>A change in format is indicated by the link text or the context.</text:p>
          </table:table-cell>
          <table:table-cell table:style-name="ce62" office:value-type="string">
            <text:p>A</text:p>
          </table:table-cell>
          <table:table-cell table:style-name="ce79"/>
          <table:table-cell table:number-columns-repeated="3" table:style-name="ce88" office:value-type="string">
            <text:p>¨</text:p>
          </table:table-cell>
          <table:table-cell table:style-name="ce115" table:formula="of:=IF(OR([.D168]=&quot;x&quot;;[.E168]=&quot;x&quot;;[.F168]=&quot;x&quot;);0;1)" office:value-type="float" office:value="1">
            <text:p>1</text:p>
          </table:table-cell>
          <table:table-cell table:style-name="ce116" table:number-columns-repeated="1017"/>
        </table:table-row>
        <table:table-row table:style-name="ro23">
          <table:table-cell table:style-name="ce27" office:value-type="string">
            <text:p>2.4.5. Multiple Ways </text:p>
          </table:table-cell>
          <table:table-cell table:style-name="ce59"/>
          <table:table-cell table:style-name="ce63"/>
          <table:table-cell table:style-name="ce92" table:number-columns-repeated="2"/>
          <table:table-cell table:style-name="ce110"/>
          <table:table-cell table:style-name="ce115"/>
          <table:table-cell table:number-columns-repeated="1017"/>
        </table:table-row>
        <table:table-row table:style-name="ro30">
          <table:table-cell table:style-name="ce28" office:value-type="string">
            <text:p>In addition to navigation, the website presents at least one other method for accessing content:</text:p>
          </table:table-cell>
          <table:table-cell table:style-name="ce60"/>
          <table:table-cell table:style-name="ce64"/>
          <table:table-cell table:style-name="ce73" table:number-columns-repeated="2"/>
          <table:table-cell table:style-name="ce112"/>
          <table:table-cell table:style-name="ce115"/>
          <table:table-cell table:style-name="ce118" table:number-columns-repeated="1017"/>
        </table:table-row>
        <table:table-row table:style-name="ro1">
          <table:table-cell table:style-name="ce23" office:value-type="string">
            <text:p>A search function or</text:p>
          </table:table-cell>
          <table:table-cell table:style-name="ce62" office:value-type="string">
            <text:p>AA</text:p>
          </table:table-cell>
          <table:table-cell table:style-name="ce79"/>
          <table:table-cell table:number-columns-repeated="3" table:style-name="ce88" office:value-type="string">
            <text:p>¨</text:p>
          </table:table-cell>
          <table:table-cell table:style-name="ce115" table:formula="of:=IF(OR([.D171]=&quot;x&quot;;[.E171]=&quot;x&quot;;[.F171]=&quot;x&quot;);0;1)" office:value-type="float" office:value="1">
            <text:p>1</text:p>
          </table:table-cell>
          <table:table-cell table:style-name="ce116" table:number-columns-repeated="1017"/>
        </table:table-row>
        <table:table-row table:style-name="ro1">
          <table:table-cell table:style-name="ce23" office:value-type="string">
            <text:p>A sitemap / table of contents or both</text:p>
          </table:table-cell>
          <table:table-cell table:style-name="ce62" office:value-type="string">
            <text:p>AA</text:p>
          </table:table-cell>
          <table:table-cell table:style-name="ce79"/>
          <table:table-cell table:number-columns-repeated="3" table:style-name="ce88" office:value-type="string">
            <text:p>¨</text:p>
          </table:table-cell>
          <table:table-cell table:style-name="ce115" table:formula="of:=IF(OR([.D172]=&quot;x&quot;;[.E172]=&quot;x&quot;;[.F172]=&quot;x&quot;);0;1)" office:value-type="float" office:value="1">
            <text:p>1</text:p>
          </table:table-cell>
          <table:table-cell table:style-name="ce116" table:number-columns-repeated="1017"/>
        </table:table-row>
        <table:table-row table:style-name="ro23">
          <table:table-cell table:style-name="ce27" office:value-type="string">
            <text:p>2.4.6. Headings and Labels </text:p>
          </table:table-cell>
          <table:table-cell table:style-name="ce59"/>
          <table:table-cell table:style-name="ce63"/>
          <table:table-cell table:style-name="ce92" table:number-columns-repeated="2"/>
          <table:table-cell table:style-name="ce110"/>
          <table:table-cell table:style-name="ce115"/>
          <table:table-cell table:number-columns-repeated="1017"/>
        </table:table-row>
        <table:table-row table:style-name="ro23">
          <table:table-cell table:style-name="ce28" office:value-type="string">
            <text:p>Informative page headings and labels are used:</text:p>
          </table:table-cell>
          <table:table-cell table:style-name="ce60"/>
          <table:table-cell table:style-name="ce64"/>
          <table:table-cell table:style-name="ce73" table:number-columns-repeated="2"/>
          <table:table-cell table:style-name="ce112"/>
          <table:table-cell table:style-name="ce115"/>
          <table:table-cell table:style-name="ce118" table:number-columns-repeated="1017"/>
        </table:table-row>
        <table:table-row table:style-name="ro1">
          <table:table-cell table:style-name="ce23" office:value-type="string">
            <text:p>The website has headings that group the content.</text:p>
          </table:table-cell>
          <table:table-cell table:style-name="ce62" office:value-type="string">
            <text:p>AA</text:p>
          </table:table-cell>
          <table:table-cell table:style-name="ce79"/>
          <table:table-cell table:number-columns-repeated="3" table:style-name="ce88" office:value-type="string">
            <text:p>¨</text:p>
          </table:table-cell>
          <table:table-cell table:style-name="ce115" table:formula="of:=IF(OR([.D175]=&quot;x&quot;;[.E175]=&quot;x&quot;;[.F175]=&quot;x&quot;);0;1)" office:value-type="float" office:value="1">
            <text:p>1</text:p>
          </table:table-cell>
          <table:table-cell table:style-name="ce116" table:number-columns-repeated="1017"/>
        </table:table-row>
        <table:table-row table:style-name="ro1">
          <table:table-cell table:style-name="ce23" office:value-type="string">
            <text:p>The headings describe the subsequent section of content concisely and meaningfully.</text:p>
          </table:table-cell>
          <table:table-cell table:style-name="ce62" office:value-type="string">
            <text:p>AA</text:p>
          </table:table-cell>
          <table:table-cell table:style-name="ce79"/>
          <table:table-cell table:number-columns-repeated="3" table:style-name="ce88" office:value-type="string">
            <text:p>¨</text:p>
          </table:table-cell>
          <table:table-cell table:style-name="ce115" table:formula="of:=IF(OR([.D176]=&quot;x&quot;;[.E176]=&quot;x&quot;;[.F176]=&quot;x&quot;);0;1)" office:value-type="float" office:value="1">
            <text:p>1</text:p>
          </table:table-cell>
          <table:table-cell table:style-name="ce116" table:number-columns-repeated="1017"/>
        </table:table-row>
        <table:table-row table:style-name="ro1">
          <table:table-cell table:style-name="ce23" office:value-type="string">
            <text:p>Descriptive labels are present in forms.</text:p>
          </table:table-cell>
          <table:table-cell table:style-name="ce62" office:value-type="string">
            <text:p>AA</text:p>
          </table:table-cell>
          <table:table-cell table:style-name="ce79"/>
          <table:table-cell table:number-columns-repeated="3" table:style-name="ce88" office:value-type="string">
            <text:p>¨</text:p>
          </table:table-cell>
          <table:table-cell table:style-name="ce115" table:formula="of:=IF(OR([.D177]=&quot;x&quot;;[.E177]=&quot;x&quot;;[.F177]=&quot;x&quot;);0;1)" office:value-type="float" office:value="1">
            <text:p>1</text:p>
          </table:table-cell>
          <table:table-cell table:style-name="ce116" table:number-columns-repeated="1017"/>
        </table:table-row>
        <table:table-row table:style-name="ro21">
          <table:table-cell table:style-name="ce23" office:value-type="string">
            <text:p>The functions or instructions are labeled, and active zones can be recognized on image maps and maps.</text:p>
          </table:table-cell>
          <table:table-cell table:style-name="ce62" office:value-type="string">
            <text:p>AA</text:p>
          </table:table-cell>
          <table:table-cell table:style-name="ce83"/>
          <table:table-cell table:number-columns-repeated="3" table:style-name="ce96" office:value-type="string">
            <text:p>¨</text:p>
          </table:table-cell>
          <table:table-cell table:style-name="ce115" table:formula="of:=IF(OR([.D178]=&quot;x&quot;;[.E178]=&quot;x&quot;;[.F178]=&quot;x&quot;);0;1)" office:value-type="float" office:value="1">
            <text:p>1</text:p>
          </table:table-cell>
          <table:table-cell table:style-name="ce117" table:number-columns-repeated="1017"/>
        </table:table-row>
        <table:table-row table:style-name="ro23">
          <table:table-cell table:style-name="ce27" office:value-type="string">
            <text:p>2.4.7. Focus Visible </text:p>
          </table:table-cell>
          <table:table-cell table:style-name="ce59"/>
          <table:table-cell table:style-name="ce63"/>
          <table:table-cell table:style-name="ce92" table:number-columns-repeated="2"/>
          <table:table-cell table:style-name="ce110"/>
          <table:table-cell table:style-name="ce115"/>
          <table:table-cell table:number-columns-repeated="1017"/>
        </table:table-row>
        <table:table-row table:style-name="ro1">
          <table:table-cell table:style-name="ce24" office:value-type="string">
            <text:p>Elements with focus are visibly emphasized when they are activated using the keyboard.</text:p>
          </table:table-cell>
          <table:table-cell table:style-name="ce62" office:value-type="string">
            <text:p>AA</text:p>
          </table:table-cell>
          <table:table-cell table:style-name="ce79"/>
          <table:table-cell table:number-columns-repeated="3" table:style-name="ce88" office:value-type="string">
            <text:p>¨</text:p>
          </table:table-cell>
          <table:table-cell table:style-name="ce115" table:formula="of:=IF(OR([.D180]=&quot;x&quot;;[.E180]=&quot;x&quot;;[.F180]=&quot;x&quot;);0;1)" office:value-type="float" office:value="1">
            <text:p>1</text:p>
          </table:table-cell>
          <table:table-cell table:style-name="ce116" table:number-columns-repeated="1017"/>
        </table:table-row>
        <table:table-row table:style-name="ro1">
          <table:table-cell table:style-name="ce37" office:value-type="string">
            <text:p>Skip links become visible when they receive keyboard focus.</text:p>
          </table:table-cell>
          <table:table-cell table:style-name="ce62" office:value-type="string">
            <text:p>AA</text:p>
          </table:table-cell>
          <table:table-cell table:style-name="ce79"/>
          <table:table-cell table:number-columns-repeated="3" table:style-name="ce88" office:value-type="string">
            <text:p>¨</text:p>
          </table:table-cell>
          <table:table-cell table:style-name="ce115" table:formula="of:=IF(OR([.D181]=&quot;x&quot;;[.E181]=&quot;x&quot;;[.F181]=&quot;x&quot;);0;1)" office:value-type="float" office:value="1">
            <text:p>1</text:p>
          </table:table-cell>
          <table:table-cell table:style-name="ce116" table:number-columns-repeated="1017"/>
        </table:table-row>
        <table:table-row table:style-name="ro31">
          <table:table-cell table:style-name="ce27" office:value-type="string">
            <text:p>2.4.8. Location</text:p>
          </table:table-cell>
          <table:table-cell table:style-name="ce59"/>
          <table:table-cell table:style-name="ce63"/>
          <table:table-cell table:style-name="ce92" table:number-columns-repeated="2"/>
          <table:table-cell table:style-name="ce110"/>
          <table:table-cell table:style-name="ce115"/>
          <table:table-cell table:number-columns-repeated="1017"/>
        </table:table-row>
        <table:table-row table:style-name="ro1">
          <table:table-cell table:style-name="ce23" office:value-type="string">
            <text:p>The current position of the user within the website or a process is indicated.</text:p>
          </table:table-cell>
          <table:table-cell table:style-name="ce62" office:value-type="string">
            <text:p>AAA</text:p>
          </table:table-cell>
          <table:table-cell table:style-name="ce79"/>
          <table:table-cell table:number-columns-repeated="3" table:style-name="ce88" office:value-type="string">
            <text:p>¨</text:p>
          </table:table-cell>
          <table:table-cell table:style-name="ce115" table:formula="of:=IF(OR([.D183]=&quot;x&quot;;[.E183]=&quot;x&quot;;[.F183]=&quot;x&quot;);0;1)" office:value-type="float" office:value="1">
            <text:p>1</text:p>
          </table:table-cell>
          <table:table-cell table:style-name="ce116" table:number-columns-repeated="1017"/>
        </table:table-row>
        <table:table-row table:style-name="ro23">
          <table:table-cell table:style-name="ce27" office:value-type="string">
            <text:p>2.4.9. Link Purpose (Link Only) </text:p>
          </table:table-cell>
          <table:table-cell table:style-name="ce59"/>
          <table:table-cell table:style-name="ce63"/>
          <table:table-cell table:style-name="ce92" table:number-columns-repeated="2"/>
          <table:table-cell table:style-name="ce110"/>
          <table:table-cell table:style-name="ce115"/>
          <table:table-cell table:number-columns-repeated="1017"/>
        </table:table-row>
        <table:table-row table:style-name="ro21">
          <table:table-cell table:style-name="ce23" office:value-type="string">
            <text:p>The purpose of each link can be identified from the link text alone. Link texts describe the target or the purpose and change of format.</text:p>
          </table:table-cell>
          <table:table-cell table:style-name="ce62" office:value-type="string">
            <text:p>AAA</text:p>
          </table:table-cell>
          <table:table-cell table:style-name="ce82"/>
          <table:table-cell table:number-columns-repeated="3" table:style-name="ce95" office:value-type="string">
            <text:p>¨</text:p>
          </table:table-cell>
          <table:table-cell table:style-name="ce115" table:formula="of:=IF(OR([.D185]=&quot;x&quot;;[.E185]=&quot;x&quot;;[.F185]=&quot;x&quot;);0;1)" office:value-type="float" office:value="1">
            <text:p>1</text:p>
          </table:table-cell>
          <table:table-cell table:style-name="ce117" table:number-columns-repeated="1017"/>
        </table:table-row>
        <table:table-row table:style-name="ro23">
          <table:table-cell table:style-name="ce27" office:value-type="string">
            <text:p>2.4.10. Section Headings </text:p>
          </table:table-cell>
          <table:table-cell table:style-name="ce59"/>
          <table:table-cell table:style-name="ce63"/>
          <table:table-cell table:style-name="ce92" table:number-columns-repeated="2"/>
          <table:table-cell table:style-name="ce110"/>
          <table:table-cell table:style-name="ce115"/>
          <table:table-cell table:number-columns-repeated="1017"/>
        </table:table-row>
        <table:table-row table:style-name="ro1">
          <table:table-cell table:style-name="ce23" office:value-type="string">
            <text:p>Headings introduce all sections of content.</text:p>
          </table:table-cell>
          <table:table-cell table:style-name="ce62" office:value-type="string">
            <text:p>AAA</text:p>
          </table:table-cell>
          <table:table-cell table:style-name="ce79"/>
          <table:table-cell table:number-columns-repeated="3" table:style-name="ce88" office:value-type="string">
            <text:p>¨</text:p>
          </table:table-cell>
          <table:table-cell table:style-name="ce115" table:formula="of:=IF(OR([.D187]=&quot;x&quot;;[.E187]=&quot;x&quot;;[.F187]=&quot;x&quot;);0;1)" office:value-type="float" office:value="1">
            <text:p>1</text:p>
          </table:table-cell>
          <table:table-cell table:style-name="ce116" table:number-columns-repeated="1017"/>
        </table:table-row>
        <table:table-row table:style-name="ro5">
          <table:table-cell table:style-name="ce32" office:value-type="string">
            <text:p>3. Principle: Understandable</text:p>
          </table:table-cell>
          <table:table-cell table:style-name="ce47" table:number-columns-repeated="2"/>
          <table:table-cell table:style-name="ce97" table:number-columns-repeated="2"/>
          <table:table-cell table:style-name="ce113"/>
          <table:table-cell table:style-name="ce115"/>
          <table:table-cell table:number-columns-repeated="1017"/>
        </table:table-row>
        <table:table-row table:style-name="ro20">
          <table:table-cell table:style-name="ce21" office:value-type="string">
            <text:p>3.1. Readable: Make text content readable and understandable</text:p>
          </table:table-cell>
          <table:table-cell table:style-name="ce53" table:number-columns-repeated="2"/>
          <table:table-cell table:style-name="ce90" table:number-columns-repeated="2"/>
          <table:table-cell table:style-name="ce108"/>
          <table:table-cell table:style-name="ce115"/>
          <table:table-cell table:number-columns-repeated="1017"/>
        </table:table-row>
        <table:table-row table:style-name="ro23">
          <table:table-cell table:style-name="ce27" office:value-type="string">
            <text:p>3.1.1. Language of Page </text:p>
          </table:table-cell>
          <table:table-cell table:style-name="ce59"/>
          <table:table-cell table:style-name="ce63"/>
          <table:table-cell table:style-name="ce92" table:number-columns-repeated="2"/>
          <table:table-cell table:style-name="ce110"/>
          <table:table-cell table:style-name="ce115"/>
          <table:table-cell table:number-columns-repeated="1017"/>
        </table:table-row>
        <table:table-row table:style-name="ro1">
          <table:table-cell table:style-name="ce24" office:value-type="string">
            <text:p>Every web page has a correct language declaration.</text:p>
          </table:table-cell>
          <table:table-cell table:style-name="ce50" office:value-type="string">
            <text:p>A</text:p>
          </table:table-cell>
          <table:table-cell table:style-name="ce79"/>
          <table:table-cell table:number-columns-repeated="3" table:style-name="ce88" office:value-type="string">
            <text:p>¨</text:p>
          </table:table-cell>
          <table:table-cell table:style-name="ce115" table:formula="of:=IF(OR([.D191]=&quot;x&quot;;[.E191]=&quot;x&quot;;[.F191]=&quot;x&quot;);0;1)" office:value-type="float" office:value="1">
            <text:p>1</text:p>
          </table:table-cell>
          <table:table-cell table:style-name="ce116" table:number-columns-repeated="1017"/>
        </table:table-row>
        <table:table-row table:style-name="ro23">
          <table:table-cell table:style-name="ce27" office:value-type="string">
            <text:p>3.1.2. Language of Parts </text:p>
          </table:table-cell>
          <table:table-cell table:style-name="ce59"/>
          <table:table-cell table:style-name="ce63"/>
          <table:table-cell table:style-name="ce92" table:number-columns-repeated="2"/>
          <table:table-cell table:style-name="ce110"/>
          <table:table-cell table:style-name="ce115"/>
          <table:table-cell table:number-columns-repeated="1017"/>
        </table:table-row>
        <table:table-row table:style-name="ro21">
          <table:table-cell table:style-name="ce24" office:value-type="string">
            <text:p>Sections of text in languages other than the default language are marked up using the lang attribute.</text:p>
          </table:table-cell>
          <table:table-cell table:style-name="ce50" office:value-type="string">
            <text:p>AA</text:p>
          </table:table-cell>
          <table:table-cell table:style-name="ce79"/>
          <table:table-cell table:number-columns-repeated="3" table:style-name="ce88" office:value-type="string">
            <text:p>¨</text:p>
          </table:table-cell>
          <table:table-cell table:style-name="ce115" table:formula="of:=IF(OR([.D193]=&quot;x&quot;;[.E193]=&quot;x&quot;;[.F193]=&quot;x&quot;);0;1)" office:value-type="float" office:value="1">
            <text:p>1</text:p>
          </table:table-cell>
          <table:table-cell table:style-name="ce116" table:number-columns-repeated="1017"/>
        </table:table-row>
        <table:table-row table:style-name="ro21">
          <table:table-cell table:style-name="ce24" office:value-type="string">
            <text:p>Individual words in another language that could be understood incorrectly or not at all are marked up using the lang attribute.</text:p>
          </table:table-cell>
          <table:table-cell table:style-name="ce50" office:value-type="string">
            <text:p>AA</text:p>
          </table:table-cell>
          <table:table-cell table:style-name="ce82"/>
          <table:table-cell table:number-columns-repeated="3" table:style-name="ce95" office:value-type="string">
            <text:p>¨</text:p>
          </table:table-cell>
          <table:table-cell table:style-name="ce115" table:formula="of:=IF(OR([.D194]=&quot;x&quot;;[.E194]=&quot;x&quot;;[.F194]=&quot;x&quot;);0;1)" office:value-type="float" office:value="1">
            <text:p>1</text:p>
          </table:table-cell>
          <table:table-cell table:style-name="ce117" table:number-columns-repeated="1017"/>
        </table:table-row>
        <table:table-row table:style-name="ro23">
          <table:table-cell table:style-name="ce27" office:value-type="string">
            <text:p>3.1.3. Unusual Words </text:p>
          </table:table-cell>
          <table:table-cell table:style-name="ce59"/>
          <table:table-cell table:style-name="ce63"/>
          <table:table-cell table:style-name="ce92" table:number-columns-repeated="2"/>
          <table:table-cell table:style-name="ce110"/>
          <table:table-cell table:style-name="ce115"/>
          <table:table-cell table:number-columns-repeated="1017"/>
        </table:table-row>
        <table:table-row table:style-name="ro21">
          <table:table-cell table:style-name="ce24" office:value-type="string">
            <text:p>Unusual words, technical terms and foreign words are explained in a glossary or with some other mechanism.</text:p>
          </table:table-cell>
          <table:table-cell table:style-name="ce50" office:value-type="string">
            <text:p>AAA</text:p>
          </table:table-cell>
          <table:table-cell table:style-name="ce82"/>
          <table:table-cell table:number-columns-repeated="3" table:style-name="ce95" office:value-type="string">
            <text:p>¨</text:p>
          </table:table-cell>
          <table:table-cell table:style-name="ce115" table:formula="of:=IF(OR([.D196]=&quot;x&quot;;[.E196]=&quot;x&quot;;[.F196]=&quot;x&quot;);0;1)" office:value-type="float" office:value="1">
            <text:p>1</text:p>
          </table:table-cell>
          <table:table-cell table:style-name="ce117" table:number-columns-repeated="1017"/>
        </table:table-row>
        <table:table-row table:style-name="ro23">
          <table:table-cell table:style-name="ce27" office:value-type="string">
            <text:p>3.1.4. Abbreviations</text:p>
          </table:table-cell>
          <table:table-cell table:style-name="ce59"/>
          <table:table-cell table:style-name="ce63"/>
          <table:table-cell table:style-name="ce92" table:number-columns-repeated="2"/>
          <table:table-cell table:style-name="ce110"/>
          <table:table-cell table:style-name="ce115"/>
          <table:table-cell table:number-columns-repeated="1017"/>
        </table:table-row>
        <table:table-row table:style-name="ro1">
          <table:table-cell table:style-name="ce24" office:value-type="string">
            <text:p>Abbreviations are explained in a glossary or</text:p>
          </table:table-cell>
          <table:table-cell table:style-name="ce50" office:value-type="string">
            <text:p>AAA</text:p>
          </table:table-cell>
          <table:table-cell table:style-name="ce79"/>
          <table:table-cell table:number-columns-repeated="3" table:style-name="ce88" office:value-type="string">
            <text:p>¨</text:p>
          </table:table-cell>
          <table:table-cell table:style-name="ce115" table:formula="of:=IF(OR([.D198]=&quot;x&quot;;[.E198]=&quot;x&quot;;[.F198]=&quot;x&quot;);0;1)" office:value-type="float" office:value="1">
            <text:p>1</text:p>
          </table:table-cell>
          <table:table-cell table:style-name="ce116" table:number-columns-repeated="1017"/>
        </table:table-row>
        <table:table-row table:style-name="ro1">
          <table:table-cell table:style-name="ce24" office:value-type="string">
            <text:p>Abbreviations are explained with some other mechanism.</text:p>
          </table:table-cell>
          <table:table-cell table:style-name="ce50" office:value-type="string">
            <text:p>AAA</text:p>
          </table:table-cell>
          <table:table-cell table:style-name="ce79"/>
          <table:table-cell table:number-columns-repeated="3" table:style-name="ce88" office:value-type="string">
            <text:p>¨</text:p>
          </table:table-cell>
          <table:table-cell table:style-name="ce115" table:formula="of:=IF(OR([.D199]=&quot;x&quot;;[.E199]=&quot;x&quot;;[.F199]=&quot;x&quot;);0;1)" office:value-type="float" office:value="1">
            <text:p>1</text:p>
          </table:table-cell>
          <table:table-cell table:style-name="ce116" table:number-columns-repeated="1017"/>
        </table:table-row>
        <table:table-row table:style-name="ro23">
          <table:table-cell table:style-name="ce27" office:value-type="string">
            <text:p>3.1.5. Reading Level </text:p>
          </table:table-cell>
          <table:table-cell table:style-name="ce59"/>
          <table:table-cell table:style-name="ce63"/>
          <table:table-cell table:style-name="ce92" table:number-columns-repeated="2"/>
          <table:table-cell table:style-name="ce110"/>
          <table:table-cell table:style-name="ce115"/>
          <table:table-cell table:number-columns-repeated="1017"/>
        </table:table-row>
        <table:table-row table:style-name="ro21">
          <table:table-cell table:style-name="ce24" office:value-type="string">
            <text:p>Summaries or alternatives are made available for texts that are too complicated to be understood by people with a basic education (9 years of school).</text:p>
          </table:table-cell>
          <table:table-cell table:style-name="ce50" office:value-type="string">
            <text:p>AAA</text:p>
          </table:table-cell>
          <table:table-cell table:style-name="ce82"/>
          <table:table-cell table:number-columns-repeated="3" table:style-name="ce95" office:value-type="string">
            <text:p>¨</text:p>
          </table:table-cell>
          <table:table-cell table:style-name="ce115" table:formula="of:=IF(OR([.D201]=&quot;x&quot;;[.E201]=&quot;x&quot;;[.F201]=&quot;x&quot;);0;1)" office:value-type="float" office:value="1">
            <text:p>1</text:p>
          </table:table-cell>
          <table:table-cell table:style-name="ce117" table:number-columns-repeated="1017"/>
        </table:table-row>
        <table:table-row table:style-name="ro23">
          <table:table-cell table:style-name="ce27" office:value-type="string">
            <text:p>3.1.6. Pronunciation</text:p>
          </table:table-cell>
          <table:table-cell table:style-name="ce59"/>
          <table:table-cell table:style-name="ce63"/>
          <table:table-cell table:style-name="ce92" table:number-columns-repeated="2"/>
          <table:table-cell table:style-name="ce110"/>
          <table:table-cell table:style-name="ce115"/>
          <table:table-cell table:number-columns-repeated="1017"/>
        </table:table-row>
        <table:table-row table:style-name="ro21">
          <table:table-cell table:style-name="ce24" office:value-type="string">
            <text:p>A mechanism is provided to detect the pronunciation of content if this is necessary to distinguish between options.</text:p>
          </table:table-cell>
          <table:table-cell table:style-name="ce50" office:value-type="string">
            <text:p>AAA</text:p>
          </table:table-cell>
          <table:table-cell table:style-name="ce82"/>
          <table:table-cell table:number-columns-repeated="3" table:style-name="ce95" office:value-type="string">
            <text:p>¨</text:p>
          </table:table-cell>
          <table:table-cell table:style-name="ce115" table:formula="of:=IF(OR([.D203]=&quot;x&quot;;[.E203]=&quot;x&quot;;[.F203]=&quot;x&quot;);0;1)" office:value-type="float" office:value="1">
            <text:p>1</text:p>
          </table:table-cell>
          <table:table-cell table:style-name="ce117" table:number-columns-repeated="1017"/>
        </table:table-row>
        <table:table-row table:style-name="ro8">
          <table:table-cell table:style-name="ce21" office:value-type="string">
            <text:p>3.2. Predictable: Make web pages appear and operate in predictable ways</text:p>
          </table:table-cell>
          <table:table-cell table:style-name="ce53" table:number-columns-repeated="2"/>
          <table:table-cell table:number-columns-repeated="2" table:style-name="ce90"/>
          <table:table-cell table:style-name="ce108"/>
          <table:table-cell table:style-name="ce115" table:formula="of:=IF(OR([.D204]=&quot;x&quot;;[.E204]=&quot;x&quot;;[.F204]=&quot;x&quot;);0;1)" office:value-type="float" office:value="1">
            <text:p>1</text:p>
          </table:table-cell>
          <table:table-cell table:number-columns-repeated="1017"/>
        </table:table-row>
        <table:table-row table:style-name="ro23">
          <table:table-cell table:style-name="ce27" office:value-type="string">
            <text:p>3.2.1. On Focus </text:p>
          </table:table-cell>
          <table:table-cell table:style-name="ce59"/>
          <table:table-cell table:style-name="ce63"/>
          <table:table-cell table:style-name="ce92" table:number-columns-repeated="2"/>
          <table:table-cell table:style-name="ce110"/>
          <table:table-cell table:style-name="ce115"/>
          <table:table-cell table:number-columns-repeated="1017"/>
        </table:table-row>
        <table:table-row table:style-name="ro1">
          <table:table-cell table:style-name="ce24" office:value-type="string">
            <text:p>Context does not change when a section of the page receives focus.</text:p>
          </table:table-cell>
          <table:table-cell table:style-name="ce50" office:value-type="string">
            <text:p>A</text:p>
          </table:table-cell>
          <table:table-cell table:style-name="ce79"/>
          <table:table-cell table:number-columns-repeated="3" table:style-name="ce88" office:value-type="string">
            <text:p>¨</text:p>
          </table:table-cell>
          <table:table-cell table:style-name="ce115" table:formula="of:=IF(OR([.D206]=&quot;x&quot;;[.E206]=&quot;x&quot;;[.F206]=&quot;x&quot;);0;1)" office:value-type="float" office:value="1">
            <text:p>1</text:p>
          </table:table-cell>
          <table:table-cell table:style-name="ce116" table:number-columns-repeated="1017"/>
        </table:table-row>
        <table:table-row table:style-name="ro23">
          <table:table-cell table:style-name="ce27" office:value-type="string">
            <text:p>3.2.2. On Input </text:p>
          </table:table-cell>
          <table:table-cell table:style-name="ce59"/>
          <table:table-cell table:style-name="ce63"/>
          <table:table-cell table:style-name="ce92" table:number-columns-repeated="2"/>
          <table:table-cell table:style-name="ce110"/>
          <table:table-cell table:style-name="ce115"/>
          <table:table-cell table:number-columns-repeated="1017"/>
        </table:table-row>
        <table:table-row table:style-name="ro21">
          <table:table-cell table:style-name="ce24" office:value-type="string">
            <text:p>Changing the setting of any user interface component does not automatically cause a change of context unless the user has been advised beforehand.</text:p>
          </table:table-cell>
          <table:table-cell table:style-name="ce50" office:value-type="string">
            <text:p>A</text:p>
          </table:table-cell>
          <table:table-cell table:style-name="ce82"/>
          <table:table-cell table:number-columns-repeated="3" table:style-name="ce95" office:value-type="string">
            <text:p>¨</text:p>
          </table:table-cell>
          <table:table-cell table:style-name="ce115" table:formula="of:=IF(OR([.D208]=&quot;x&quot;;[.E208]=&quot;x&quot;;[.F208]=&quot;x&quot;);0;1)" office:value-type="float" office:value="1">
            <text:p>1</text:p>
          </table:table-cell>
          <table:table-cell table:style-name="ce117" table:number-columns-repeated="1017"/>
        </table:table-row>
        <table:table-row table:style-name="ro23">
          <table:table-cell table:style-name="ce27" office:value-type="string">
            <text:p>3.2.3. Consistent Navigation </text:p>
          </table:table-cell>
          <table:table-cell table:style-name="ce59"/>
          <table:table-cell table:style-name="ce63"/>
          <table:table-cell table:style-name="ce92" table:number-columns-repeated="2"/>
          <table:table-cell table:style-name="ce110"/>
          <table:table-cell table:style-name="ce115"/>
          <table:table-cell table:number-columns-repeated="1017"/>
        </table:table-row>
        <table:table-row table:style-name="ro1">
          <table:table-cell table:style-name="ce24" office:value-type="string">
            <text:p>Navigation within a website is structured and arranged consistently.</text:p>
          </table:table-cell>
          <table:table-cell table:style-name="ce50" office:value-type="string">
            <text:p>AA</text:p>
          </table:table-cell>
          <table:table-cell table:style-name="ce79"/>
          <table:table-cell table:number-columns-repeated="3" table:style-name="ce88" office:value-type="string">
            <text:p>¨</text:p>
          </table:table-cell>
          <table:table-cell table:style-name="ce115" table:formula="of:=IF(OR([.D210]=&quot;x&quot;;[.E210]=&quot;x&quot;;[.F210]=&quot;x&quot;);0;1)" office:value-type="float" office:value="1">
            <text:p>1</text:p>
          </table:table-cell>
          <table:table-cell table:style-name="ce116" table:number-columns-repeated="1017"/>
        </table:table-row>
        <table:table-row table:style-name="ro23">
          <table:table-cell table:style-name="ce27" office:value-type="string">
            <text:p>3.2.4. Consistent Identification </text:p>
          </table:table-cell>
          <table:table-cell table:style-name="ce59"/>
          <table:table-cell table:style-name="ce63"/>
          <table:table-cell table:style-name="ce92" table:number-columns-repeated="2"/>
          <table:table-cell table:style-name="ce110"/>
          <table:table-cell table:style-name="ce115"/>
          <table:table-cell table:number-columns-repeated="1017"/>
        </table:table-row>
        <table:table-row table:style-name="ro1">
          <table:table-cell table:style-name="ce24" office:value-type="string">
            <text:p>Elements with the same function are identified consistently within a website.</text:p>
          </table:table-cell>
          <table:table-cell table:style-name="ce50" office:value-type="string">
            <text:p>AA</text:p>
          </table:table-cell>
          <table:table-cell table:style-name="ce79"/>
          <table:table-cell table:number-columns-repeated="3" table:style-name="ce88" office:value-type="string">
            <text:p>¨</text:p>
          </table:table-cell>
          <table:table-cell table:style-name="ce115" table:formula="of:=IF(OR([.D212]=&quot;x&quot;;[.E212]=&quot;x&quot;;[.F212]=&quot;x&quot;);0;1)" office:value-type="float" office:value="1">
            <text:p>1</text:p>
          </table:table-cell>
          <table:table-cell table:style-name="ce116" table:number-columns-repeated="1017"/>
        </table:table-row>
        <table:table-row table:style-name="ro23">
          <table:table-cell table:style-name="ce27" office:value-type="string">
            <text:p>3.2.5. Change on Request </text:p>
          </table:table-cell>
          <table:table-cell table:style-name="ce59"/>
          <table:table-cell table:style-name="ce63"/>
          <table:table-cell table:style-name="ce92" table:number-columns-repeated="2"/>
          <table:table-cell table:style-name="ce110"/>
          <table:table-cell table:style-name="ce115"/>
          <table:table-cell table:number-columns-repeated="1017"/>
        </table:table-row>
        <table:table-row table:style-name="ro13">
          <table:table-cell table:style-name="ce24" office:value-type="string">
            <text:p>The context is only changed upon receiving confirmation from the user.</text:p>
          </table:table-cell>
          <table:table-cell table:style-name="ce50" office:value-type="string">
            <text:p>AAA</text:p>
          </table:table-cell>
          <table:table-cell table:style-name="ce79"/>
          <table:table-cell table:number-columns-repeated="3" table:style-name="ce88" office:value-type="string">
            <text:p>¨</text:p>
          </table:table-cell>
          <table:table-cell table:style-name="ce115" table:formula="of:=IF(OR([.D214]=&quot;x&quot;;[.E214]=&quot;x&quot;;[.F214]=&quot;x&quot;);0;1)" office:value-type="float" office:value="1">
            <text:p>1</text:p>
          </table:table-cell>
          <table:table-cell table:style-name="ce116" table:number-columns-repeated="1017"/>
        </table:table-row>
        <table:table-row table:style-name="ro29">
          <table:table-cell table:style-name="ce26" office:value-type="string" table:number-columns-spanned="6" table:number-rows-spanned="1">
            <text:p>3.3. Input Assistance: Help users avoid and correct mistakes</text:p>
          </table:table-cell>
          <table:covered-table-cell table:number-columns-repeated="4" table:style-name="ce58"/>
          <table:covered-table-cell table:style-name="ce109"/>
          <table:table-cell table:style-name="ce115"/>
          <table:table-cell table:style-name="ce116" table:number-columns-repeated="1017"/>
        </table:table-row>
        <table:table-row table:style-name="ro23">
          <table:table-cell table:style-name="ce27" office:value-type="string">
            <text:p>3.3.1. Error Identification </text:p>
          </table:table-cell>
          <table:table-cell table:style-name="ce59"/>
          <table:table-cell table:style-name="ce63"/>
          <table:table-cell table:style-name="ce92" table:number-columns-repeated="2"/>
          <table:table-cell table:style-name="ce110"/>
          <table:table-cell table:style-name="ce115"/>
          <table:table-cell table:number-columns-repeated="1017"/>
        </table:table-row>
        <table:table-row table:style-name="ro21">
          <table:table-cell table:style-name="ce23" office:value-type="string">
            <text:p>If input errors are automatically detected, the error is clearly described in text form in the error message.</text:p>
          </table:table-cell>
          <table:table-cell table:style-name="ce50" office:value-type="string">
            <text:p>A</text:p>
          </table:table-cell>
          <table:table-cell table:style-name="ce82"/>
          <table:table-cell table:number-columns-repeated="3" table:style-name="ce95" office:value-type="string">
            <text:p>¨</text:p>
          </table:table-cell>
          <table:table-cell table:style-name="ce115" table:formula="of:=IF(OR([.D217]=&quot;x&quot;;[.E217]=&quot;x&quot;;[.F217]=&quot;x&quot;);0;1)" office:value-type="float" office:value="1">
            <text:p>1</text:p>
          </table:table-cell>
          <table:table-cell table:style-name="ce117" table:number-columns-repeated="1017"/>
        </table:table-row>
        <table:table-row table:style-name="ro23">
          <table:table-cell table:style-name="ce27" office:value-type="string">
            <text:p>3.3.2. Labels or Instructions </text:p>
          </table:table-cell>
          <table:table-cell table:style-name="ce59"/>
          <table:table-cell table:style-name="ce63"/>
          <table:table-cell table:style-name="ce92" table:number-columns-repeated="2"/>
          <table:table-cell table:style-name="ce110"/>
          <table:table-cell table:style-name="ce115"/>
          <table:table-cell table:number-columns-repeated="1017"/>
        </table:table-row>
        <table:table-row table:style-name="ro1">
          <table:table-cell table:style-name="ce23" office:value-type="string">
            <text:p>Labels or instructions are given when user inputs are required.</text:p>
          </table:table-cell>
          <table:table-cell table:style-name="ce50" office:value-type="string">
            <text:p>A</text:p>
          </table:table-cell>
          <table:table-cell table:style-name="ce79"/>
          <table:table-cell table:number-columns-repeated="3" table:style-name="ce88" office:value-type="string">
            <text:p>¨</text:p>
          </table:table-cell>
          <table:table-cell table:style-name="ce115" table:formula="of:=IF(OR([.D219]=&quot;x&quot;;[.E219]=&quot;x&quot;;[.F219]=&quot;x&quot;);0;1)" office:value-type="float" office:value="1">
            <text:p>1</text:p>
          </table:table-cell>
          <table:table-cell table:style-name="ce116" table:number-columns-repeated="1017"/>
        </table:table-row>
        <table:table-row table:style-name="ro23">
          <table:table-cell table:style-name="ce27" office:value-type="string">
            <text:p>3.3.3. Error Suggestion </text:p>
          </table:table-cell>
          <table:table-cell table:style-name="ce59"/>
          <table:table-cell table:style-name="ce63"/>
          <table:table-cell table:style-name="ce92" table:number-columns-repeated="2"/>
          <table:table-cell table:style-name="ce110"/>
          <table:table-cell table:style-name="ce115"/>
          <table:table-cell table:number-columns-repeated="1017"/>
        </table:table-row>
        <table:table-row table:style-name="ro1">
          <table:table-cell table:style-name="ce23" office:value-type="string">
            <text:p>Suggested corrections are made in case of input errors.</text:p>
          </table:table-cell>
          <table:table-cell table:style-name="ce50" office:value-type="string">
            <text:p>AA</text:p>
          </table:table-cell>
          <table:table-cell table:style-name="ce79"/>
          <table:table-cell table:number-columns-repeated="3" table:style-name="ce88" office:value-type="string">
            <text:p>¨</text:p>
          </table:table-cell>
          <table:table-cell table:style-name="ce115" table:formula="of:=IF(OR([.D221]=&quot;x&quot;;[.E221]=&quot;x&quot;;[.F221]=&quot;x&quot;);0;1)" office:value-type="float" office:value="1">
            <text:p>1</text:p>
          </table:table-cell>
          <table:table-cell table:style-name="ce116" table:number-columns-repeated="1017"/>
        </table:table-row>
        <table:table-row table:style-name="ro23">
          <table:table-cell table:style-name="ce27" office:value-type="string">
            <text:p>3.3.4. Error Prevention (Legal, Financial, Data) </text:p>
          </table:table-cell>
          <table:table-cell table:style-name="ce59"/>
          <table:table-cell table:style-name="ce63"/>
          <table:table-cell table:style-name="ce92" table:number-columns-repeated="2"/>
          <table:table-cell table:style-name="ce110"/>
          <table:table-cell table:style-name="ce115"/>
          <table:table-cell table:number-columns-repeated="1017"/>
        </table:table-row>
        <table:table-row table:style-name="ro21">
          <table:table-cell table:style-name="ce23" office:value-type="string">
            <text:p>It must be possible to check, change, delete or confirm inputs that have legal or financial consequences before sending.</text:p>
          </table:table-cell>
          <table:table-cell table:style-name="ce50" office:value-type="string">
            <text:p>AA</text:p>
          </table:table-cell>
          <table:table-cell table:style-name="ce82"/>
          <table:table-cell table:number-columns-repeated="3" table:style-name="ce95" office:value-type="string">
            <text:p>¨</text:p>
          </table:table-cell>
          <table:table-cell table:style-name="ce115" table:formula="of:=IF(OR([.D223]=&quot;x&quot;;[.E223]=&quot;x&quot;;[.F223]=&quot;x&quot;);0;1)" office:value-type="float" office:value="1">
            <text:p>1</text:p>
          </table:table-cell>
          <table:table-cell table:style-name="ce117" table:number-columns-repeated="1017"/>
        </table:table-row>
        <table:table-row table:style-name="ro23">
          <table:table-cell table:style-name="ce27" office:value-type="string">
            <text:p>3.3.5. Help </text:p>
          </table:table-cell>
          <table:table-cell table:style-name="ce59"/>
          <table:table-cell table:style-name="ce63"/>
          <table:table-cell table:style-name="ce92" table:number-columns-repeated="2"/>
          <table:table-cell table:style-name="ce110"/>
          <table:table-cell table:style-name="ce115"/>
          <table:table-cell table:number-columns-repeated="1017"/>
        </table:table-row>
        <table:table-row table:style-name="ro23">
          <table:table-cell table:style-name="ce28" office:value-type="string">
            <text:p>Help is available when:</text:p>
          </table:table-cell>
          <table:table-cell table:style-name="ce60"/>
          <table:table-cell table:style-name="ce64"/>
          <table:table-cell table:style-name="ce73" table:number-columns-repeated="2"/>
          <table:table-cell table:style-name="ce112"/>
          <table:table-cell table:style-name="ce115"/>
          <table:table-cell table:style-name="ce118" table:number-columns-repeated="1017"/>
        </table:table-row>
        <table:table-row table:style-name="ro1">
          <table:table-cell table:style-name="ce23" office:value-type="string">
            <text:p>Specific inputs must be entered in a form;</text:p>
          </table:table-cell>
          <table:table-cell table:style-name="ce50" office:value-type="string">
            <text:p>AAA</text:p>
          </table:table-cell>
          <table:table-cell table:style-name="ce79"/>
          <table:table-cell table:number-columns-repeated="3" table:style-name="ce88" office:value-type="string">
            <text:p>¨</text:p>
          </table:table-cell>
          <table:table-cell table:style-name="ce115" table:formula="of:=IF(OR([.D226]=&quot;x&quot;;[.E226]=&quot;x&quot;;[.F226]=&quot;x&quot;);0;1)" office:value-type="float" office:value="1">
            <text:p>1</text:p>
          </table:table-cell>
          <table:table-cell table:style-name="ce116" table:number-columns-repeated="1017"/>
        </table:table-row>
        <table:table-row table:style-name="ro1">
          <table:table-cell table:style-name="ce23" office:value-type="string">
            <text:p>Inputs must be made in a particular format.</text:p>
          </table:table-cell>
          <table:table-cell table:style-name="ce50" office:value-type="string">
            <text:p>AAA</text:p>
          </table:table-cell>
          <table:table-cell table:style-name="ce79"/>
          <table:table-cell table:number-columns-repeated="3" table:style-name="ce88" office:value-type="string">
            <text:p>¨</text:p>
          </table:table-cell>
          <table:table-cell table:style-name="ce115" table:formula="of:=IF(OR([.D227]=&quot;x&quot;;[.E227]=&quot;x&quot;;[.F227]=&quot;x&quot;);0;1)" office:value-type="float" office:value="1">
            <text:p>1</text:p>
          </table:table-cell>
          <table:table-cell table:style-name="ce116" table:number-columns-repeated="1017"/>
        </table:table-row>
        <table:table-row table:style-name="ro23">
          <table:table-cell table:style-name="ce27" office:value-type="string">
            <text:p>3.3.6. Error Prevention (All) </text:p>
          </table:table-cell>
          <table:table-cell table:style-name="ce59"/>
          <table:table-cell table:style-name="ce63"/>
          <table:table-cell table:style-name="ce92" table:number-columns-repeated="2"/>
          <table:table-cell table:style-name="ce110"/>
          <table:table-cell table:style-name="ce115"/>
          <table:table-cell table:number-columns-repeated="1017"/>
        </table:table-row>
        <table:table-row table:style-name="ro1">
          <table:table-cell table:style-name="ce23" office:value-type="string">
            <text:p>It must be possible to check, change, delete or confirm all inputs before sending.</text:p>
          </table:table-cell>
          <table:table-cell table:style-name="ce50" office:value-type="string">
            <text:p>AAA</text:p>
          </table:table-cell>
          <table:table-cell table:style-name="ce79"/>
          <table:table-cell table:number-columns-repeated="3" table:style-name="ce88" office:value-type="string">
            <text:p>¨</text:p>
          </table:table-cell>
          <table:table-cell table:style-name="ce115" table:formula="of:=IF(OR([.D229]=&quot;x&quot;;[.E229]=&quot;x&quot;;[.F229]=&quot;x&quot;);0;1)" office:value-type="float" office:value="1">
            <text:p>1</text:p>
          </table:table-cell>
          <table:table-cell table:style-name="ce116" table:number-columns-repeated="1017"/>
        </table:table-row>
        <table:table-row table:style-name="ro5">
          <table:table-cell table:style-name="ce32" office:value-type="string">
            <text:p>4. Principle: Robust</text:p>
          </table:table-cell>
          <table:table-cell table:style-name="ce47" table:number-columns-repeated="2"/>
          <table:table-cell table:style-name="ce97" table:number-columns-repeated="2"/>
          <table:table-cell table:style-name="ce113"/>
          <table:table-cell table:style-name="ce115"/>
          <table:table-cell table:number-columns-repeated="1017"/>
        </table:table-row>
        <table:table-row table:style-name="ro15">
          <table:table-cell table:style-name="ce26" office:value-type="string" table:number-columns-spanned="6" table:number-rows-spanned="1">
            <text:p>4.1. Compatible: Maximize compatibility with current and future user agents, including assistive technologies</text:p>
          </table:table-cell>
          <table:covered-table-cell table:number-columns-repeated="4" table:style-name="ce58"/>
          <table:covered-table-cell table:style-name="ce109"/>
          <table:table-cell table:style-name="ce115"/>
          <table:table-cell table:style-name="ce116" table:number-columns-repeated="1017"/>
        </table:table-row>
        <table:table-row table:style-name="ro23">
          <table:table-cell table:style-name="ce27" office:value-type="string">
            <text:p>4.1.1. Parsing</text:p>
          </table:table-cell>
          <table:table-cell table:style-name="ce59"/>
          <table:table-cell table:style-name="ce63"/>
          <table:table-cell table:style-name="ce92" table:number-columns-repeated="2"/>
          <table:table-cell table:style-name="ce110"/>
          <table:table-cell table:style-name="ce115"/>
          <table:table-cell table:number-columns-repeated="1017"/>
        </table:table-row>
        <table:table-row table:style-name="ro1">
          <table:table-cell table:style-name="ce23" office:value-type="string">
            <text:p>The markup language used, HTML or XHTML, conforms to standards and is free of errors.</text:p>
          </table:table-cell>
          <table:table-cell table:style-name="ce50" office:value-type="string">
            <text:p>A</text:p>
          </table:table-cell>
          <table:table-cell table:style-name="ce79"/>
          <table:table-cell table:number-columns-repeated="3" table:style-name="ce88" office:value-type="string">
            <text:p>¨</text:p>
          </table:table-cell>
          <table:table-cell table:style-name="ce115" table:formula="of:=IF(OR([.D233]=&quot;x&quot;;[.E233]=&quot;x&quot;;[.F233]=&quot;x&quot;);0;1)" office:value-type="float" office:value="1">
            <text:p>1</text:p>
          </table:table-cell>
          <table:table-cell table:style-name="ce116" table:number-columns-repeated="1017"/>
        </table:table-row>
        <table:table-row table:style-name="ro23">
          <table:table-cell table:style-name="ce27" office:value-type="string">
            <text:p>4.1.2. Name, Role, Value </text:p>
          </table:table-cell>
          <table:table-cell table:style-name="ce59"/>
          <table:table-cell table:style-name="ce63"/>
          <table:table-cell table:style-name="ce92" table:number-columns-repeated="2"/>
          <table:table-cell table:style-name="ce110"/>
          <table:table-cell table:style-name="ce116"/>
          <table:table-cell table:number-columns-repeated="1017"/>
        </table:table-row>
        <table:table-row table:style-name="ro21">
          <table:table-cell table:style-name="ce38" office:value-type="string">
            <text:p>In case of generated and self-programmed content, markup is used in a way that supports accessibility.</text:p>
          </table:table-cell>
          <table:table-cell table:style-name="ce50" office:value-type="string">
            <text:p>A</text:p>
          </table:table-cell>
          <table:table-cell table:style-name="ce83"/>
          <table:table-cell table:number-columns-repeated="3" table:style-name="ce96" office:value-type="string">
            <text:p>¨</text:p>
          </table:table-cell>
          <table:table-cell table:style-name="ce115" table:formula="of:=IF(OR([.D235]=&quot;x&quot;;[.E235]=&quot;x&quot;;[.F235]=&quot;x&quot;);0;1)" office:value-type="float" office:value="1">
            <text:p>1</text:p>
          </table:table-cell>
          <table:table-cell table:style-name="ce117" table:number-columns-repeated="1017"/>
        </table:table-row>
        <table:table-row table:style-name="ro21" table:number-rows-repeated="1048340">
          <table:table-cell table:number-columns-repeated="1024"/>
        </table:table-row>
        <table:table-row table:style-name="ro21">
          <table:table-cell table:number-columns-repeated="1024"/>
        </table:table-row>
      </table:table>
      <table:named-expressions>
        <table:named-range table:name="_Toc220633627" table:base-cell-address="$Feuil1.$A$1" table:cell-range-address="$Feuil1.$A$25"/>
        <table:named-range table:name="Excel_BuiltIn_Print_Area" table:base-cell-address="$Feuil1.$A$1" table:cell-range-address="$Feuil1.$A$1:.$F$235" table:range-usable-as="print-range"/>
        <table:named-range table:name="Excel_BuiltIn_Print_Titles" table:base-cell-address="$Feuil1.$A$1" table:cell-range-address="$Feuil1.$A$36:.$AMJ$38" table:range-usable-as="repeat-column repeat-row"/>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face style:name="Courier" svg:font-family="Courier" style:font-family-generic="modern"/>
    <style:font-face style:name="Calibri" svg:font-family="Calibri" style:font-family-generic="swiss"/>
    <style:font-face style:name="Frutiger 45 Light" svg:font-family="'Frutiger 45 Light'" style:font-family-generic="swiss"/>
    <style:font-face style:name="Lucida Grande" svg:font-family="'Lucida Grande'"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CH"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CH"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currency-symbol number:language="de" number:country="CH">SFr.</number:currency-symbol>
      <number:text> </number:text>
      <number:number number:decimal-places="2" number:min-integer-digits="1" number:grouping="true"/>
    </number:currency-style>
    <number:currency-style style:name="N107">
      <style:text-properties fo:color="#ff0000"/>
      <number:currency-symbol number:language="de" number:country="CH">SFr.</number:currency-symbol>
      <number:text> -</number:text>
      <number:number number:decimal-places="2" number:min-integer-digits="1" number:grouping="true"/>
      <style:map style:condition="value()&gt;=0" style:apply-style-name="N107P0"/>
    </number:currency-style>
    <number:number-style style:name="N109P0" style:volatile="true">
      <number:text>SFr. </number:text>
      <number:number number:decimal-places="0" number:min-integer-digits="1" number:grouping="true"/>
    </number:number-style>
    <number:number-style style:name="N109">
      <number:text>SFr. -</number:text>
      <number:number number:decimal-places="0" number:min-integer-digits="1" number:grouping="true"/>
      <style:map style:condition="value()&gt;=0" style:apply-style-name="N109P0"/>
    </number:number-style>
    <number:number-style style:name="N110P0" style:volatile="true">
      <number:text>SFr. </number:text>
      <number:number number:decimal-places="0" number:min-integer-digits="1" number:grouping="true"/>
    </number:number-style>
    <number:number-style style:name="N110">
      <style:text-properties fo:color="#ff0000"/>
      <number:text>SFr. -</number:text>
      <number:number number:decimal-places="0" number:min-integer-digits="1" number:grouping="true"/>
      <style:map style:condition="value()&gt;=0" style:apply-style-name="N110P0"/>
    </number:number-style>
    <number:number-style style:name="N112P0" style:volatile="true">
      <number:text>SFr. </number:text>
      <number:number number:decimal-places="2" number:min-integer-digits="1" number:grouping="true"/>
    </number:number-style>
    <number:number-style style:name="N112">
      <number:text>SFr. -</number:text>
      <number:number number:decimal-places="2" number:min-integer-digits="1" number:grouping="true"/>
      <style:map style:condition="value()&gt;=0" style:apply-style-name="N112P0"/>
    </number:number-style>
    <number:number-style style:name="N113P0" style:volatile="true">
      <number:text>SFr. </number:text>
      <number:number number:decimal-places="2" number:min-integer-digits="1" number:grouping="true"/>
    </number:number-style>
    <number:number-style style:name="N113">
      <style:text-properties fo:color="#ff0000"/>
      <number:text>SFr. -</number:text>
      <number:number number:decimal-places="2"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number number:decimal-places="0" number:min-integer-digits="1" number:grouping="true"/>
      <number:text> </number:text>
    </number:number-style>
    <number:number-style style:name="N121P1" style:volatile="true">
      <number:text> -</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SFr. </number:text>
      <number:number number:decimal-places="0" number:min-integer-digits="1" number:grouping="true"/>
      <number:text> </number:text>
    </number:number-style>
    <number:number-style style:name="N125P1" style:volatile="true">
      <number:text> SFr. -</number:text>
      <number:number number:decimal-places="0" number:min-integer-digits="1" number:grouping="true"/>
      <number:text> </number:text>
    </number:number-style>
    <number:number-style style:name="N125P2" style:volatile="true">
      <number:text> SFr.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2" number:min-integer-digits="1" number:grouping="true"/>
      <number:text> </number:text>
    </number:number-style>
    <number:number-style style:name="N129P1" style:volatile="true">
      <number:text> -</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SFr. </number:text>
      <number:number number:decimal-places="2" number:min-integer-digits="1" number:grouping="true"/>
      <number:text> </number:text>
    </number:number-style>
    <number:number-style style:name="N133P1" style:volatile="true">
      <number:text> SFr. -</number:text>
      <number:number number:decimal-places="2" number:min-integer-digits="1" number:grouping="true"/>
      <number:text> </number:text>
    </number:number-style>
    <number:number-style style:name="N133P2" style:volatile="true">
      <number:text> SFr.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SFr</number:text>
      <number:number number:decimal-places="0" number:min-integer-digits="1" number:grouping="true"/>
    </number:number-style>
    <number:number-style style:name="N139">
      <number:text>-SFr</number:text>
      <number:number number:decimal-places="0" number:min-integer-digits="1" number:grouping="true"/>
      <style:map style:condition="value()&gt;=0" style:apply-style-name="N139P0"/>
    </number:number-style>
    <number:number-style style:name="N140P0" style:volatile="true">
      <number:text>SFr</number:text>
      <number:number number:decimal-places="0" number:min-integer-digits="1" number:grouping="true"/>
    </number:number-style>
    <number:number-style style:name="N140">
      <style:text-properties fo:color="#ff0000"/>
      <number:text>-SFr</number:text>
      <number:number number:decimal-places="0" number:min-integer-digits="1" number:grouping="true"/>
      <style:map style:condition="value()&gt;=0" style:apply-style-name="N140P0"/>
    </number:number-style>
    <number:number-style style:name="N142P0" style:volatile="true">
      <number:text>SFr</number:text>
      <number:number number:decimal-places="2" number:min-integer-digits="1" number:grouping="true"/>
    </number:number-style>
    <number:number-style style:name="N142">
      <number:text>-SFr</number:text>
      <number:number number:decimal-places="2" number:min-integer-digits="1" number:grouping="true"/>
      <style:map style:condition="value()&gt;=0" style:apply-style-name="N142P0"/>
    </number:number-style>
    <number:number-style style:name="N143P0" style:volatile="true">
      <number:text>SFr</number:text>
      <number:number number:decimal-places="2" number:min-integer-digits="1" number:grouping="true"/>
    </number:number-style>
    <number:number-style style:name="N143">
      <style:text-properties fo:color="#ff0000"/>
      <number:text>-SFr</number:text>
      <number:number number:decimal-places="2" number:min-integer-digits="1" number:grouping="true"/>
      <style:map style:condition="value()&gt;=0" style:apply-style-name="N143P0"/>
    </number:number-style>
    <number:number-style style:name="N147P0" style:volatile="true">
      <number:text> SFr</number:text>
      <number:number number:decimal-places="0" number:min-integer-digits="1" number:grouping="true"/>
      <number:text> </number:text>
    </number:number-style>
    <number:number-style style:name="N147P1" style:volatile="true">
      <number:text>-SFr</number:text>
      <number:number number:decimal-places="0" number:min-integer-digits="1" number:grouping="true"/>
      <number:text> </number:text>
    </number:number-style>
    <number:number-style style:name="N147P2" style:volatile="true">
      <number:text> SFr-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SFr</number:text>
      <number:number number:decimal-places="2" number:min-integer-digits="1" number:grouping="true"/>
      <number:text> </number:text>
    </number:number-style>
    <number:number-style style:name="N153P1" style:volatile="true">
      <number:text>-SFr</number:text>
      <number:number number:decimal-places="2" number:min-integer-digits="1" number:grouping="true"/>
      <number:text> </number:text>
    </number:number-style>
    <number:number-style style:name="N153P2" style:volatile="true">
      <number:text> SFr-</number:text>
      <number:number number: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5P0" style:volatile="true">
      <number:number number:decimal-places="2" number:min-integer-digits="1" number:grouping="true"/>
      <number:text> </number:text>
    </number:number-style>
    <number:number-style style:name="N155P1" style:volatile="true">
      <number:text>-</number:text>
      <number:number number:decimal-places="2" number:min-integer-digits="1" number:grouping="true"/>
      <number:text> </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number number:decimal-places="0" number:min-integer-digits="1" number:grouping="true"/>
      <number:text> €</number:text>
    </number:number-style>
    <number:number-style style:name="N157">
      <number:text>-</number:text>
      <number:number number:decimal-places="0" number:min-integer-digits="1" number:grouping="true"/>
      <number:text> €</number:text>
      <style:map style:condition="value()&gt;=0" style:apply-style-name="N157P0"/>
    </number:number-style>
    <number:number-style style:name="N158P0" style:volatile="true">
      <number:number number:decimal-places="0" number:min-integer-digits="1" number:grouping="true"/>
      <number:text> €</number:text>
    </number:number-style>
    <number:number-style style:name="N158">
      <style:text-properties fo:color="#ff0000"/>
      <number:text>-</number:text>
      <number:number number:decimal-places="0" number:min-integer-digits="1" number:grouping="true"/>
      <number:text> €</number:text>
      <style:map style:condition="value()&gt;=0" style:apply-style-name="N158P0"/>
    </number:number-style>
    <number:number-style style:name="N160P0" style:volatile="true">
      <number:number number:decimal-places="2" number:min-integer-digits="1" number:grouping="true"/>
      <number:text> €</number:text>
    </number:number-style>
    <number:number-style style:name="N160">
      <number:text>-</number:text>
      <number:number number:decimal-places="2" number:min-integer-digits="1" number:grouping="true"/>
      <number:text> €</number:text>
      <style:map style:condition="value()&gt;=0" style:apply-style-name="N160P0"/>
    </number:number-style>
    <number:number-style style:name="N161P0" style:volatile="true">
      <number:number number:decimal-places="2" number:min-integer-digits="1" number:grouping="true"/>
      <number:text> €</number:text>
    </number:number-style>
    <number:number-style style:name="N161">
      <style:text-properties fo:color="#ff0000"/>
      <number:text>-</number:text>
      <number:number number:decimal-places="2" number:min-integer-digits="1" number:grouping="true"/>
      <number:text> €</number:text>
      <style:map style:condition="value()&gt;=0" style:apply-style-name="N161P0"/>
    </number:number-style>
    <number:number-style style:name="N165P0" style:volatile="true">
      <number:number number:decimal-places="0" number:min-integer-digits="1" number:grouping="true"/>
      <number:text> € </number:text>
    </number:number-style>
    <number:number-style style:name="N165P1" style:volatile="true">
      <number:text>-</number:text>
      <number:number number:decimal-places="0" number:min-integer-digits="1" number:grouping="true"/>
      <number:text> € </number:text>
    </number:number-style>
    <number:number-style style:name="N165P2" style:volatile="true">
      <number:text> -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0" number:min-integer-digits="1" number:grouping="true"/>
      <number:text>    </number:text>
    </number:number-style>
    <number:number-style style:name="N169P1" style:volatile="true">
      <number:text>-</number:text>
      <number:number number:decimal-places="0" number:min-integer-digits="1" number:grouping="true"/>
      <number:text>    </number:text>
    </number:number-style>
    <number:number-style style:name="N169P2" style:volatile="true">
      <number:text> -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number number:decimal-places="2" number:min-integer-digits="1" number:grouping="true"/>
      <number:text> € </number:text>
    </number:number-style>
    <number:number-style style:name="N173P1" style:volatile="true">
      <number:text>-</number:text>
      <number:number number:decimal-places="2" number:min-integer-digits="1" number:grouping="true"/>
      <number:text> € </number:text>
    </number:number-style>
    <number:number-style style:name="N173P2" style:volatile="true">
      <number:text> -</number:text>
      <number:number number:decimal-places="0" number:min-integer-digits="0"/>
      <number:text> €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number-style style:name="N177P0" style:volatile="true">
      <number:number number:decimal-places="2" number:min-integer-digits="1" number:grouping="true"/>
      <number:text>    </number:text>
    </number:number-style>
    <number:number-style style:name="N177P1" style:volatile="true">
      <number:text>-</number:text>
      <number:number number:decimal-places="2" number:min-integer-digits="1" number:grouping="true"/>
      <number:text>    </number:text>
    </number:number-style>
    <number:number-style style:name="N177P2" style:volatile="true">
      <number:text> -</number:text>
      <number:number number:decimal-places="0" number:min-integer-digits="0"/>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79P0" style:volatile="true">
      <number:text>SFr.</number:text>
      <number:number number:decimal-places="0" number:min-integer-digits="1" number:grouping="true"/>
    </number:number-style>
    <number:number-style style:name="N179">
      <number:text>-SFr.</number:text>
      <number:number number:decimal-places="0" number:min-integer-digits="1" number:grouping="true"/>
      <style:map style:condition="value()&gt;=0" style:apply-style-name="N179P0"/>
    </number:number-style>
    <number:number-style style:name="N180P0" style:volatile="true">
      <number:text>SFr.</number:text>
      <number:number number:decimal-places="0" number:min-integer-digits="1" number:grouping="true"/>
    </number:number-style>
    <number:number-style style:name="N180">
      <style:text-properties fo:color="#ff0000"/>
      <number:text>-SFr.</number:text>
      <number:number number:decimal-places="0" number:min-integer-digits="1" number:grouping="true"/>
      <style:map style:condition="value()&gt;=0" style:apply-style-name="N180P0"/>
    </number:number-style>
    <number:number-style style:name="N182P0" style:volatile="true">
      <number:text>SFr.</number:text>
      <number:number number:decimal-places="2" number:min-integer-digits="1" number:grouping="true"/>
    </number:number-style>
    <number:number-style style:name="N182">
      <number:text>-SFr.</number:text>
      <number:number number:decimal-places="2" number:min-integer-digits="1" number:grouping="true"/>
      <style:map style:condition="value()&gt;=0" style:apply-style-name="N182P0"/>
    </number:number-style>
    <number:number-style style:name="N183P0" style:volatile="true">
      <number:text>SFr.</number:text>
      <number:number number:decimal-places="2" number:min-integer-digits="1" number:grouping="true"/>
    </number:number-style>
    <number:number-style style:name="N183">
      <style:text-properties fo:color="#ff0000"/>
      <number:text>-SFr.</number:text>
      <number:number number:decimal-places="2" number:min-integer-digits="1" number:grouping="true"/>
      <style:map style:condition="value()&gt;=0" style:apply-style-name="N183P0"/>
    </number:number-style>
    <number:number-style style:name="N187P0" style:volatile="true">
      <number:text> SFr.</number:text>
      <number:number number:decimal-places="0" number:min-integer-digits="1" number:grouping="true"/>
      <number:text> </number:text>
    </number:number-style>
    <number:number-style style:name="N187P1" style:volatile="true">
      <number:text>-SFr.</number:text>
      <number:number number:decimal-places="0" number:min-integer-digits="1" number:grouping="true"/>
      <number:text> </number:text>
    </number:number-style>
    <number:number-style style:name="N187P2" style:volatile="true">
      <number:text> SFr.-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91P0" style:volatile="true">
      <number:text> SFr.</number:text>
      <number:number number:decimal-places="2" number:min-integer-digits="1" number:grouping="true"/>
      <number:text> </number:text>
    </number:number-style>
    <number:number-style style:name="N191P1" style:volatile="true">
      <number:text>-SFr.</number:text>
      <number:number number:decimal-places="2" number:min-integer-digits="1" number:grouping="true"/>
      <number:text> </number:text>
    </number:number-style>
    <number:number-style style:name="N191P2" style:volatile="true">
      <number:text> SFr.-</number:text>
      <number:number number:decimal-places="0" number:min-integer-digits="0"/>
      <number:text>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3P0" style:volatile="true">
      <number:text>Ja</number:text>
    </number:number-style>
    <number:number-style style:name="N193P1" style:volatile="true">
      <number:text>Ja</number:text>
    </number:number-style>
    <number:number-style style:name="N193">
      <number:text>Nein</number:text>
      <style:map style:condition="value()&gt;0" style:apply-style-name="N193P0"/>
      <style:map style:condition="value()&lt;0" style:apply-style-name="N193P1"/>
    </number:number-style>
    <number:number-style style:name="N195P0" style:volatile="true">
      <number:text>Wahr</number:text>
    </number:number-style>
    <number:number-style style:name="N195P1" style:volatile="true">
      <number:text>Wahr</number:text>
    </number:number-style>
    <number:number-style style:name="N195">
      <number:text>Falsch</number:text>
      <style:map style:condition="value()&gt;0" style:apply-style-name="N195P0"/>
      <style:map style:condition="value()&lt;0" style:apply-style-name="N195P1"/>
    </number:number-style>
    <number:number-style style:name="N197P0" style:volatile="true">
      <number:text>Ein</number:text>
    </number:number-style>
    <number:number-style style:name="N197P1" style:volatile="true">
      <number:text>Ein</number:text>
    </number:number-style>
    <number:number-style style:name="N197">
      <number:text>Aus</number:text>
      <style:map style:condition="value()&gt;0" style:apply-style-name="N197P0"/>
      <style:map style:condition="value()&lt;0" style:apply-style-name="N197P1"/>
    </number:number-style>
    <number:currency-style style:name="N199P0" style:volatile="true">
      <number:currency-symbol>€</number:currency-symbol>
      <number:text> </number:text>
      <number:number number:decimal-places="2" number:min-integer-digits="1" number:grouping="true"/>
      <number:text> </number:text>
    </number:currency-style>
    <number:currency-style style:name="N199">
      <style:text-properties fo:color="#ff0000"/>
      <number:text>(</number:text>
      <number:currency-symbol>€</number:currency-symbol>
      <number:text> </number:text>
      <number:number number:decimal-places="2" number:min-integer-digits="1" number:grouping="true"/>
      <number:text>)</number:text>
      <style:map style:condition="value()&gt;=0" style:apply-style-name="N199P0"/>
    </number:currency-style>
    <number:date-style style:name="N5106" number:language="de" number:country="CH">
      <number:day number:style="long"/>
      <number:text>. </number:text>
      <number:month number:textual="true"/>
      <number:text> </number:text>
      <number:year/>
    </number:date-style>
    <number:date-style style:name="N5107" number:language="de" number:country="CH">
      <number:day number:style="long"/>
      <number:text>. </number:text>
      <number:month number:textual="true"/>
    </number:date-style>
    <number:date-style style:name="N5108" number:language="de" number:country="CH">
      <number:month number:textual="true"/>
      <number:text> </number:text>
      <number:year/>
    </number:date-style>
    <number:time-style style:name="N5109" number:language="de" number:country="CH">
      <number:hours/>
      <number:text>:</number:text>
      <number:minutes number:style="long"/>
      <number:text> </number:text>
      <number:am-pm/>
    </number:time-style>
    <number:time-style style:name="N5110" number:language="de" number:country="CH">
      <number:hours/>
      <number:text>:</number:text>
      <number:minutes number:style="long"/>
      <number:text>:</number:text>
      <number:seconds number:style="long"/>
      <number:text> </number:text>
      <number:am-pm/>
    </number:time-style>
    <number:date-style style:name="N5111" number:language="de"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de" number:country="CH">
      <number:text>SFr. </number:text>
      <number:number number:decimal-places="0" number:min-integer-digits="1" number:grouping="true"/>
    </number:number-style>
    <number:number-style style:name="N5113" number:language="de" number:country="CH">
      <number:text>SFr. -</number:text>
      <number:number number:decimal-places="0" number:min-integer-digits="1" number:grouping="true"/>
      <style:map style:condition="value()&gt;=0" style:apply-style-name="N5113P0"/>
    </number:number-style>
    <number:number-style style:name="N5114P0" style:volatile="true" number:language="de" number:country="CH">
      <number:text>SFr. </number:text>
      <number:number number:decimal-places="0" number:min-integer-digits="1" number:grouping="true"/>
    </number:number-style>
    <number:number-style style:name="N5114" number:language="de" number:country="CH">
      <style:text-properties fo:color="#ff0000"/>
      <number:text>SFr. -</number:text>
      <number:number number:decimal-places="0" number:min-integer-digits="1" number:grouping="true"/>
      <style:map style:condition="value()&gt;=0" style:apply-style-name="N5114P0"/>
    </number:number-style>
    <number:number-style style:name="N5116P0" style:volatile="true" number:language="de" number:country="CH">
      <number:text>SFr. </number:text>
      <number:number number:decimal-places="2" number:min-integer-digits="1" number:grouping="true"/>
    </number:number-style>
    <number:number-style style:name="N5116" number:language="de" number:country="CH">
      <number:text>SFr. -</number:text>
      <number:number number:decimal-places="2" number:min-integer-digits="1" number:grouping="true"/>
      <style:map style:condition="value()&gt;=0" style:apply-style-name="N5116P0"/>
    </number:number-style>
    <number:number-style style:name="N5117P0" style:volatile="true" number:language="de" number:country="CH">
      <number:text>SFr. </number:text>
      <number:number number:decimal-places="2" number:min-integer-digits="1" number:grouping="true"/>
    </number:number-style>
    <number:number-style style:name="N5117" number:language="de" number:country="CH">
      <style:text-properties fo:color="#ff0000"/>
      <number:text>SFr. -</number:text>
      <number:number number:decimal-places="2" number:min-integer-digits="1" number:grouping="true"/>
      <style:map style:condition="value()&gt;=0" style:apply-style-name="N5117P0"/>
    </number:number-style>
    <style:style style:name="Default" style:family="table-cell">
      <style:table-cell-properties style:rotation-align="none"/>
      <style:text-properties fo:color="#000000" style:font-name="Frutiger 45 Light" style:font-name-complex="Frutiger 45 Ligh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ext-properties fo:color="#0000d4" style:text-outline="false" style:text-line-through-style="none" style:font-name="Frutiger 45 Light" fo:font-size="10pt" fo:font-style="normal" fo:text-shadow="none" style:text-underline-style="solid" style:text-underline-width="auto" style:text-underline-color="font-color" fo:font-weight="normal" style:font-size-asian="10pt" style:font-style-asian="normal" style:font-weight-asian="normal" style:font-name-complex="Frutiger 45 Light"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905cm" fo:margin-bottom="0.787cm" fo:margin-left="1.295cm" fo:margin-right="1.473cm" style:first-page-number="continue" style:scale-to="381%" style:scale-to-X="1" style:scale-to-Y="1" style:writing-mode="lr-tb"/>
      <style:header-style>
        <style:header-footer-properties fo:min-height="0.751cm" fo:margin-left="0.605cm" fo:margin-right="0.427cm" fo:margin-bottom="0cm"/>
      </style:header-style>
      <style:footer-style>
        <style:header-footer-properties fo:min-height="0.751cm" fo:margin-left="0.605cm" fo:margin-right="0.427cm" fo:margin-top="0.695cm"/>
      </style:footer-style>
    </style:page-layout>
    <style:style style:name="MT1" style:family="text">
      <style:text-properties fo:color="#000000" style:text-outline="false" style:text-line-through-style="none" style:text-position="0% 100%" style:font-name="Lucida Grande" fo:font-size="6pt" fo:font-style="normal" fo:text-shadow="none" style:text-underline-style="none" fo:font-weight="normal" style:font-size-asian="6pt" style:font-style-asian="normal" style:font-weight-asian="normal" style:font-name-complex="Lucida Grande" style:font-size-complex="6pt" style:font-style-complex="normal" style:font-weight-complex="normal"/>
    </style:style>
    <style:style style:name="MT2" style:family="text">
      <style:text-properties fo:color="#000000" style:text-outline="false" style:text-line-through-style="none" style:text-position="0% 100%" style:font-name="Lucida Grande" fo:font-size="8pt" fo:font-style="normal" fo:text-shadow="none" style:text-underline-style="none" fo:font-weight="normal" style:font-size-asian="8pt" style:font-style-asian="normal" style:font-weight-asian="normal" style:font-name-complex="Lucida Grande" style:font-size-complex="8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04">04.02.2011</text:date>, <text:time>12:08:16</text:time></text:p>
        </style:region-right>
      </style:header>
      <style:header-left style:display="false"/>
      <style:footer>
        <text:p>Seit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region-left>
          <text:p><text:span text:style-name="MT1">Accessibility-Checkliste 2.0 <text:s/></text:span></text:p>
          <text:p><text:span text:style-name="MT1">Zu jedem Erfolgskriterium siehe: „Erklärungen zur Checkliste“</text:span></text:p>
        </style:region-left>
        <style:region-center>
          <text:p><text:span text:style-name="MT1">Bezugsadresse:</text:span></text:p>
          <text:p><text:span text:style-name="MT1">www.access-for-all.ch/checklist/</text:span></text:p>
        </style:region-center>
        <style:region-right>
          <text:p><text:span text:style-name="MT2">Seite </text:span><text:span text:style-name="MT2"><text:page-number>1</text:page-number></text:span></text:p>
        </style:region-right>
      </style:footer>
      <style:footer-left style:display="false">
        <style:region-left>
          <text:p><text:span text:style-name="MT1">Accessibility-Checkliste 2.0 <text:s/></text:span></text:p>
          <text:p><text:span text:style-name="MT1">Zu jedem Erfolgskriterium siehe: „Erklärungen zur Checkliste“</text:span></text:p>
        </style:region-left>
        <style:region-center>
          <text:p><text:span text:style-name="MT1">Bezugsadresse:</text:span></text:p>
          <text:p><text:span text:style-name="MT1">www.access-for-all.ch/checklist/</text:span></text:p>
        </style:region-center>
        <style:region-right>
          <text:p><text:span text:style-name="MT2">Seite </text:span><text:span text:style-name="MT2"><text:page-number>1</text:page-number></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osendain</meta:initial-creator>
    <meta:creation-date>2010-05-31T12:23:23</meta:creation-date>
    <dc:creator>Angela Stettler</dc:creator>
    <dc:date>2011-02-04T12:08:16.81</dc:date>
    <meta:print-date>2010-06-03T15:33:23</meta:print-date>
    <meta:editing-duration>P2171DT9H35M3S</meta:editing-duration>
    <meta:generator>OpenOffice.org/3.3$Win32 OpenOffice.org_project/330m20$Build-9567</meta:generator>
    <meta:editing-cycles>1</meta:editing-cycles>
    <meta:document-statistic meta:table-count="1" meta:cell-count="756" meta:object-count="1"/>
  </office:meta>
</office:document-meta>
</file>